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37">
      <style:text-properties fo:font-size="12pt" style:font-size-asian="12pt" style:font-size-complex="12pt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 fo:font-size="12pt" style:font-size-asian="12pt" style:font-size-complex="12pt"/>
    </style:style>
    <style:style style:name="ce9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1">
      <style:text-properties fo:font-size="12pt" style:font-size-asian="12pt" style:font-size-complex="12pt"/>
    </style:style>
    <style:style style:name="ce13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8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0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World Total (Deaths)</text:p>
          </table:table-cell>
          <table:table-cell table:style-name="ce1" office:value-type="string" calcext:value-type="string">
            <text:p>World Percent</text:p>
          </table:table-cell>
          <table:table-cell table:style-name="ce1" office:value-type="string" calcext:value-type="string">
            <text:p>U.S. Total (Deaths)</text:p>
          </table:table-cell>
          <table:table-cell table:style-name="ce1" office:value-type="string" calcext:value-type="string">
            <text:p>U.S. Percent</text:p>
          </table:table-cell>
          <table:table-cell table:style-name="ce1" office:value-type="string" calcext:value-type="string">
            <text:p>U.S Total (Cases)</text:p>
          </table:table-cell>
          <table:table-cell table:style-name="ce1" office:value-type="string" calcext:value-type="string">
            <text:p>California Total (Deaths)</text:p>
          </table:table-cell>
          <table:table-cell table:style-name="ce15" office:value-type="string" calcext:value-type="string">
            <text:p>California Percent</text:p>
          </table:table-cell>
          <table:table-cell table:style-name="ce1" office:value-type="string" calcext:value-type="string">
            <text:p>California Total (Cases)</text:p>
          </table:table-cell>
          <table:table-cell table:style-name="ce1" office:value-type="string" calcext:value-type="string">
            <text:p>San Mateo City (Cases)</text:p>
          </table:table-cell>
          <table:table-cell table:style-name="ce8"/>
          <table:table-cell table:style-name="ce21" table:number-columns-repeated="53"/>
        </table:table-row>
        <table:table-row table:style-name="ro1">
          <table:table-cell table:style-name="ce2" office:value-type="date" office:date-value="2020-01-11" calcext:value-type="date">
            <text:p>01/11/2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Population: 105,00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2" calcext:value-type="date">
            <text:p>01/12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Cases: x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3" calcext:value-type="date">
            <text:p>01/13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4" calcext:value-type="date">
            <text:p>01/14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5" calcext:value-type="date">
            <text:p>01/15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6" calcext:value-type="date">
            <text:p>01/16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7" calcext:value-type="date">
            <text:p>01/17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8" calcext:value-type="date">
            <text:p>01/18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9" calcext:value-type="date">
            <text:p>01/19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0" calcext:value-type="date">
            <text:p>01/20/20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1" calcext:value-type="date">
            <text:p>01/21/20</text:p>
          </table:table-cell>
          <table:table-cell table:style-name="ce5" office:value-type="float" office:value="6" calcext:value-type="float">
            <text:p>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2" calcext:value-type="date">
            <text:p>01/22/20</text:p>
          </table:table-cell>
          <table:table-cell table:style-name="ce5" office:value-type="float" office:value="12" calcext:value-type="float">
            <text:p>1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3" calcext:value-type="date">
            <text:p>01/23/20</text:p>
          </table:table-cell>
          <table:table-cell table:style-name="ce5" office:value-type="float" office:value="20" calcext:value-type="float">
            <text:p>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4" calcext:value-type="date">
            <text:p>01/24/20</text:p>
          </table:table-cell>
          <table:table-cell table:style-name="ce5" office:value-type="float" office:value="33" calcext:value-type="float">
            <text:p>3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5" calcext:value-type="date">
            <text:p>01/25/20</text:p>
          </table:table-cell>
          <table:table-cell table:style-name="ce5" office:value-type="float" office:value="45" calcext:value-type="float">
            <text:p>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6" calcext:value-type="date">
            <text:p>01/26/20</text:p>
          </table:table-cell>
          <table:table-cell table:style-name="ce5" office:value-type="float" office:value="57" calcext:value-type="float">
            <text:p>5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7" calcext:value-type="date">
            <text:p>01/27/20</text:p>
          </table:table-cell>
          <table:table-cell table:style-name="ce5" office:value-type="float" office:value="80" calcext:value-type="float">
            <text:p>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8" calcext:value-type="date">
            <text:p>01/28/20</text:p>
          </table:table-cell>
          <table:table-cell table:style-name="ce5" office:value-type="float" office:value="106" calcext:value-type="float">
            <text:p>10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9" calcext:value-type="date">
            <text:p>01/29/20</text:p>
          </table:table-cell>
          <table:table-cell table:style-name="ce5" office:value-type="float" office:value="148" calcext:value-type="float">
            <text:p>14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0" calcext:value-type="date">
            <text:p>01/30/20</text:p>
          </table:table-cell>
          <table:table-cell table:style-name="ce5" office:value-type="float" office:value="177" calcext:value-type="float">
            <text:p>1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1" calcext:value-type="date">
            <text:p>01/31/20</text:p>
          </table:table-cell>
          <table:table-cell table:style-name="ce5" office:value-type="float" office:value="234" calcext:value-type="float">
            <text:p>2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1" calcext:value-type="date">
            <text:p>02/01/20</text:p>
          </table:table-cell>
          <table:table-cell table:style-name="ce5" office:value-type="float" office:value="300" calcext:value-type="float">
            <text:p>30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2" calcext:value-type="date">
            <text:p>02/02/20</text:p>
          </table:table-cell>
          <table:table-cell table:style-name="ce5" office:value-type="float" office:value="320" calcext:value-type="float">
            <text:p>3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3" calcext:value-type="date">
            <text:p>02/03/20</text:p>
          </table:table-cell>
          <table:table-cell table:style-name="ce5" office:value-type="float" office:value="425" calcext:value-type="float">
            <text:p>42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4" calcext:value-type="date">
            <text:p>02/04/20</text:p>
          </table:table-cell>
          <table:table-cell table:style-name="ce5" office:value-type="float" office:value="478" calcext:value-type="float">
            <text:p>4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5" calcext:value-type="date">
            <text:p>02/05/20</text:p>
          </table:table-cell>
          <table:table-cell table:style-name="ce5" office:value-type="float" office:value="527" calcext:value-type="float">
            <text:p>52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6" calcext:value-type="date">
            <text:p>02/06/20</text:p>
          </table:table-cell>
          <table:table-cell table:style-name="ce5" office:value-type="float" office:value="608" calcext:value-type="float">
            <text:p>60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7" calcext:value-type="date">
            <text:p>02/07/20</text:p>
          </table:table-cell>
          <table:table-cell table:style-name="ce5" office:value-type="float" office:value="675" calcext:value-type="float">
            <text:p>67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8" calcext:value-type="date">
            <text:p>02/08/20</text:p>
          </table:table-cell>
          <table:table-cell table:style-name="ce5" office:value-type="float" office:value="787" calcext:value-type="float">
            <text:p>78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9" calcext:value-type="date">
            <text:p>02/09/20</text:p>
          </table:table-cell>
          <table:table-cell table:style-name="ce5" office:value-type="float" office:value="863" calcext:value-type="float">
            <text:p>8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0" calcext:value-type="date">
            <text:p>02/10/20</text:p>
          </table:table-cell>
          <table:table-cell table:style-name="ce5" office:value-type="float" office:value="980" calcext:value-type="float">
            <text:p>9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1" calcext:value-type="date">
            <text:p>02/11/20</text:p>
          </table:table-cell>
          <table:table-cell table:style-name="ce5" office:value-type="float" office:value="1056" calcext:value-type="float">
            <text:p>105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2" calcext:value-type="date">
            <text:p>02/12/20</text:p>
          </table:table-cell>
          <table:table-cell table:style-name="ce5" office:value-type="float" office:value="1129" calcext:value-type="float">
            <text:p>112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3" calcext:value-type="date">
            <text:p>02/13/20</text:p>
          </table:table-cell>
          <table:table-cell table:style-name="ce5" office:value-type="float" office:value="1278" calcext:value-type="float">
            <text:p>12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4" calcext:value-type="date">
            <text:p>02/14/20</text:p>
          </table:table-cell>
          <table:table-cell table:style-name="ce5" office:value-type="float" office:value="1430" calcext:value-type="float">
            <text:p>143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5" calcext:value-type="date">
            <text:p>02/15/20</text:p>
          </table:table-cell>
          <table:table-cell table:style-name="ce5" office:value-type="float" office:value="1668" calcext:value-type="float">
            <text:p>16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6" calcext:value-type="date">
            <text:p>02/16/20</text:p>
          </table:table-cell>
          <table:table-cell table:style-name="ce5" office:value-type="float" office:value="1747" calcext:value-type="float">
            <text:p>174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7" calcext:value-type="date">
            <text:p>02/17/20</text:p>
          </table:table-cell>
          <table:table-cell table:style-name="ce5" office:value-type="float" office:value="1868" calcext:value-type="float">
            <text:p>18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8" calcext:value-type="date">
            <text:p>02/18/20</text:p>
          </table:table-cell>
          <table:table-cell table:style-name="ce5" office:value-type="float" office:value="1934" calcext:value-type="float">
            <text:p>19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9" calcext:value-type="date">
            <text:p>02/19/20</text:p>
          </table:table-cell>
          <table:table-cell table:style-name="ce5" office:value-type="float" office:value="2040" calcext:value-type="float">
            <text:p>204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0" calcext:value-type="date">
            <text:p>02/20/20</text:p>
          </table:table-cell>
          <table:table-cell table:style-name="ce5" office:value-type="float" office:value="2132" calcext:value-type="float">
            <text:p>213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1" calcext:value-type="date">
            <text:p>02/21/20</text:p>
          </table:table-cell>
          <table:table-cell table:style-name="ce5" office:value-type="float" office:value="2289" calcext:value-type="float">
            <text:p>228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2" calcext:value-type="date">
            <text:p>02/22/20</text:p>
          </table:table-cell>
          <table:table-cell table:style-name="ce5" office:value-type="float" office:value="2407" calcext:value-type="float">
            <text:p>240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3" calcext:value-type="date">
            <text:p>02/23/20</text:p>
          </table:table-cell>
          <table:table-cell table:style-name="ce5" office:value-type="float" office:value="2463" calcext:value-type="float">
            <text:p>24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4" calcext:value-type="date">
            <text:p>02/24/20</text:p>
          </table:table-cell>
          <table:table-cell table:style-name="ce5" office:value-type="float" office:value="2677" calcext:value-type="float">
            <text:p>26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5" calcext:value-type="date">
            <text:p>02/25/20</text:p>
          </table:table-cell>
          <table:table-cell table:style-name="ce5" office:value-type="float" office:value="2745" calcext:value-type="float">
            <text:p>27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6" calcext:value-type="date">
            <text:p>02/26/20</text:p>
          </table:table-cell>
          <table:table-cell table:style-name="ce5" office:value-type="float" office:value="2763" calcext:value-type="float">
            <text:p>27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7" calcext:value-type="date">
            <text:p>02/27/20</text:p>
          </table:table-cell>
          <table:table-cell table:style-name="ce5" office:value-type="float" office:value="2843" calcext:value-type="float">
            <text:p>2843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8" calcext:value-type="date">
            <text:p>02/28/20</text:p>
          </table:table-cell>
          <table:table-cell table:style-name="ce5" office:value-type="float" office:value="2922" calcext:value-type="float">
            <text:p>2922</text:p>
          </table:table-cell>
          <table:table-cell table:style-name="ce8"/>
          <table:table-cell table:style-name="ce6" office:value-type="string" calcext:value-type="string">
            <text:p>“</text:p>
          </table:table-cell>
          <table:table-cell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9" calcext:value-type="date">
            <text:p>02/29/20</text:p>
          </table:table-cell>
          <table:table-cell table:style-name="ce5" office:value-type="float" office:value="2976" calcext:value-type="float">
            <text:p>2976</text:p>
          </table:table-cell>
          <table:table-cell table:style-name="ce8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1" calcext:value-type="date">
            <text:p>03/01/20</text:p>
          </table:table-cell>
          <table:table-cell table:style-name="ce5" office:value-type="float" office:value="3049" calcext:value-type="float">
            <text:p>3049</text:p>
          </table:table-cell>
          <table:table-cell table:style-name="ce8"/>
          <table:table-cell table:style-name="ce6" office:value-type="float" office:value="2" calcext:value-type="float">
            <text:p>2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2" calcext:value-type="date">
            <text:p>03/02/20</text:p>
          </table:table-cell>
          <table:table-cell table:style-name="ce5" office:value-type="float" office:value="3116" calcext:value-type="float">
            <text:p>3116</text:p>
          </table:table-cell>
          <table:table-cell table:style-name="ce8"/>
          <table:table-cell table:style-name="ce6" office:value-type="float" office:value="6" calcext:value-type="float">
            <text:p>6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3" calcext:value-type="date">
            <text:p>03/03/20</text:p>
          </table:table-cell>
          <table:table-cell table:style-name="ce5" office:value-type="float" office:value="3200" calcext:value-type="float">
            <text:p>3200</text:p>
          </table:table-cell>
          <table:table-cell table:style-name="ce8"/>
          <table:table-cell table:style-name="ce6" office:value-type="float" office:value="9" calcext:value-type="float">
            <text:p>9</text:p>
          </table:table-cell>
          <table:table-cell table:style-name="ce10" office:value-type="percentage" office:value="0.5" calcext:value-type="percentage">
            <text:p>5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4" calcext:value-type="date">
            <text:p>03/04/20</text:p>
          </table:table-cell>
          <table:table-cell table:style-name="ce5" office:value-type="float" office:value="3234" calcext:value-type="float">
            <text:p>3234</text:p>
          </table:table-cell>
          <table:table-cell table:style-name="ce8"/>
          <table:table-cell table:style-name="ce6" office:value-type="float" office:value="11" calcext:value-type="float">
            <text:p>11</text:p>
          </table:table-cell>
          <table:table-cell table:style-name="ce10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5" calcext:value-type="date">
            <text:p>03/05/20</text:p>
          </table:table-cell>
          <table:table-cell table:style-name="ce5" office:value-type="float" office:value="3350" calcext:value-type="float">
            <text:p>3350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6" calcext:value-type="date">
            <text:p>03/06/20</text:p>
          </table:table-cell>
          <table:table-cell table:style-name="ce5" office:value-type="float" office:value="3479" calcext:value-type="float">
            <text:p>347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4" calcext:value-type="float">
            <text:p>14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7" calcext:value-type="date">
            <text:p>03/07/20</text:p>
          </table:table-cell>
          <table:table-cell table:style-name="ce5" office:value-type="float" office:value="3549" calcext:value-type="float">
            <text:p>354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9" calcext:value-type="float">
            <text:p>19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8" calcext:value-type="date">
            <text:p>03/08/20</text:p>
          </table:table-cell>
          <table:table-cell table:style-name="ce5" office:value-type="float" office:value="3819" calcext:value-type="float">
            <text:p>38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1" calcext:value-type="float">
            <text:p>2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9" calcext:value-type="date">
            <text:p>03/09/20</text:p>
          </table:table-cell>
          <table:table-cell table:style-name="ce5" office:value-type="float" office:value="3827" calcext:value-type="float">
            <text:p>382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6" calcext:value-type="float">
            <text:p>26</text:p>
          </table:table-cell>
          <table:table-cell table:style-name="ce10" office:value-type="percentage" office:value="0.24" calcext:value-type="percentage">
            <text:p>24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0" calcext:value-type="date">
            <text:p>03/10/20</text:p>
          </table:table-cell>
          <table:table-cell table:style-name="ce5" office:value-type="float" office:value="4295" calcext:value-type="float">
            <text:p>4295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1" calcext:value-type="float">
            <text:p>31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1" calcext:value-type="date">
            <text:p>03/11/20</text:p>
          </table:table-cell>
          <table:table-cell table:style-name="ce5" office:value-type="float" office:value="4537" calcext:value-type="float">
            <text:p>453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7" calcext:value-type="float">
            <text:p>37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2" calcext:value-type="date">
            <text:p>03/12/20</text:p>
          </table:table-cell>
          <table:table-cell table:style-name="ce5" office:value-type="float" office:value="4853" calcext:value-type="float">
            <text:p>485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1" calcext:value-type="float">
            <text:p>4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3" calcext:value-type="date">
            <text:p>03/13/20</text:p>
          </table:table-cell>
          <table:table-cell table:style-name="ce5" office:value-type="float" office:value="5358" calcext:value-type="float">
            <text:p>5358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9" calcext:value-type="float">
            <text:p>49</text:p>
          </table:table-cell>
          <table:table-cell table:style-name="ce10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4" calcext:value-type="date">
            <text:p>03/14/20</text:p>
          </table:table-cell>
          <table:table-cell table:style-name="ce5" office:value-type="float" office:value="5642" calcext:value-type="float">
            <text:p>5642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56" calcext:value-type="float">
            <text:p>5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2825" calcext:value-type="float">
            <text:p>2825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5" calcext:value-type="date">
            <text:p>03/15/20</text:p>
          </table:table-cell>
          <table:table-cell table:style-name="ce5" office:value-type="float" office:value="5833" calcext:value-type="float">
            <text:p>583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62" calcext:value-type="float">
            <text:p>62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6" office:value-type="float" office:value="3501" calcext:value-type="float">
            <text:p>3501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6" calcext:value-type="date">
            <text:p>03/16/20</text:p>
          </table:table-cell>
          <table:table-cell table:style-name="ce5" office:value-type="float" office:value="6519" calcext:value-type="float">
            <text:p>65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75" calcext:value-type="float">
            <text:p>75</text:p>
          </table:table-cell>
          <table:table-cell table:style-name="ce10" office:value-type="percentage" office:value="0.21" calcext:value-type="percentage">
            <text:p>21.00%</text:p>
          </table:table-cell>
          <table:table-cell table:style-name="ce6" office:value-type="float" office:value="4373" calcext:value-type="float">
            <text:p>4373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7" calcext:value-type="date">
            <text:p>03/17/20</text:p>
          </table:table-cell>
          <table:table-cell table:style-name="ce5" office:value-type="float" office:value="7161" calcext:value-type="float">
            <text:p>7161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96" calcext:value-type="float">
            <text:p>9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5662" calcext:value-type="float">
            <text:p>5662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8" calcext:value-type="date">
            <text:p>03/18/20</text:p>
          </table:table-cell>
          <table:table-cell table:style-name="ce5" office:value-type="float" office:value="7978" calcext:value-type="float">
            <text:p>7978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22" calcext:value-type="float">
            <text:p>122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8074" calcext:value-type="float">
            <text:p>8074</text:p>
          </table:table-cell>
          <table:table-cell table:style-name="ce5" office:value-type="float" office:value="16" calcext:value-type="float">
            <text:p>16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9" calcext:value-type="date">
            <text:p>03/19/20</text:p>
          </table:table-cell>
          <table:table-cell table:style-name="ce5" office:value-type="float" office:value="8951" calcext:value-type="float">
            <text:p>8951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74" calcext:value-type="float">
            <text:p>174</text:p>
          </table:table-cell>
          <table:table-cell table:style-name="ce10" office:value-type="percentage" office:value="0.43" calcext:value-type="percentage">
            <text:p>43.00%</text:p>
          </table:table-cell>
          <table:table-cell table:style-name="ce6" office:value-type="float" office:value="12018" calcext:value-type="float">
            <text:p>12018</text:p>
          </table:table-cell>
          <table:table-cell table:style-name="ce5" office:value-type="float" office:value="19" calcext:value-type="float">
            <text:p>19</text:p>
          </table:table-cell>
          <table:table-cell table:style-name="ce18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0" calcext:value-type="date">
            <text:p>03/20/20</text:p>
          </table:table-cell>
          <table:table-cell table:style-name="ce5" office:value-type="float" office:value="9236" calcext:value-type="float">
            <text:p>9236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229" calcext:value-type="float">
            <text:p>229</text:p>
          </table:table-cell>
          <table:table-cell table:style-name="ce10" office:value-type="percentage" office:value="0.32" calcext:value-type="percentage">
            <text:p>32.00%</text:p>
          </table:table-cell>
          <table:table-cell table:style-name="ce6" office:value-type="float" office:value="17439" calcext:value-type="float">
            <text:p>17439</text:p>
          </table:table-cell>
          <table:table-cell table:style-name="ce5" office:value-type="float" office:value="23" calcext:value-type="float">
            <text:p>23</text:p>
          </table:table-cell>
          <table:table-cell table:style-name="ce18" office:value-type="percentage" office:value="0.21" calcext:value-type="percentage">
            <text:p>2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1" calcext:value-type="date">
            <text:p>03/21/20</text:p>
          </table:table-cell>
          <table:table-cell table:style-name="ce5" office:value-type="float" office:value="13004" calcext:value-type="float">
            <text:p>13004</text:p>
          </table:table-cell>
          <table:table-cell table:style-name="ce9" office:value-type="percentage" office:value="0.4049" calcext:value-type="percentage">
            <text:p>40.49%</text:p>
          </table:table-cell>
          <table:table-cell table:style-name="ce6" office:value-type="float" office:value="296" calcext:value-type="float">
            <text:p>296</text:p>
          </table:table-cell>
          <table:table-cell table:style-name="ce10" office:value-type="percentage" office:value="0.29" calcext:value-type="percentage">
            <text:p>29.00%</text:p>
          </table:table-cell>
          <table:table-cell table:style-name="ce6" office:value-type="float" office:value="23710" calcext:value-type="float">
            <text:p>23710</text:p>
          </table:table-cell>
          <table:table-cell table:style-name="ce5" office:value-type="float" office:value="27" calcext:value-type="float">
            <text:p>27</text:p>
          </table:table-cell>
          <table:table-cell table:style-name="ce18" office:value-type="percentage" office:value="0.17" calcext:value-type="percentage">
            <text:p>17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2" calcext:value-type="date">
            <text:p>03/22/20</text:p>
          </table:table-cell>
          <table:table-cell table:style-name="ce5" office:value-type="float" office:value="14621" calcext:value-type="float">
            <text:p>14621</text:p>
          </table:table-cell>
          <table:table-cell table:style-name="ce9" office:value-type="percentage" office:value="0.1243" calcext:value-type="percentage">
            <text:p>12.43%</text:p>
          </table:table-cell>
          <table:table-cell table:style-name="ce6" office:value-type="float" office:value="405" calcext:value-type="float">
            <text:p>405</text:p>
          </table:table-cell>
          <table:table-cell table:style-name="ce10" office:value-type="percentage" office:value="0.37" calcext:value-type="percentage">
            <text:p>37.00%</text:p>
          </table:table-cell>
          <table:table-cell table:style-name="ce6" office:value-type="float" office:value="32341" calcext:value-type="float">
            <text:p>32341</text:p>
          </table:table-cell>
          <table:table-cell table:style-name="ce5" office:value-type="float" office:value="27" calcext:value-type="float">
            <text:p>27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3" calcext:value-type="date">
            <text:p>03/23/20</text:p>
          </table:table-cell>
          <table:table-cell table:style-name="ce5" office:value-type="float" office:value="16428" calcext:value-type="float">
            <text:p>16428</text:p>
          </table:table-cell>
          <table:table-cell table:style-name="ce9" office:value-type="percentage" office:value="0.1236" calcext:value-type="percentage">
            <text:p>12.36%</text:p>
          </table:table-cell>
          <table:table-cell table:style-name="ce6" office:value-type="float" office:value="516" calcext:value-type="float">
            <text:p>516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42749" calcext:value-type="float">
            <text:p>42749</text:p>
          </table:table-cell>
          <table:table-cell table:style-name="ce5" office:value-type="float" office:value="40" calcext:value-type="float">
            <text:p>40</text:p>
          </table:table-cell>
          <table:table-cell table:style-name="ce18" office:value-type="percentage" office:value="0.48" calcext:value-type="percentage">
            <text:p>48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4" calcext:value-type="date">
            <text:p>03/24/20</text:p>
          </table:table-cell>
          <table:table-cell table:style-name="ce5" office:value-type="float" office:value="18264" calcext:value-type="float">
            <text:p>18264</text:p>
          </table:table-cell>
          <table:table-cell table:style-name="ce9" office:value-type="percentage" office:value="0.1117" calcext:value-type="percentage">
            <text:p>11.17%</text:p>
          </table:table-cell>
          <table:table-cell table:style-name="ce6" office:value-type="float" office:value="670" calcext:value-type="float">
            <text:p>670</text:p>
          </table:table-cell>
          <table:table-cell table:style-name="ce10" office:value-type="percentage" office:value="0.3" calcext:value-type="percentage">
            <text:p>30.00%</text:p>
          </table:table-cell>
          <table:table-cell table:style-name="ce6" office:value-type="float" office:value="52685" calcext:value-type="float">
            <text:p>52685</text:p>
          </table:table-cell>
          <table:table-cell table:style-name="ce5" office:value-type="float" office:value="53" calcext:value-type="float">
            <text:p>53</text:p>
          </table:table-cell>
          <table:table-cell table:style-name="ce18" office:value-type="percentage" office:value="0.32" calcext:value-type="percentage">
            <text:p>3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5" calcext:value-type="date">
            <text:p>03/25/20</text:p>
          </table:table-cell>
          <table:table-cell table:style-name="ce5" office:value-type="float" office:value="21201" calcext:value-type="float">
            <text:p>21201</text:p>
          </table:table-cell>
          <table:table-cell table:style-name="ce9" office:value-type="percentage" office:value="0.161" calcext:value-type="percentage">
            <text:p>16.10%</text:p>
          </table:table-cell>
          <table:table-cell table:style-name="ce6" office:value-type="float" office:value="910" calcext:value-type="float">
            <text:p>910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6" office:value-type="float" office:value="64900" calcext:value-type="float">
            <text:p>64900</text:p>
          </table:table-cell>
          <table:table-cell table:style-name="ce5" office:value-type="float" office:value="65" calcext:value-type="float">
            <text:p>65</text:p>
          </table:table-cell>
          <table:table-cell table:style-name="ce18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6" calcext:value-type="date">
            <text:p>03/26/20</text:p>
          </table:table-cell>
          <table:table-cell table:style-name="ce5" office:value-type="float" office:value="23653" calcext:value-type="float">
            <text:p>23653</text:p>
          </table:table-cell>
          <table:table-cell table:style-name="ce9" office:value-type="percentage" office:value="0.116" calcext:value-type="percentage">
            <text:p>11.60%</text:p>
          </table:table-cell>
          <table:table-cell table:style-name="ce6" office:value-type="float" office:value="1142" calcext:value-type="float">
            <text:p>1142</text:p>
          </table:table-cell>
          <table:table-cell table:style-name="ce9" office:value-type="percentage" office:value="0.2549" calcext:value-type="percentage">
            <text:p>25.49%</text:p>
          </table:table-cell>
          <table:table-cell table:style-name="ce6" office:value-type="float" office:value="81795" calcext:value-type="float">
            <text:p>81795</text:p>
          </table:table-cell>
          <table:table-cell table:style-name="ce5" office:value-type="float" office:value="78" calcext:value-type="float">
            <text:p>78</text:p>
          </table:table-cell>
          <table:table-cell table:style-name="ce18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7" calcext:value-type="date">
            <text:p>03/27/20</text:p>
          </table:table-cell>
          <table:table-cell table:style-name="ce5" office:value-type="float" office:value="26919" calcext:value-type="float">
            <text:p>26919</text:p>
          </table:table-cell>
          <table:table-cell table:style-name="ce9" office:value-type="percentage" office:value="0.138" calcext:value-type="percentage">
            <text:p>13.80%</text:p>
          </table:table-cell>
          <table:table-cell table:style-name="ce6" office:value-type="float" office:value="1513" calcext:value-type="float">
            <text:p>1513</text:p>
          </table:table-cell>
          <table:table-cell table:style-name="ce9" office:value-type="percentage" office:value="0.325" calcext:value-type="percentage">
            <text:p>32.50%</text:p>
          </table:table-cell>
          <table:table-cell table:style-name="ce6" office:value-type="float" office:value="104654" calcext:value-type="float">
            <text:p>104654</text:p>
          </table:table-cell>
          <table:table-cell table:style-name="ce5" office:value-type="float" office:value="101" calcext:value-type="float">
            <text:p>101</text:p>
          </table:table-cell>
          <table:table-cell table:style-name="ce18" office:value-type="percentage" office:value="0.29" calcext:value-type="percentage">
            <text:p>2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8" calcext:value-type="date">
            <text:p>03/28/20</text:p>
          </table:table-cell>
          <table:table-cell table:style-name="ce5" office:value-type="float" office:value="30461" calcext:value-type="float">
            <text:p>30461</text:p>
          </table:table-cell>
          <table:table-cell table:style-name="ce9" office:value-type="percentage" office:value="0.1316" calcext:value-type="percentage">
            <text:p>13.16%</text:p>
          </table:table-cell>
          <table:table-cell table:style-name="ce6" office:value-type="float" office:value="1997" calcext:value-type="float">
            <text:p>1997</text:p>
          </table:table-cell>
          <table:table-cell table:style-name="ce9" office:value-type="percentage" office:value="0.3208" calcext:value-type="percentage">
            <text:p>32.08%</text:p>
          </table:table-cell>
          <table:table-cell table:style-name="ce6" office:value-type="float" office:value="120168" calcext:value-type="float">
            <text:p>120168</text:p>
          </table:table-cell>
          <table:table-cell table:style-name="ce5" office:value-type="float" office:value="101" calcext:value-type="float">
            <text:p>101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9" calcext:value-type="date">
            <text:p>03/29/20</text:p>
          </table:table-cell>
          <table:table-cell table:style-name="ce5" office:value-type="float" office:value="33672" calcext:value-type="float">
            <text:p>33672</text:p>
          </table:table-cell>
          <table:table-cell table:style-name="ce9" office:value-type="percentage" office:value="0.1054" calcext:value-type="percentage">
            <text:p>10.54%</text:p>
          </table:table-cell>
          <table:table-cell table:style-name="ce6" office:value-type="float" office:value="2438" calcext:value-type="float">
            <text:p>2438</text:p>
          </table:table-cell>
          <table:table-cell table:style-name="ce9" office:value-type="percentage" office:value="0.2208" calcext:value-type="percentage">
            <text:p>22.08%</text:p>
          </table:table-cell>
          <table:table-cell table:style-name="ce6" office:value-type="float" office:value="138774" calcext:value-type="float">
            <text:p>138774</text:p>
          </table:table-cell>
          <table:table-cell table:style-name="ce5" office:value-type="float" office:value="135" calcext:value-type="float">
            <text:p>135</text:p>
          </table:table-cell>
          <table:table-cell table:style-name="ce18" office:value-type="percentage" office:value="0.34" calcext:value-type="percentage">
            <text:p>34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0" calcext:value-type="date">
            <text:p>03/30/20</text:p>
          </table:table-cell>
          <table:table-cell table:style-name="ce5" office:value-type="float" office:value="37161" calcext:value-type="float">
            <text:p>37161</text:p>
          </table:table-cell>
          <table:table-cell table:style-name="ce9" office:value-type="percentage" office:value="0.1036" calcext:value-type="percentage">
            <text:p>10.36%</text:p>
          </table:table-cell>
          <table:table-cell table:style-name="ce6" office:value-type="float" office:value="2948" calcext:value-type="float">
            <text:p>2948</text:p>
          </table:table-cell>
          <table:table-cell table:style-name="ce9" office:value-type="percentage" office:value="0.21" calcext:value-type="percentage">
            <text:p>21.00%</text:p>
          </table:table-cell>
          <table:table-cell table:style-name="ce6" office:value-type="float" office:value="158571" calcext:value-type="float">
            <text:p>158571</text:p>
          </table:table-cell>
          <table:table-cell table:style-name="ce5" office:value-type="float" office:value="150" calcext:value-type="float">
            <text:p>150</text:p>
          </table:table-cell>
          <table:table-cell table:style-name="ce18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1" calcext:value-type="date">
            <text:p>03/31/20</text:p>
          </table:table-cell>
          <table:table-cell table:style-name="ce5" office:value-type="float" office:value="42080" calcext:value-type="float">
            <text:p>42080</text:p>
          </table:table-cell>
          <table:table-cell table:style-name="ce9" office:value-type="percentage" office:value="0.1323" calcext:value-type="percentage">
            <text:p>13.23%</text:p>
          </table:table-cell>
          <table:table-cell table:style-name="ce6" office:value-type="float" office:value="3819" calcext:value-type="float">
            <text:p>3819</text:p>
          </table:table-cell>
          <table:table-cell table:style-name="ce9" office:value-type="percentage" office:value="0.2604" calcext:value-type="percentage">
            <text:p>26.04%</text:p>
          </table:table-cell>
          <table:table-cell table:style-name="ce6" office:value-type="float" office:value="186288" calcext:value-type="float">
            <text:p>186288</text:p>
          </table:table-cell>
          <table:table-cell table:style-name="ce5" office:value-type="float" office:value="175" calcext:value-type="float">
            <text:p>175</text:p>
          </table:table-cell>
          <table:table-cell table:style-name="ce18" office:value-type="percentage" office:value="0.167" calcext:value-type="percentage">
            <text:p>16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1" calcext:value-type="date">
            <text:p>04/01/20</text:p>
          </table:table-cell>
          <table:table-cell table:style-name="ce5" office:value-type="float" office:value="46545" calcext:value-type="float">
            <text:p>46545</text:p>
          </table:table-cell>
          <table:table-cell table:style-name="ce9" office:value-type="percentage" office:value="0.1006" calcext:value-type="percentage">
            <text:p>10.06%</text:p>
          </table:table-cell>
          <table:table-cell table:style-name="ce6" office:value-type="float" office:value="4735" calcext:value-type="float">
            <text:p>4735</text:p>
          </table:table-cell>
          <table:table-cell table:style-name="ce9" office:value-type="percentage" office:value="0.24" calcext:value-type="percentage">
            <text:p>24.00%</text:p>
          </table:table-cell>
          <table:table-cell table:style-name="ce6" office:value-type="float" office:value="212097" calcext:value-type="float">
            <text:p>212097</text:p>
          </table:table-cell>
          <table:table-cell table:style-name="ce5" office:value-type="float" office:value="187" calcext:value-type="float">
            <text:p>187</text:p>
          </table:table-cell>
          <table:table-cell table:style-name="ce18" office:value-type="percentage" office:value="0.0685" calcext:value-type="percentage">
            <text:p>6.8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2" calcext:value-type="date">
            <text:p>04/02/20</text:p>
          </table:table-cell>
          <table:table-cell table:style-name="ce5" office:value-type="float" office:value="52616" calcext:value-type="float">
            <text:p>52616</text:p>
          </table:table-cell>
          <table:table-cell table:style-name="ce9" office:value-type="percentage" office:value="0.1304" calcext:value-type="percentage">
            <text:p>13.04%</text:p>
          </table:table-cell>
          <table:table-cell table:style-name="ce5" office:value-type="float" office:value="5808" calcext:value-type="float">
            <text:p>5808</text:p>
          </table:table-cell>
          <table:table-cell table:style-name="ce9" office:value-type="percentage" office:value="0.23" calcext:value-type="percentage">
            <text:p>23.00%</text:p>
          </table:table-cell>
          <table:table-cell table:style-name="ce6" office:value-type="float" office:value="240395" calcext:value-type="float">
            <text:p>240395</text:p>
          </table:table-cell>
          <table:table-cell table:style-name="ce5" office:value-type="float" office:value="219" calcext:value-type="float">
            <text:p>219</text:p>
          </table:table-cell>
          <table:table-cell table:style-name="ce18" office:value-type="percentage" office:value="0.1711" calcext:value-type="percentage">
            <text:p>17.1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3" calcext:value-type="date">
            <text:p>04/03/20</text:p>
          </table:table-cell>
          <table:table-cell table:style-name="ce5" office:value-type="float" office:value="58550" calcext:value-type="float">
            <text:p>58550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5" office:value-type="float" office:value="6985" calcext:value-type="float">
            <text:p>6985</text:p>
          </table:table-cell>
          <table:table-cell table:style-name="ce9" office:value-type="percentage" office:value="0.2026" calcext:value-type="percentage">
            <text:p>20.26%</text:p>
          </table:table-cell>
          <table:table-cell table:style-name="ce6" office:value-type="float" office:value="272592" calcext:value-type="float">
            <text:p>272592</text:p>
          </table:table-cell>
          <table:table-cell table:style-name="ce5" office:value-type="float" office:value="253" calcext:value-type="float">
            <text:p>253</text:p>
          </table:table-cell>
          <table:table-cell table:style-name="ce18" office:value-type="percentage" office:value="0.1552" calcext:value-type="percentage">
            <text:p>15.5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4" calcext:value-type="date">
            <text:p>04/04/20</text:p>
          </table:table-cell>
          <table:table-cell table:style-name="ce5" office:value-type="float" office:value="64376" calcext:value-type="float">
            <text:p>64376</text:p>
          </table:table-cell>
          <table:table-cell table:style-name="ce9" office:value-type="percentage" office:value="0.0995" calcext:value-type="percentage">
            <text:p>9.95%</text:p>
          </table:table-cell>
          <table:table-cell table:style-name="ce5" office:value-type="float" office:value="8347" calcext:value-type="float">
            <text:p>8347</text:p>
          </table:table-cell>
          <table:table-cell table:style-name="ce9" office:value-type="percentage" office:value="0.195" calcext:value-type="percentage">
            <text:p>19.50%</text:p>
          </table:table-cell>
          <table:table-cell table:style-name="ce6" office:value-type="float" office:value="306768" calcext:value-type="float">
            <text:p>306768</text:p>
          </table:table-cell>
          <table:table-cell table:style-name="ce5" office:value-type="float" office:value="288" calcext:value-type="float">
            <text:p>288</text:p>
          </table:table-cell>
          <table:table-cell table:style-name="ce18" office:value-type="percentage" office:value="0.1383" calcext:value-type="percentage">
            <text:p>13.8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5" calcext:value-type="date">
            <text:p>04/05/20</text:p>
          </table:table-cell>
          <table:table-cell table:style-name="ce5" office:value-type="float" office:value="68413" calcext:value-type="float">
            <text:p>68413</text:p>
          </table:table-cell>
          <table:table-cell table:style-name="ce9" office:value-type="percentage" office:value="0.0627" calcext:value-type="percentage">
            <text:p>6.27%</text:p>
          </table:table-cell>
          <table:table-cell table:style-name="ce5" office:value-type="float" office:value="9494" calcext:value-type="float">
            <text:p>9494</text:p>
          </table:table-cell>
          <table:table-cell table:style-name="ce9" office:value-type="percentage" office:value="0.1374" calcext:value-type="percentage">
            <text:p>13.74%</text:p>
          </table:table-cell>
          <table:table-cell table:style-name="ce6" office:value-type="float" office:value="331151" calcext:value-type="float">
            <text:p>331151</text:p>
          </table:table-cell>
          <table:table-cell table:style-name="ce5" office:value-type="float" office:value="325" calcext:value-type="float">
            <text:p>325</text:p>
          </table:table-cell>
          <table:table-cell table:style-name="ce18" office:value-type="percentage" office:value="0.1284" calcext:value-type="percentage">
            <text:p>12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6" calcext:value-type="date">
            <text:p>04/06/20</text:p>
          </table:table-cell>
          <table:table-cell table:style-name="ce5" office:value-type="float" office:value="74507" calcext:value-type="float">
            <text:p>74507</text:p>
          </table:table-cell>
          <table:table-cell table:style-name="ce9" office:value-type="percentage" office:value="0.089" calcext:value-type="percentage">
            <text:p>8.90%</text:p>
          </table:table-cell>
          <table:table-cell table:style-name="ce5" office:value-type="float" office:value="10795" calcext:value-type="float">
            <text:p>10795</text:p>
          </table:table-cell>
          <table:table-cell table:style-name="ce9" office:value-type="percentage" office:value="0.137" calcext:value-type="percentage">
            <text:p>13.70%</text:p>
          </table:table-cell>
          <table:table-cell table:style-name="ce6" office:value-type="float" office:value="364496" calcext:value-type="float">
            <text:p>364496</text:p>
          </table:table-cell>
          <table:table-cell table:style-name="ce5" office:value-type="float" office:value="359" calcext:value-type="float">
            <text:p>359</text:p>
          </table:table-cell>
          <table:table-cell table:style-name="ce18" office:value-type="percentage" office:value="0.1046" calcext:value-type="percentage">
            <text:p>10.4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7" calcext:value-type="date">
            <text:p>04/07/20</text:p>
          </table:table-cell>
          <table:table-cell table:style-name="ce5" office:value-type="float" office:value="79113" calcext:value-type="float">
            <text:p>79113</text:p>
          </table:table-cell>
          <table:table-cell table:style-name="ce9" office:value-type="percentage" office:value="0.0618" calcext:value-type="percentage">
            <text:p>6.18%</text:p>
          </table:table-cell>
          <table:table-cell table:style-name="ce5" office:value-type="float" office:value="11907" calcext:value-type="float">
            <text:p>11907</text:p>
          </table:table-cell>
          <table:table-cell table:style-name="ce9" office:value-type="percentage" office:value="0.103" calcext:value-type="percentage">
            <text:p>10.30%</text:p>
          </table:table-cell>
          <table:table-cell table:style-name="ce6" office:value-type="float" office:value="380744" calcext:value-type="float">
            <text:p>380744</text:p>
          </table:table-cell>
          <table:table-cell table:style-name="ce5" office:value-type="float" office:value="388" calcext:value-type="float">
            <text:p>388</text:p>
          </table:table-cell>
          <table:table-cell table:style-name="ce18" office:value-type="percentage" office:value="0.0808" calcext:value-type="percentage">
            <text:p>8.0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8" calcext:value-type="date">
            <text:p>04/08/20</text:p>
          </table:table-cell>
          <table:table-cell table:style-name="ce5" office:value-type="float" office:value="88156" calcext:value-type="float">
            <text:p>88156</text:p>
          </table:table-cell>
          <table:table-cell table:style-name="ce9" office:value-type="percentage" office:value="0.1143" calcext:value-type="percentage">
            <text:p>11.43%</text:p>
          </table:table-cell>
          <table:table-cell table:style-name="ce5" office:value-type="float" office:value="14631" calcext:value-type="float">
            <text:p>14631</text:p>
          </table:table-cell>
          <table:table-cell table:style-name="ce9" office:value-type="percentage" office:value="0.2287" calcext:value-type="percentage">
            <text:p>22.87%</text:p>
          </table:table-cell>
          <table:table-cell table:style-name="ce6" office:value-type="float" office:value="429698" calcext:value-type="float">
            <text:p>429698</text:p>
          </table:table-cell>
          <table:table-cell table:style-name="ce5" office:value-type="float" office:value="453" calcext:value-type="float">
            <text:p>453</text:p>
          </table:table-cell>
          <table:table-cell table:style-name="ce18" office:value-type="percentage" office:value="0.1675" calcext:value-type="percentage">
            <text:p>16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9" calcext:value-type="date">
            <text:p>04/09/20</text:p>
          </table:table-cell>
          <table:table-cell table:style-name="ce5" office:value-type="float" office:value="94938" calcext:value-type="float">
            <text:p>94938</text:p>
          </table:table-cell>
          <table:table-cell table:style-name="ce9" office:value-type="percentage" office:value="0.077" calcext:value-type="percentage">
            <text:p>7.70%</text:p>
          </table:table-cell>
          <table:table-cell table:style-name="ce5" office:value-type="float" office:value="16372" calcext:value-type="float">
            <text:p>16372</text:p>
          </table:table-cell>
          <table:table-cell table:style-name="ce9" office:value-type="percentage" office:value="0.119" calcext:value-type="percentage">
            <text:p>11.90%</text:p>
          </table:table-cell>
          <table:table-cell table:style-name="ce6" office:value-type="float" office:value="459851" calcext:value-type="float">
            <text:p>459851</text:p>
          </table:table-cell>
          <table:table-cell table:style-name="ce5" office:value-type="float" office:value="507" calcext:value-type="float">
            <text:p>507</text:p>
          </table:table-cell>
          <table:table-cell table:style-name="ce18" office:value-type="percentage" office:value="0.1192" calcext:value-type="percentage">
            <text:p>11.9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0" calcext:value-type="date">
            <text:p>04/10/20</text:p>
          </table:table-cell>
          <table:table-cell table:style-name="ce5" office:value-type="float" office:value="102170" calcext:value-type="float">
            <text:p>102170</text:p>
          </table:table-cell>
          <table:table-cell table:style-name="ce9" office:value-type="percentage" office:value="0.0756" calcext:value-type="percentage">
            <text:p>7.56%</text:p>
          </table:table-cell>
          <table:table-cell table:style-name="ce5" office:value-type="float" office:value="18430" calcext:value-type="float">
            <text:p>18430</text:p>
          </table:table-cell>
          <table:table-cell table:style-name="ce9" office:value-type="percentage" office:value="0.1257" calcext:value-type="percentage">
            <text:p>12.57%</text:p>
          </table:table-cell>
          <table:table-cell table:style-name="ce6" office:value-type="float" office:value="495750" calcext:value-type="float">
            <text:p>495750</text:p>
          </table:table-cell>
          <table:table-cell table:style-name="ce5" office:value-type="float" office:value="552" calcext:value-type="float">
            <text:p>552</text:p>
          </table:table-cell>
          <table:table-cell table:style-name="ce18" office:value-type="percentage" office:value="0.0887" calcext:value-type="percentage">
            <text:p>8.8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1" calcext:value-type="date">
            <text:p>04/11/20</text:p>
          </table:table-cell>
          <table:table-cell table:style-name="ce5" office:value-type="float" office:value="108687" calcext:value-type="float">
            <text:p>108687</text:p>
          </table:table-cell>
          <table:table-cell table:style-name="ce9" office:value-type="percentage" office:value="0.0624" calcext:value-type="percentage">
            <text:p>6.24%</text:p>
          </table:table-cell>
          <table:table-cell table:style-name="ce5" office:value-type="float" office:value="20513" calcext:value-type="float">
            <text:p>20513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6" office:value-type="float" office:value="530751" calcext:value-type="float">
            <text:p>530751</text:p>
          </table:table-cell>
          <table:table-cell table:style-name="ce5" office:value-type="float" office:value="605" calcext:value-type="float">
            <text:p>605</text:p>
          </table:table-cell>
          <table:table-cell table:style-name="ce18" office:value-type="percentage" office:value="0.096" calcext:value-type="percentage">
            <text:p>9.6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2" calcext:value-type="date">
            <text:p>04/12/20</text:p>
          </table:table-cell>
          <table:table-cell table:style-name="ce5" office:value-type="float" office:value="114007" calcext:value-type="float">
            <text:p>114007</text:p>
          </table:table-cell>
          <table:table-cell table:style-name="ce9" office:value-type="percentage" office:value="0.049" calcext:value-type="percentage">
            <text:p>4.90%</text:p>
          </table:table-cell>
          <table:table-cell table:style-name="ce5" office:value-type="float" office:value="22041" calcext:value-type="float">
            <text:p>22041</text:p>
          </table:table-cell>
          <table:table-cell table:style-name="ce9" office:value-type="percentage" office:value="0.0745" calcext:value-type="percentage">
            <text:p>7.45%</text:p>
          </table:table-cell>
          <table:table-cell table:style-name="ce6" office:value-type="float" office:value="558748" calcext:value-type="float">
            <text:p>558748</text:p>
          </table:table-cell>
          <table:table-cell table:style-name="ce5" office:value-type="float" office:value="641" calcext:value-type="float">
            <text:p>641</text:p>
          </table:table-cell>
          <table:table-cell table:style-name="ce18" office:value-type="percentage" office:value="0.0595" calcext:value-type="percentage">
            <text:p>5.9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3" calcext:value-type="date">
            <text:p>04/13/20</text:p>
          </table:table-cell>
          <table:table-cell table:style-name="ce5" office:value-type="float" office:value="119151" calcext:value-type="float">
            <text:p>119151</text:p>
          </table:table-cell>
          <table:table-cell table:style-name="ce9" office:value-type="percentage" office:value="0.0451" calcext:value-type="percentage">
            <text:p>4.51%</text:p>
          </table:table-cell>
          <table:table-cell table:style-name="ce5" office:value-type="float" office:value="23462" calcext:value-type="float">
            <text:p>23462</text:p>
          </table:table-cell>
          <table:table-cell table:style-name="ce9" office:value-type="percentage" office:value="0.0645" calcext:value-type="percentage">
            <text:p>6.45%</text:p>
          </table:table-cell>
          <table:table-cell table:style-name="ce6" office:value-type="float" office:value="583411" calcext:value-type="float">
            <text:p>583411</text:p>
          </table:table-cell>
          <table:table-cell table:style-name="ce5" office:value-type="float" office:value="683" calcext:value-type="float">
            <text:p>683</text:p>
          </table:table-cell>
          <table:table-cell table:style-name="ce18" office:value-type="percentage" office:value="0.0655" calcext:value-type="percentage">
            <text:p>6.5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4" calcext:value-type="date">
            <text:p>04/14/20</text:p>
          </table:table-cell>
          <table:table-cell table:style-name="ce5" office:value-type="float" office:value="126128" calcext:value-type="float">
            <text:p>126128</text:p>
          </table:table-cell>
          <table:table-cell table:style-name="ce9" office:value-type="percentage" office:value="0.0585" calcext:value-type="percentage">
            <text:p>5.85%</text:p>
          </table:table-cell>
          <table:table-cell table:style-name="ce5" office:value-type="float" office:value="25696" calcext:value-type="float">
            <text:p>25696</text:p>
          </table:table-cell>
          <table:table-cell table:style-name="ce9" office:value-type="percentage" office:value="0.0952" calcext:value-type="percentage">
            <text:p>9.52%</text:p>
          </table:table-cell>
          <table:table-cell table:style-name="ce6" office:value-type="float" office:value="610797" calcext:value-type="float">
            <text:p>610797</text:p>
          </table:table-cell>
          <table:table-cell table:style-name="ce5" office:value-type="float" office:value="768" calcext:value-type="float">
            <text:p>768</text:p>
          </table:table-cell>
          <table:table-cell table:style-name="ce18" office:value-type="percentage" office:value="0.1244" calcext:value-type="percentage">
            <text:p>12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5" calcext:value-type="date">
            <text:p>04/15/20</text:p>
          </table:table-cell>
          <table:table-cell table:style-name="ce5" office:value-type="float" office:value="133995" calcext:value-type="float">
            <text:p>133995</text:p>
          </table:table-cell>
          <table:table-cell table:style-name="ce9" office:value-type="percentage" office:value="0.0623" calcext:value-type="percentage">
            <text:p>6.23%</text:p>
          </table:table-cell>
          <table:table-cell table:style-name="ce5" office:value-type="float" office:value="28026" calcext:value-type="float">
            <text:p>28026</text:p>
          </table:table-cell>
          <table:table-cell table:style-name="ce9" office:value-type="percentage" office:value="0.0907" calcext:value-type="percentage">
            <text:p>9.07%</text:p>
          </table:table-cell>
          <table:table-cell table:style-name="ce6" office:value-type="float" office:value="640588" calcext:value-type="float">
            <text:p>640588</text:p>
          </table:table-cell>
          <table:table-cell table:style-name="ce5" office:value-type="float" office:value="859" calcext:value-type="float">
            <text:p>859</text:p>
          </table:table-cell>
          <table:table-cell table:style-name="ce18" office:value-type="percentage" office:value="0.1184" calcext:value-type="percentage">
            <text:p>11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6" calcext:value-type="date">
            <text:p>04/16/20</text:p>
          </table:table-cell>
          <table:table-cell table:style-name="ce5" office:value-type="float" office:value="145433" calcext:value-type="float">
            <text:p>145433</text:p>
          </table:table-cell>
          <table:table-cell table:style-name="ce9" office:value-type="percentage" office:value="0.0853" calcext:value-type="percentage">
            <text:p>8.53%</text:p>
          </table:table-cell>
          <table:table-cell table:style-name="ce5" office:value-type="float" office:value="34522" calcext:value-type="float">
            <text:p>34522</text:p>
          </table:table-cell>
          <table:table-cell table:style-name="ce9" office:value-type="percentage" office:value="0.2318" calcext:value-type="percentage">
            <text:p>23.18%</text:p>
          </table:table-cell>
          <table:table-cell table:style-name="ce6" office:value-type="float" office:value="675640" calcext:value-type="float">
            <text:p>675640</text:p>
          </table:table-cell>
          <table:table-cell table:style-name="ce5" office:value-type="float" office:value="957" calcext:value-type="float">
            <text:p>957</text:p>
          </table:table-cell>
          <table:table-cell table:style-name="ce18" office:value-type="percentage" office:value="0.114" calcext:value-type="percentage">
            <text:p>11.4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7" calcext:value-type="date">
            <text:p>04/17/20</text:p>
          </table:table-cell>
          <table:table-cell table:style-name="ce5" office:value-type="float" office:value="153437" calcext:value-type="float">
            <text:p>153437</text:p>
          </table:table-cell>
          <table:table-cell table:style-name="ce9" office:value-type="percentage" office:value="0.055" calcext:value-type="percentage">
            <text:p>5.50%</text:p>
          </table:table-cell>
          <table:table-cell table:style-name="ce5" office:value-type="float" office:value="36849" calcext:value-type="float">
            <text:p>36849</text:p>
          </table:table-cell>
          <table:table-cell table:style-name="ce9" office:value-type="percentage" office:value="0.0674" calcext:value-type="percentage">
            <text:p>6.74%</text:p>
          </table:table-cell>
          <table:table-cell table:style-name="ce6" office:value-type="float" office:value="699006" calcext:value-type="float">
            <text:p>699006</text:p>
          </table:table-cell>
          <table:table-cell table:style-name="ce5" office:value-type="float" office:value="1021" calcext:value-type="float">
            <text:p>1021</text:p>
          </table:table-cell>
          <table:table-cell table:style-name="ce18" office:value-type="percentage" office:value="0.0669" calcext:value-type="percentage">
            <text:p>6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8" calcext:value-type="date">
            <text:p>04/18/20</text:p>
          </table:table-cell>
          <table:table-cell table:style-name="ce5" office:value-type="float" office:value="159958" calcext:value-type="float">
            <text:p>159958</text:p>
          </table:table-cell>
          <table:table-cell table:style-name="ce9" office:value-type="percentage" office:value="0.0425" calcext:value-type="percentage">
            <text:p>4.25%</text:p>
          </table:table-cell>
          <table:table-cell table:style-name="ce5" office:value-type="float" office:value="38866" calcext:value-type="float">
            <text:p>38866</text:p>
          </table:table-cell>
          <table:table-cell table:style-name="ce9" office:value-type="percentage" office:value="0.0547" calcext:value-type="percentage">
            <text:p>5.47%</text:p>
          </table:table-cell>
          <table:table-cell table:style-name="ce6" office:value-type="float" office:value="738954" calcext:value-type="float">
            <text:p>738954</text:p>
          </table:table-cell>
          <table:table-cell table:style-name="ce5" office:value-type="float" office:value="1140" calcext:value-type="float">
            <text:p>1140</text:p>
          </table:table-cell>
          <table:table-cell table:style-name="ce18" office:value-type="percentage" office:value="0.1165" calcext:value-type="percentage">
            <text:p>11.6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9" calcext:value-type="date">
            <text:p>04/19/20</text:p>
          </table:table-cell>
          <table:table-cell table:style-name="ce5" office:value-type="float" office:value="164726" calcext:value-type="float">
            <text:p>164726</text:p>
          </table:table-cell>
          <table:table-cell table:style-name="ce9" office:value-type="percentage" office:value="0.0298" calcext:value-type="percentage">
            <text:p>2.98%</text:p>
          </table:table-cell>
          <table:table-cell table:style-name="ce5" office:value-type="float" office:value="40475" calcext:value-type="float">
            <text:p>40475</text:p>
          </table:table-cell>
          <table:table-cell table:style-name="ce9" office:value-type="percentage" office:value="0.0414" calcext:value-type="percentage">
            <text:p>4.14%</text:p>
          </table:table-cell>
          <table:table-cell table:style-name="ce6" office:value-type="float" office:value="762599" calcext:value-type="float">
            <text:p>762599</text:p>
          </table:table-cell>
          <table:table-cell table:style-name="ce5" office:value-type="float" office:value="1151" calcext:value-type="float">
            <text:p>1151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0" calcext:value-type="date">
            <text:p>04/20/20</text:p>
          </table:table-cell>
          <table:table-cell table:style-name="ce5" office:value-type="float" office:value="170388" calcext:value-type="float">
            <text:p>170388</text:p>
          </table:table-cell>
          <table:table-cell table:style-name="ce9" office:value-type="percentage" office:value="0.0343" calcext:value-type="percentage">
            <text:p>3.43%</text:p>
          </table:table-cell>
          <table:table-cell table:style-name="ce5" office:value-type="float" office:value="42559" calcext:value-type="float">
            <text:p>42559</text:p>
          </table:table-cell>
          <table:table-cell table:style-name="ce9" office:value-type="percentage" office:value="0.0515" calcext:value-type="percentage">
            <text:p>5.15%</text:p>
          </table:table-cell>
          <table:table-cell table:style-name="ce6" office:value-type="float" office:value="796106" calcext:value-type="float">
            <text:p>796106</text:p>
          </table:table-cell>
          <table:table-cell table:style-name="ce5" office:value-type="float" office:value="1205" calcext:value-type="float">
            <text:p>1205</text:p>
          </table:table-cell>
          <table:table-cell table:style-name="ce18" office:value-type="percentage" office:value="0.0469" calcext:value-type="percentage">
            <text:p>4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1" calcext:value-type="date">
            <text:p>04/21/20</text:p>
          </table:table-cell>
          <table:table-cell table:style-name="ce5" office:value-type="float" office:value="177074" calcext:value-type="float">
            <text:p>177074</text:p>
          </table:table-cell>
          <table:table-cell table:style-name="ce9" office:value-type="percentage" office:value="0.0392" calcext:value-type="percentage">
            <text:p>3.92%</text:p>
          </table:table-cell>
          <table:table-cell table:style-name="ce5" office:value-type="float" office:value="44839" calcext:value-type="float">
            <text:p>44839</text:p>
          </table:table-cell>
          <table:table-cell table:style-name="ce9" office:value-type="percentage" office:value="0.0536" calcext:value-type="percentage">
            <text:p>5.36%</text:p>
          </table:table-cell>
          <table:table-cell table:style-name="ce6" office:value-type="float" office:value="821184" calcext:value-type="float">
            <text:p>821184</text:p>
          </table:table-cell>
          <table:table-cell table:style-name="ce5" office:value-type="float" office:value="1282" calcext:value-type="float">
            <text:p>1282</text:p>
          </table:table-cell>
          <table:table-cell table:style-name="ce18" office:value-type="percentage" office:value="0.0639" calcext:value-type="percentage">
            <text:p>6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2" calcext:value-type="date">
            <text:p>04/22/20</text:p>
          </table:table-cell>
          <table:table-cell table:style-name="ce5" office:value-type="float" office:value="183853" calcext:value-type="float">
            <text:p>183853</text:p>
          </table:table-cell>
          <table:table-cell table:style-name="ce9" office:value-type="percentage" office:value="0.0382" calcext:value-type="percentage">
            <text:p>3.82%</text:p>
          </table:table-cell>
          <table:table-cell table:style-name="ce5" office:value-type="float" office:value="47430" calcext:value-type="float">
            <text:p>47430</text:p>
          </table:table-cell>
          <table:table-cell table:style-name="ce9" office:value-type="percentage" office:value="0.0578" calcext:value-type="percentage">
            <text:p>5.78%</text:p>
          </table:table-cell>
          <table:table-cell table:style-name="ce6" office:value-type="float" office:value="849047" calcext:value-type="float">
            <text:p>849047</text:p>
          </table:table-cell>
          <table:table-cell table:style-name="ce5" office:value-type="float" office:value="1413" calcext:value-type="float">
            <text:p>1413</text:p>
          </table:table-cell>
          <table:table-cell table:style-name="ce18" office:value-type="percentage" office:value="0.1022" calcext:value-type="percentage">
            <text:p>10.2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3" calcext:value-type="date">
            <text:p>04/23/20</text:p>
          </table:table-cell>
          <table:table-cell table:style-name="ce5" office:value-type="float" office:value="190238" calcext:value-type="float">
            <text:p>190238</text:p>
          </table:table-cell>
          <table:table-cell table:style-name="ce9" office:value-type="percentage" office:value="0.0347" calcext:value-type="percentage">
            <text:p>3.47%</text:p>
          </table:table-cell>
          <table:table-cell table:style-name="ce5" office:value-type="float" office:value="49648" calcext:value-type="float">
            <text:p>49648</text:p>
          </table:table-cell>
          <table:table-cell table:style-name="ce9" office:value-type="percentage" office:value="0.0467" calcext:value-type="percentage">
            <text:p>4.67%</text:p>
          </table:table-cell>
          <table:table-cell table:style-name="ce6" office:value-type="float" office:value="876156" calcext:value-type="float">
            <text:p>876156</text:p>
          </table:table-cell>
          <table:table-cell table:style-name="ce5" office:value-type="float" office:value="1514" calcext:value-type="float">
            <text:p>1514</text:p>
          </table:table-cell>
          <table:table-cell table:style-name="ce18" office:value-type="percentage" office:value="0.0715" calcext:value-type="percentage">
            <text:p>7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4" calcext:value-type="date">
            <text:p>04/24/20</text:p>
          </table:table-cell>
          <table:table-cell table:style-name="ce5" office:value-type="float" office:value="196160" calcext:value-type="float">
            <text:p>196160</text:p>
          </table:table-cell>
          <table:table-cell table:style-name="ce9" office:value-type="percentage" office:value="0.0312" calcext:value-type="percentage">
            <text:p>3.12%</text:p>
          </table:table-cell>
          <table:table-cell table:style-name="ce5" office:value-type="float" office:value="51453" calcext:value-type="float">
            <text:p>51453</text:p>
          </table:table-cell>
          <table:table-cell table:style-name="ce9" office:value-type="percentage" office:value="0.0363" calcext:value-type="percentage">
            <text:p>3.63%</text:p>
          </table:table-cell>
          <table:table-cell table:style-name="ce6" office:value-type="float" office:value="912010" calcext:value-type="float">
            <text:p>912010</text:p>
          </table:table-cell>
          <table:table-cell table:style-name="ce5" office:value-type="float" office:value="1597" calcext:value-type="float">
            <text:p>1597</text:p>
          </table:table-cell>
          <table:table-cell table:style-name="ce18" office:value-type="percentage" office:value="0.055" calcext:value-type="percentage">
            <text:p>5.5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5" calcext:value-type="date">
            <text:p>04/25/20</text:p>
          </table:table-cell>
          <table:table-cell table:style-name="ce5" office:value-type="float" office:value="202789" calcext:value-type="float">
            <text:p>202789</text:p>
          </table:table-cell>
          <table:table-cell table:style-name="ce9" office:value-type="percentage" office:value="0.0338" calcext:value-type="percentage">
            <text:p>3.38%</text:p>
          </table:table-cell>
          <table:table-cell table:style-name="ce5" office:value-type="float" office:value="54038" calcext:value-type="float">
            <text:p>54038</text:p>
          </table:table-cell>
          <table:table-cell table:style-name="ce9" office:value-type="percentage" office:value="0.0502" calcext:value-type="percentage">
            <text:p>5.02%</text:p>
          </table:table-cell>
          <table:table-cell table:style-name="ce6" office:value-type="float" office:value="954125" calcext:value-type="float">
            <text:p>954125</text:p>
          </table:table-cell>
          <table:table-cell table:style-name="ce5" office:value-type="float" office:value="1674" calcext:value-type="float">
            <text:p>1674</text:p>
          </table:table-cell>
          <table:table-cell table:style-name="ce18" office:value-type="percentage" office:value="0.0482" calcext:value-type="percentage">
            <text:p>4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6" calcext:value-type="date">
            <text:p>04/26/20</text:p>
          </table:table-cell>
          <table:table-cell table:style-name="ce5" office:value-type="float" office:value="206607" calcext:value-type="float">
            <text:p>206607</text:p>
          </table:table-cell>
          <table:table-cell table:style-name="ce9" office:value-type="percentage" office:value="0.019" calcext:value-type="percentage">
            <text:p>1.90%</text:p>
          </table:table-cell>
          <table:table-cell table:style-name="ce5" office:value-type="float" office:value="55341" calcext:value-type="float">
            <text:p>55341</text:p>
          </table:table-cell>
          <table:table-cell table:style-name="ce9" office:value-type="percentage" office:value="0.0241" calcext:value-type="percentage">
            <text:p>2.41%</text:p>
          </table:table-cell>
          <table:table-cell table:style-name="ce6" office:value-type="float" office:value="983545" calcext:value-type="float">
            <text:p>983545</text:p>
          </table:table-cell>
          <table:table-cell table:style-name="ce5" office:value-type="float" office:value="1725" calcext:value-type="float">
            <text:p>1725</text:p>
          </table:table-cell>
          <table:table-cell table:style-name="ce18" office:value-type="percentage" office:value="0.0304" calcext:value-type="percentage">
            <text:p>3.0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7" calcext:value-type="date">
            <text:p>04/27/20</text:p>
          </table:table-cell>
          <table:table-cell table:style-name="ce5" office:value-type="float" office:value="211047" calcext:value-type="float">
            <text:p>211047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56289" calcext:value-type="float">
            <text:p>56289</text:p>
          </table:table-cell>
          <table:table-cell table:style-name="ce9" office:value-type="percentage" office:value="0.0171" calcext:value-type="percentage">
            <text:p>1.71%</text:p>
          </table:table-cell>
          <table:table-cell table:style-name="ce6" office:value-type="float" office:value="1003824" calcext:value-type="float">
            <text:p>1003824</text:p>
          </table:table-cell>
          <table:table-cell table:style-name="ce5" office:value-type="float" office:value="1756" calcext:value-type="float">
            <text:p>1756</text:p>
          </table:table-cell>
          <table:table-cell table:style-name="ce18" office:value-type="percentage" office:value="0.018" calcext:value-type="percentage">
            <text:p>1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8" calcext:value-type="date">
            <text:p>04/28/20</text:p>
          </table:table-cell>
          <table:table-cell table:style-name="ce5" office:value-type="float" office:value="216479" calcext:value-type="float">
            <text:p>216479</text:p>
          </table:table-cell>
          <table:table-cell table:style-name="ce9" office:value-type="percentage" office:value="0.0257" calcext:value-type="percentage">
            <text:p>2.57%</text:p>
          </table:table-cell>
          <table:table-cell table:style-name="ce5" office:value-type="float" office:value="59083" calcext:value-type="float">
            <text:p>59083</text:p>
          </table:table-cell>
          <table:table-cell table:style-name="ce9" office:value-type="percentage" office:value="0.0496" calcext:value-type="percentage">
            <text:p>4.96%</text:p>
          </table:table-cell>
          <table:table-cell table:style-name="ce6" office:value-type="float" office:value="1034574" calcext:value-type="float">
            <text:p>1034574</text:p>
          </table:table-cell>
          <table:table-cell table:style-name="ce5" office:value-type="float" office:value="1864" calcext:value-type="float">
            <text:p>1864</text:p>
          </table:table-cell>
          <table:table-cell table:style-name="ce18" office:value-type="percentage" office:value="0.0615" calcext:value-type="percentage">
            <text:p>6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9" calcext:value-type="date">
            <text:p>04/29/20</text:p>
          </table:table-cell>
          <table:table-cell table:style-name="ce5" office:value-type="float" office:value="227198" calcext:value-type="float">
            <text:p>227198</text:p>
          </table:table-cell>
          <table:table-cell table:style-name="ce9" office:value-type="percentage" office:value="0.0495" calcext:value-type="percentage">
            <text:p>4.95%</text:p>
          </table:table-cell>
          <table:table-cell table:style-name="ce5" office:value-type="float" office:value="61080" calcext:value-type="float">
            <text:p>61080</text:p>
          </table:table-cell>
          <table:table-cell table:style-name="ce9" office:value-type="percentage" office:value="0.0337" calcext:value-type="percentage">
            <text:p>3.37%</text:p>
          </table:table-cell>
          <table:table-cell table:style-name="ce6" office:value-type="float" office:value="1061482" calcext:value-type="float">
            <text:p>1061482</text:p>
          </table:table-cell>
          <table:table-cell table:style-name="ce5" office:value-type="float" office:value="1934" calcext:value-type="float">
            <text:p>1934</text:p>
          </table:table-cell>
          <table:table-cell table:style-name="ce18" office:value-type="percentage" office:value="0.0375" calcext:value-type="percentage">
            <text:p>3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30" calcext:value-type="date">
            <text:p>04/30/20</text:p>
          </table:table-cell>
          <table:table-cell table:style-name="ce5" office:value-type="float" office:value="233371" calcext:value-type="float">
            <text:p>233371</text:p>
          </table:table-cell>
          <table:table-cell table:style-name="ce9" office:value-type="percentage" office:value="0.0272" calcext:value-type="percentage">
            <text:p>2.72%</text:p>
          </table:table-cell>
          <table:table-cell table:style-name="ce5" office:value-type="float" office:value="63598" calcext:value-type="float">
            <text:p>63598</text:p>
          </table:table-cell>
          <table:table-cell table:style-name="ce9" office:value-type="percentage" office:value="0.0412" calcext:value-type="percentage">
            <text:p>4.12%</text:p>
          </table:table-cell>
          <table:table-cell table:style-name="ce6" office:value-type="float" office:value="1092517" calcext:value-type="float">
            <text:p>1092517</text:p>
          </table:table-cell>
          <table:table-cell table:style-name="ce5" office:value-type="float" office:value="2016" calcext:value-type="float">
            <text:p>2016</text:p>
          </table:table-cell>
          <table:table-cell table:style-name="ce18" office:value-type="percentage" office:value="0.0424" calcext:value-type="percentage">
            <text:p>4.2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1" calcext:value-type="date">
            <text:p>05/01/20</text:p>
          </table:table-cell>
          <table:table-cell table:style-name="ce5" office:value-type="float" office:value="238882" calcext:value-type="float">
            <text:p>238882</text:p>
          </table:table-cell>
          <table:table-cell table:style-name="ce9" office:value-type="percentage" office:value="0.0236" calcext:value-type="percentage">
            <text:p>2.36%</text:p>
          </table:table-cell>
          <table:table-cell table:style-name="ce5" office:value-type="float" office:value="65350" calcext:value-type="float">
            <text:p>65350</text:p>
          </table:table-cell>
          <table:table-cell table:style-name="ce9" office:value-type="percentage" office:value="0.0275" calcext:value-type="percentage">
            <text:p>2.75%</text:p>
          </table:table-cell>
          <table:table-cell table:style-name="ce6" office:value-type="float" office:value="1127189" calcext:value-type="float">
            <text:p>1127189</text:p>
          </table:table-cell>
          <table:table-cell table:style-name="ce5" office:value-type="float" office:value="2061" calcext:value-type="float">
            <text:p>2061</text:p>
          </table:table-cell>
          <table:table-cell table:style-name="ce18" office:value-type="percentage" office:value="0.0223" calcext:value-type="percentage">
            <text:p>2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2" calcext:value-type="date">
            <text:p>05/02/20</text:p>
          </table:table-cell>
          <table:table-cell table:style-name="ce5" office:value-type="float" office:value="243917" calcext:value-type="float">
            <text:p>243917</text:p>
          </table:table-cell>
          <table:table-cell table:style-name="ce9" office:value-type="percentage" office:value="0.0211" calcext:value-type="percentage">
            <text:p>2.11%</text:p>
          </table:table-cell>
          <table:table-cell table:style-name="ce5" office:value-type="float" office:value="66852" calcext:value-type="float">
            <text:p>66852</text:p>
          </table:table-cell>
          <table:table-cell table:style-name="ce9" office:value-type="percentage" office:value="0.023" calcext:value-type="percentage">
            <text:p>2.30%</text:p>
          </table:table-cell>
          <table:table-cell table:style-name="ce6" office:value-type="float" office:value="1154890" calcext:value-type="float">
            <text:p>1154890</text:p>
          </table:table-cell>
          <table:table-cell table:style-name="ce5" office:value-type="float" office:value="2141" calcext:value-type="float">
            <text:p>2141</text:p>
          </table:table-cell>
          <table:table-cell table:style-name="ce18" office:value-type="percentage" office:value="0.0388" calcext:value-type="percentage">
            <text:p>3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3" calcext:value-type="date">
            <text:p>05/03/20</text:p>
          </table:table-cell>
          <table:table-cell table:style-name="ce5" office:value-type="float" office:value="247951" calcext:value-type="float">
            <text:p>247951</text:p>
          </table:table-cell>
          <table:table-cell table:style-name="ce9" office:value-type="percentage" office:value="0.0165" calcext:value-type="percentage">
            <text:p>1.65%</text:p>
          </table:table-cell>
          <table:table-cell table:style-name="ce5" office:value-type="float" office:value="68161" calcext:value-type="float">
            <text:p>68161</text:p>
          </table:table-cell>
          <table:table-cell table:style-name="ce9" office:value-type="percentage" office:value="0.0195" calcext:value-type="percentage">
            <text:p>1.95%</text:p>
          </table:table-cell>
          <table:table-cell table:style-name="ce6" office:value-type="float" office:value="1182558" calcext:value-type="float">
            <text:p>1182558</text:p>
          </table:table-cell>
          <table:table-cell table:style-name="ce5" office:value-type="float" office:value="2194" calcext:value-type="float">
            <text:p>2194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4" calcext:value-type="date">
            <text:p>05/04/20</text:p>
          </table:table-cell>
          <table:table-cell table:style-name="ce5" office:value-type="float" office:value="251429" calcext:value-type="float">
            <text:p>251429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69279" calcext:value-type="float">
            <text:p>69279</text:p>
          </table:table-cell>
          <table:table-cell table:style-name="ce9" office:value-type="percentage" office:value="0.0164" calcext:value-type="percentage">
            <text:p>1.64%</text:p>
          </table:table-cell>
          <table:table-cell table:style-name="ce6" office:value-type="float" office:value="1205502" calcext:value-type="float">
            <text:p>1205502</text:p>
          </table:table-cell>
          <table:table-cell table:style-name="ce5" office:value-type="float" office:value="2256" calcext:value-type="float">
            <text:p>2256</text:p>
          </table:table-cell>
          <table:table-cell table:style-name="ce18" office:value-type="percentage" office:value="0.0282" calcext:value-type="percentage">
            <text:p>2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5" calcext:value-type="date">
            <text:p>05/05/20</text:p>
          </table:table-cell>
          <table:table-cell table:style-name="ce5" office:value-type="float" office:value="257101" calcext:value-type="float">
            <text:p>257101</text:p>
          </table:table-cell>
          <table:table-cell table:style-name="ce9" office:value-type="percentage" office:value="0.0225" calcext:value-type="percentage">
            <text:p>2.25%</text:p>
          </table:table-cell>
          <table:table-cell table:style-name="ce5" office:value-type="float" office:value="71838" calcext:value-type="float">
            <text:p>71838</text:p>
          </table:table-cell>
          <table:table-cell table:style-name="ce9" office:value-type="percentage" office:value="0.0369" calcext:value-type="percentage">
            <text:p>3.69%</text:p>
          </table:table-cell>
          <table:table-cell table:style-name="ce6" office:value-type="float" office:value="1232604" calcext:value-type="float">
            <text:p>1232604</text:p>
          </table:table-cell>
          <table:table-cell table:style-name="ce5" office:value-type="float" office:value="2374" calcext:value-type="float">
            <text:p>2374</text:p>
          </table:table-cell>
          <table:table-cell table:style-name="ce18" office:value-type="percentage" office:value="0.0523" calcext:value-type="percentage">
            <text:p>5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6" calcext:value-type="date">
            <text:p>05/06/20</text:p>
          </table:table-cell>
          <table:table-cell table:style-name="ce5" office:value-type="float" office:value="263733" calcext:value-type="float">
            <text:p>263733</text:p>
          </table:table-cell>
          <table:table-cell table:style-name="ce9" office:value-type="percentage" office:value="0.0258" calcext:value-type="percentage">
            <text:p>2.58%</text:p>
          </table:table-cell>
          <table:table-cell table:style-name="ce5" office:value-type="float" office:value="74114" calcext:value-type="float">
            <text:p>74114</text:p>
          </table:table-cell>
          <table:table-cell table:style-name="ce9" office:value-type="percentage" office:value="0.0317" calcext:value-type="percentage">
            <text:p>3.17%</text:p>
          </table:table-cell>
          <table:table-cell table:style-name="ce6" office:value-type="float" office:value="1256354" calcext:value-type="float">
            <text:p>1256354</text:p>
          </table:table-cell>
          <table:table-cell table:style-name="ce5" office:value-type="float" office:value="2464" calcext:value-type="float">
            <text:p>2464</text:p>
          </table:table-cell>
          <table:table-cell table:style-name="ce18" office:value-type="percentage" office:value="0.058" calcext:value-type="percentage">
            <text:p>5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7" calcext:value-type="date">
            <text:p>05/07/20</text:p>
          </table:table-cell>
          <table:table-cell table:style-name="ce5" office:value-type="float" office:value="269431" calcext:value-type="float">
            <text:p>269431</text:p>
          </table:table-cell>
          <table:table-cell table:style-name="ce9" office:value-type="percentage" office:value="0.0216" calcext:value-type="percentage">
            <text:p>2.16%</text:p>
          </table:table-cell>
          <table:table-cell table:style-name="ce5" office:value-type="float" office:value="76461" calcext:value-type="float">
            <text:p>76461</text:p>
          </table:table-cell>
          <table:table-cell table:style-name="ce9" office:value-type="percentage" office:value="0.0316" calcext:value-type="percentage">
            <text:p>3.16%</text:p>
          </table:table-cell>
          <table:table-cell table:style-name="ce6" office:value-type="float" office:value="1287711" calcext:value-type="float">
            <text:p>1287711</text:p>
          </table:table-cell>
          <table:table-cell table:style-name="ce6" office:value-type="float" office:value="2525" calcext:value-type="float">
            <text:p>2525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8" calcext:value-type="date">
            <text:p>05/08/20</text:p>
          </table:table-cell>
          <table:table-cell table:style-name="ce5" office:value-type="float" office:value="275239" calcext:value-type="float">
            <text:p>275239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78043" calcext:value-type="float">
            <text:p>78043</text:p>
          </table:table-cell>
          <table:table-cell table:style-name="ce9" office:value-type="percentage" office:value="0.0207" calcext:value-type="percentage">
            <text:p>2.07%</text:p>
          </table:table-cell>
          <table:table-cell table:style-name="ce6" office:value-type="float" office:value="1316184" calcext:value-type="float">
            <text:p>1316184</text:p>
          </table:table-cell>
          <table:table-cell table:style-name="ce5" office:value-type="float" office:value="2713" calcext:value-type="float">
            <text:p>2713</text:p>
          </table:table-cell>
          <table:table-cell table:style-name="ce18" office:value-type="percentage" office:value="0.0744" calcext:value-type="percentage">
            <text:p>7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9" calcext:value-type="date">
            <text:p>05/09/20</text:p>
          </table:table-cell>
          <table:table-cell table:style-name="ce6" office:value-type="float" office:value="279501" calcext:value-type="float">
            <text:p>279501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79940" calcext:value-type="float">
            <text:p>79940</text:p>
          </table:table-cell>
          <table:table-cell table:style-name="ce10" office:value-type="percentage" office:value="0.0243" calcext:value-type="percentage">
            <text:p>2.43%</text:p>
          </table:table-cell>
          <table:table-cell table:style-name="ce6" office:value-type="float" office:value="1343134" calcext:value-type="float">
            <text:p>1343134</text:p>
          </table:table-cell>
          <table:table-cell table:style-name="ce6" office:value-type="string" calcext:value-type="string">
            <text:p>279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0" calcext:value-type="date">
            <text:p>05/10/20</text:p>
          </table:table-cell>
          <table:table-cell table:style-name="ce6" office:value-type="float" office:value="283551" calcext:value-type="float">
            <text:p>283551</text:p>
          </table:table-cell>
          <table:table-cell table:style-name="ce10" office:value-type="percentage" office:value="0.0144" calcext:value-type="percentage">
            <text:p>1.44%</text:p>
          </table:table-cell>
          <table:table-cell table:style-name="ce6" office:value-type="float" office:value="80717" calcext:value-type="float">
            <text:p>80717</text:p>
          </table:table-cell>
          <table:table-cell table:style-name="ce10" office:value-type="percentage" office:value="0.0097" calcext:value-type="percentage">
            <text:p>0.97%</text:p>
          </table:table-cell>
          <table:table-cell table:style-name="ce6" office:value-type="float" office:value="1365308" calcext:value-type="float">
            <text:p>1365308</text:p>
          </table:table-cell>
          <table:table-cell table:style-name="ce6" office:value-type="string" calcext:value-type="string">
            <text:p>271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1" calcext:value-type="date">
            <text:p>05/11/20</text:p>
          </table:table-cell>
          <table:table-cell table:style-name="ce6" office:value-type="float" office:value="286591" calcext:value-type="float">
            <text:p>286591</text:p>
          </table:table-cell>
          <table:table-cell table:style-name="ce10" office:value-type="percentage" office:value="0.0107" calcext:value-type="percentage">
            <text:p>1.07%</text:p>
          </table:table-cell>
          <table:table-cell table:style-name="ce6" office:value-type="float" office:value="81568" calcext:value-type="float">
            <text:p>81568</text:p>
          </table:table-cell>
          <table:table-cell table:style-name="ce10" office:value-type="percentage" office:value="0.0105" calcext:value-type="percentage">
            <text:p>1.05%</text:p>
          </table:table-cell>
          <table:table-cell table:style-name="ce6" office:value-type="float" office:value="1381963" calcext:value-type="float">
            <text:p>1381963</text:p>
          </table:table-cell>
          <table:table-cell table:style-name="ce6" office:value-type="string" calcext:value-type="string">
            <text:p>2763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2" calcext:value-type="date">
            <text:p>05/12/20</text:p>
          </table:table-cell>
          <table:table-cell table:style-name="ce6" office:value-type="float" office:value="292238" calcext:value-type="float">
            <text:p>292238</text:p>
          </table:table-cell>
          <table:table-cell table:style-name="ce10" office:value-type="percentage" office:value="0.0197" calcext:value-type="percentage">
            <text:p>1.97%</text:p>
          </table:table-cell>
          <table:table-cell table:style-name="ce6" office:value-type="float" office:value="83262" calcext:value-type="float">
            <text:p>83262</text:p>
          </table:table-cell>
          <table:table-cell table:style-name="ce10" office:value-type="percentage" office:value="0.0207" calcext:value-type="percentage">
            <text:p>2.07%</text:p>
          </table:table-cell>
          <table:table-cell table:style-name="ce6" office:value-type="float" office:value="1406519" calcext:value-type="float">
            <text:p>1406519</text:p>
          </table:table-cell>
          <table:table-cell table:style-name="ce6" office:value-type="string" calcext:value-type="string">
            <text:p>2802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3" calcext:value-type="date">
            <text:p>05/13/20</text:p>
          </table:table-cell>
          <table:table-cell table:style-name="ce6" office:value-type="float" office:value="297524" calcext:value-type="float">
            <text:p>297524</text:p>
          </table:table-cell>
          <table:table-cell table:style-name="ce10" office:value-type="percentage" office:value="0.018" calcext:value-type="percentage">
            <text:p>1.80%</text:p>
          </table:table-cell>
          <table:table-cell table:style-name="ce6" office:value-type="float" office:value="85041" calcext:value-type="float">
            <text:p>85041</text:p>
          </table:table-cell>
          <table:table-cell table:style-name="ce10" office:value-type="percentage" office:value="0.0213" calcext:value-type="percentage">
            <text:p>2.13%</text:p>
          </table:table-cell>
          <table:table-cell table:style-name="ce6" office:value-type="float" office:value="1427739" calcext:value-type="float">
            <text:p>1427739</text:p>
          </table:table-cell>
          <table:table-cell table:style-name="ce6" office:value-type="float" office:value="2934" calcext:value-type="float">
            <text:p>2934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4" calcext:value-type="date">
            <text:p>05/14/20</text:p>
          </table:table-cell>
          <table:table-cell table:style-name="ce6" office:value-type="float" office:value="302797" calcext:value-type="float">
            <text:p>302797</text:p>
          </table:table-cell>
          <table:table-cell table:style-name="ce10" office:value-type="percentage" office:value="0.0177" calcext:value-type="percentage">
            <text:p>1.77%</text:p>
          </table:table-cell>
          <table:table-cell table:style-name="ce6" office:value-type="float" office:value="86774" calcext:value-type="float">
            <text:p>86774</text:p>
          </table:table-cell>
          <table:table-cell table:style-name="ce10" office:value-type="percentage" office:value="0.0203" calcext:value-type="percentage">
            <text:p>2.03%</text:p>
          </table:table-cell>
          <table:table-cell table:style-name="ce6" office:value-type="float" office:value="1453634" calcext:value-type="float">
            <text:p>1453634</text:p>
          </table:table-cell>
          <table:table-cell table:style-name="ce6" office:value-type="float" office:value="3033" calcext:value-type="float">
            <text:p>3033</text:p>
          </table:table-cell>
          <table:table-cell table:style-name="ce18" office:value-type="percentage" office:value="0.0337" calcext:value-type="percentage">
            <text:p>3.3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5" calcext:value-type="date">
            <text:p>05/15/20</text:p>
          </table:table-cell>
          <table:table-cell table:style-name="ce6" office:value-type="float" office:value="307497" calcext:value-type="float">
            <text:p>307497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88304" calcext:value-type="float">
            <text:p>88304</text:p>
          </table:table-cell>
          <table:table-cell table:style-name="ce10" office:value-type="percentage" office:value="0.0176" calcext:value-type="percentage">
            <text:p>1.76%</text:p>
          </table:table-cell>
          <table:table-cell table:style-name="ce6" office:value-type="float" office:value="1480701" calcext:value-type="float">
            <text:p>1480701</text:p>
          </table:table-cell>
          <table:table-cell table:style-name="ce6" office:value-type="float" office:value="3128" calcext:value-type="float">
            <text:p>3128</text:p>
          </table:table-cell>
          <table:table-cell table:style-name="ce18" office:value-type="percentage" office:value="0.0313" calcext:value-type="percentage">
            <text:p>3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6" calcext:value-type="date">
            <text:p>05/16/20</text:p>
          </table:table-cell>
          <table:table-cell table:style-name="ce6" office:value-type="float" office:value="311915" calcext:value-type="float">
            <text:p>311915</text:p>
          </table:table-cell>
          <table:table-cell table:style-name="ce10" office:value-type="percentage" office:value="0.0143" calcext:value-type="percentage">
            <text:p>1.43%</text:p>
          </table:table-cell>
          <table:table-cell table:style-name="ce6" office:value-type="float" office:value="89454" calcext:value-type="float">
            <text:p>89454</text:p>
          </table:table-cell>
          <table:table-cell table:style-name="ce10" office:value-type="percentage" office:value="0.013" calcext:value-type="percentage">
            <text:p>1.30%</text:p>
          </table:table-cell>
          <table:table-cell table:style-name="ce6" office:value-type="float" office:value="1503684" calcext:value-type="float">
            <text:p>1503684</text:p>
          </table:table-cell>
          <table:table-cell table:style-name="ce6" office:value-type="float" office:value="3166" calcext:value-type="float">
            <text:p>3166</text:p>
          </table:table-cell>
          <table:table-cell table:style-name="ce18" office:value-type="percentage" office:value="0.0121" calcext:value-type="percentage">
            <text:p>1.2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7" calcext:value-type="date">
            <text:p>05/17/20</text:p>
          </table:table-cell>
          <table:table-cell table:style-name="ce6" office:value-type="float" office:value="316338" calcext:value-type="float">
            <text:p>316338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0931" calcext:value-type="float">
            <text:p>90931</text:p>
          </table:table-cell>
          <table:table-cell table:style-name="ce10" office:value-type="percentage" office:value="0.0165" calcext:value-type="percentage">
            <text:p>1.65%</text:p>
          </table:table-cell>
          <table:table-cell table:style-name="ce6" office:value-type="float" office:value="1526134" calcext:value-type="float">
            <text:p>1526134</text:p>
          </table:table-cell>
          <table:table-cell table:style-name="ce6" office:value-type="float" office:value="3240" calcext:value-type="float">
            <text:p>3240</text:p>
          </table:table-cell>
          <table:table-cell table:style-name="ce18" office:value-type="percentage" office:value="0.012" calcext:value-type="percentage">
            <text:p>1.2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8" calcext:value-type="date">
            <text:p>05/18/20</text:p>
          </table:table-cell>
          <table:table-cell table:style-name="ce6" office:value-type="float" office:value="319919" calcext:value-type="float">
            <text:p>319919</text:p>
          </table:table-cell>
          <table:table-cell table:style-name="ce10" office:value-type="percentage" office:value="0.0113" calcext:value-type="percentage">
            <text:p>1.13%</text:p>
          </table:table-cell>
          <table:table-cell table:style-name="ce6" office:value-type="float" office:value="91976" calcext:value-type="float">
            <text:p>91976</text:p>
          </table:table-cell>
          <table:table-cell table:style-name="ce10" office:value-type="percentage" office:value="0.0115" calcext:value-type="percentage">
            <text:p>1.15%</text:p>
          </table:table-cell>
          <table:table-cell table:style-name="ce6" office:value-type="float" office:value="1550083" calcext:value-type="float">
            <text:p>1550083</text:p>
          </table:table-cell>
          <table:table-cell table:style-name="ce6" office:value-type="float" office:value="3279" calcext:value-type="float">
            <text:p>3279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9" calcext:value-type="date">
            <text:p>05/19/20</text:p>
          </table:table-cell>
          <table:table-cell table:style-name="ce6" office:value-type="float" office:value="324176" calcext:value-type="float">
            <text:p>324176</text:p>
          </table:table-cell>
          <table:table-cell table:style-name="ce10" office:value-type="percentage" office:value="0.0133" calcext:value-type="percentage">
            <text:p>1.33%</text:p>
          </table:table-cell>
          <table:table-cell table:style-name="ce6" office:value-type="float" office:value="93388" calcext:value-type="float">
            <text:p>93388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1567289" calcext:value-type="float">
            <text:p>1567289</text:p>
          </table:table-cell>
          <table:table-cell table:style-name="ce6" office:value-type="float" office:value="3403" calcext:value-type="float">
            <text:p>3403</text:p>
          </table:table-cell>
          <table:table-cell table:style-name="ce18" office:value-type="percentage" office:value="0.0396" calcext:value-type="percentage">
            <text:p>3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0" calcext:value-type="date">
            <text:p>05/20/20</text:p>
          </table:table-cell>
          <table:table-cell table:style-name="ce6" office:value-type="float" office:value="328214" calcext:value-type="float">
            <text:p>328214</text:p>
          </table:table-cell>
          <table:table-cell table:style-name="ce10" office:value-type="percentage" office:value="0.0124" calcext:value-type="percentage">
            <text:p>1.24%</text:p>
          </table:table-cell>
          <table:table-cell table:style-name="ce6" office:value-type="float" office:value="94779" calcext:value-type="float">
            <text:p>94779</text:p>
          </table:table-cell>
          <table:table-cell table:style-name="ce10" office:value-type="percentage" office:value="0.0149" calcext:value-type="percentage">
            <text:p>1.49%</text:p>
          </table:table-cell>
          <table:table-cell table:style-name="ce6" office:value-type="float" office:value="1588329" calcext:value-type="float">
            <text:p>1588329</text:p>
          </table:table-cell>
          <table:table-cell table:style-name="ce6" office:value-type="float" office:value="3472" calcext:value-type="float">
            <text:p>3472</text:p>
          </table:table-cell>
          <table:table-cell table:style-name="ce18" office:value-type="percentage" office:value="0.0202" calcext:value-type="percentage">
            <text:p>2.0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1" calcext:value-type="date">
            <text:p>05/21/20</text:p>
          </table:table-cell>
          <table:table-cell table:style-name="ce6" office:value-type="float" office:value="332854" calcext:value-type="float">
            <text:p>332854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6089" calcext:value-type="float">
            <text:p>96089</text:p>
          </table:table-cell>
          <table:table-cell table:style-name="ce10" office:value-type="percentage" office:value="0.0138" calcext:value-type="percentage">
            <text:p>1.38%</text:p>
          </table:table-cell>
          <table:table-cell table:style-name="ce6" office:value-type="float" office:value="1615011" calcext:value-type="float">
            <text:p>1615011</text:p>
          </table:table-cell>
          <table:table-cell table:style-name="ce6" office:value-type="float" office:value="3561" calcext:value-type="float">
            <text:p>3561</text:p>
          </table:table-cell>
          <table:table-cell table:style-name="ce18" office:value-type="percentage" office:value="0.0256" calcext:value-type="percentage">
            <text:p>2.5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2" calcext:value-type="date">
            <text:p>05/22/20</text:p>
          </table:table-cell>
          <table:table-cell table:style-name="ce6" office:value-type="float" office:value="337964" calcext:value-type="float">
            <text:p>337964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97539" calcext:value-type="float">
            <text:p>97539</text:p>
          </table:table-cell>
          <table:table-cell table:style-name="ce10" office:value-type="percentage" office:value="0.0151" calcext:value-type="percentage">
            <text:p>1.51%</text:p>
          </table:table-cell>
          <table:table-cell table:style-name="ce6" office:value-type="float" office:value="1642717" calcext:value-type="float">
            <text:p>1642717</text:p>
          </table:table-cell>
          <table:table-cell table:style-name="ce6" office:value-type="float" office:value="3657" calcext:value-type="float">
            <text:p>3657</text:p>
          </table:table-cell>
          <table:table-cell table:style-name="ce18" office:value-type="percentage" office:value="0.027" calcext:value-type="percentage">
            <text:p>2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3" calcext:value-type="date">
            <text:p>05/23/20</text:p>
          </table:table-cell>
          <table:table-cell table:style-name="ce6" office:value-type="float" office:value="343301" calcext:value-type="float">
            <text:p>343301</text:p>
          </table:table-cell>
          <table:table-cell table:style-name="ce10" office:value-type="percentage" office:value="0.0158" calcext:value-type="percentage">
            <text:p>1.58%</text:p>
          </table:table-cell>
          <table:table-cell table:style-name="ce6" office:value-type="float" office:value="98597" calcext:value-type="float">
            <text:p>98597</text:p>
          </table:table-cell>
          <table:table-cell table:style-name="ce10" office:value-type="percentage" office:value="0.0108" calcext:value-type="percentage">
            <text:p>1.08%</text:p>
          </table:table-cell>
          <table:table-cell table:style-name="ce6" office:value-type="float" office:value="1663803" calcext:value-type="float">
            <text:p>1663803</text:p>
          </table:table-cell>
          <table:table-cell table:style-name="ce6" office:value-type="float" office:value="3726" calcext:value-type="float">
            <text:p>3726</text:p>
          </table:table-cell>
          <table:table-cell table:style-name="ce18" office:value-type="percentage" office:value="0.0188" calcext:value-type="percentage">
            <text:p>1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4" calcext:value-type="date">
            <text:p>05/24/20</text:p>
          </table:table-cell>
          <table:table-cell table:style-name="ce6" office:value-type="float" office:value="346145" calcext:value-type="float">
            <text:p>346145</text:p>
          </table:table-cell>
          <table:table-cell table:style-name="ce10" office:value-type="percentage" office:value="0.0083" calcext:value-type="percentage">
            <text:p>0.83%</text:p>
          </table:table-cell>
          <table:table-cell table:style-name="ce6" office:value-type="float" office:value="99243" calcext:value-type="float">
            <text:p>99243</text:p>
          </table:table-cell>
          <table:table-cell table:style-name="ce10" office:value-type="percentage" office:value="0.0065" calcext:value-type="percentage">
            <text:p>0.65%</text:p>
          </table:table-cell>
          <table:table-cell table:style-name="ce6" office:value-type="float" office:value="1684067" calcext:value-type="float">
            <text:p>1684067</text:p>
          </table:table-cell>
          <table:table-cell table:style-name="ce6" office:value-type="float" office:value="3742" calcext:value-type="float">
            <text:p>3742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5" calcext:value-type="date">
            <text:p>05/25/20</text:p>
          </table:table-cell>
          <table:table-cell table:style-name="ce6" office:value-type="float" office:value="346861" calcext:value-type="float">
            <text:p>346861</text:p>
          </table:table-cell>
          <table:table-cell table:style-name="ce10" office:value-type="percentage" office:value="0.0021" calcext:value-type="percentage">
            <text:p>0.21%</text:p>
          </table:table-cell>
          <table:table-cell table:style-name="ce6" office:value-type="float" office:value="99754" calcext:value-type="float">
            <text:p>99754</text:p>
          </table:table-cell>
          <table:table-cell table:style-name="ce10" office:value-type="percentage" office:value="0.0051" calcext:value-type="percentage">
            <text:p>0.51%</text:p>
          </table:table-cell>
          <table:table-cell table:style-name="ce6" office:value-type="float" office:value="1703881" calcext:value-type="float">
            <text:p>1703881</text:p>
          </table:table-cell>
          <table:table-cell table:style-name="ce6" office:value-type="float" office:value="3766" calcext:value-type="float">
            <text:p>3766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6" calcext:value-type="date">
            <text:p>05/26/20</text:p>
          </table:table-cell>
          <table:table-cell table:style-name="ce5" office:value-type="float" office:value="351065" calcext:value-type="float">
            <text:p>351065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0500" calcext:value-type="float">
            <text:p>100500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6" office:value-type="float" office:value="1724030" calcext:value-type="float">
            <text:p>1724030</text:p>
          </table:table-cell>
          <table:table-cell table:style-name="ce5" office:value-type="float" office:value="3807" calcext:value-type="float">
            <text:p>3807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7" calcext:value-type="date">
            <text:p>05/27/20</text:p>
          </table:table-cell>
          <table:table-cell table:style-name="ce5" office:value-type="float" office:value="355886" calcext:value-type="float">
            <text:p>355886</text:p>
          </table:table-cell>
          <table:table-cell table:style-name="ce9" office:value-type="percentage" office:value="0.0137" calcext:value-type="percentage">
            <text:p>1.37%</text:p>
          </table:table-cell>
          <table:table-cell table:style-name="ce5" office:value-type="float" office:value="101842" calcext:value-type="float">
            <text:p>101842</text:p>
          </table:table-cell>
          <table:table-cell table:style-name="ce9" office:value-type="percentage" office:value="0.0133" calcext:value-type="percentage">
            <text:p>1.33%</text:p>
          </table:table-cell>
          <table:table-cell table:style-name="ce6" office:value-type="float" office:value="1742290" calcext:value-type="float">
            <text:p>1742290</text:p>
          </table:table-cell>
          <table:table-cell table:style-name="ce5" office:value-type="float" office:value="3895" calcext:value-type="float">
            <text:p>3895</text:p>
          </table:table-cell>
          <table:table-cell table:style-name="ce18" office:value-type="percentage" office:value="0.0231" calcext:value-type="percentage">
            <text:p>2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8" calcext:value-type="date">
            <text:p>05/28/20</text:p>
          </table:table-cell>
          <table:table-cell table:style-name="ce5" office:value-type="float" office:value="360851" calcext:value-type="float">
            <text:p>360851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03302" calcext:value-type="float">
            <text:p>103302</text:p>
          </table:table-cell>
          <table:table-cell table:style-name="ce9" office:value-type="percentage" office:value="0.0143" calcext:value-type="percentage">
            <text:p>1.43%</text:p>
          </table:table-cell>
          <table:table-cell table:style-name="ce6" office:value-type="float" office:value="1767583" calcext:value-type="float">
            <text:p>1767583</text:p>
          </table:table-cell>
          <table:table-cell table:style-name="ce5" office:value-type="float" office:value="3974" calcext:value-type="float">
            <text:p>3974</text:p>
          </table:table-cell>
          <table:table-cell table:style-name="ce18" office:value-type="percentage" office:value="0.0203" calcext:value-type="percentage">
            <text:p>2.0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9" calcext:value-type="date">
            <text:p>05/29/20</text:p>
          </table:table-cell>
          <table:table-cell table:style-name="ce5" office:value-type="float" office:value="364490" calcext:value-type="float">
            <text:p>36449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03974" calcext:value-type="float">
            <text:p>103974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6" office:value-type="float" office:value="1781112" calcext:value-type="float">
            <text:p>1781112</text:p>
          </table:table-cell>
          <table:table-cell table:style-name="ce5" office:value-type="float" office:value="4053" calcext:value-type="float">
            <text:p>4053</text:p>
          </table:table-cell>
          <table:table-cell table:style-name="ce18" office:value-type="percentage" office:value="0.0198" calcext:value-type="percentage">
            <text:p>1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0" calcext:value-type="date">
            <text:p>05/30/20</text:p>
          </table:table-cell>
          <table:table-cell table:style-name="ce5" office:value-type="float" office:value="369510" calcext:value-type="float">
            <text:p>369510</text:p>
          </table:table-cell>
          <table:table-cell table:style-name="ce9" office:value-type="percentage" office:value="0.0138" calcext:value-type="percentage">
            <text:p>1.38%</text:p>
          </table:table-cell>
          <table:table-cell table:style-name="ce5" office:value-type="float" office:value="105514" calcext:value-type="float">
            <text:p>105514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6" office:value-type="float" office:value="1814602" calcext:value-type="float">
            <text:p>1814602</text:p>
          </table:table-cell>
          <table:table-cell table:style-name="ce5" office:value-type="float" office:value="4092" calcext:value-type="float">
            <text:p>4092</text:p>
          </table:table-cell>
          <table:table-cell table:style-name="ce18" office:value-type="percentage" office:value="0.0096" calcext:value-type="percentage">
            <text:p>0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1" calcext:value-type="date">
            <text:p>05/31/20</text:p>
          </table:table-cell>
          <table:table-cell table:style-name="ce5" office:value-type="float" office:value="372382" calcext:value-type="float">
            <text:p>3723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05886" calcext:value-type="float">
            <text:p>10588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827019" calcext:value-type="float">
            <text:p>1827019</text:p>
          </table:table-cell>
          <table:table-cell table:style-name="ce5" office:value-type="float" office:value="4149" calcext:value-type="float">
            <text:p>4149</text:p>
          </table:table-cell>
          <table:table-cell table:style-name="ce18" office:value-type="percentage" office:value="0.0139" calcext:value-type="percentage">
            <text:p>1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1" calcext:value-type="date">
            <text:p>06/01/20</text:p>
          </table:table-cell>
          <table:table-cell table:style-name="ce5" office:value-type="float" office:value="374871" calcext:value-type="float">
            <text:p>3748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06323" calcext:value-type="float">
            <text:p>106323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6" office:value-type="float" office:value="1842883" calcext:value-type="float">
            <text:p>1842883</text:p>
          </table:table-cell>
          <table:table-cell table:style-name="ce5" office:value-type="float" office:value="4218" calcext:value-type="float">
            <text:p>4218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2" calcext:value-type="date">
            <text:p>06/02/20</text:p>
          </table:table-cell>
          <table:table-cell table:style-name="ce5" office:value-type="float" office:value="380686" calcext:value-type="float">
            <text:p>380686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5" office:value-type="float" office:value="107970" calcext:value-type="float">
            <text:p>107970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6" office:value-type="float" office:value="1878100" calcext:value-type="float">
            <text:p>1878100</text:p>
          </table:table-cell>
          <table:table-cell table:style-name="ce5" office:value-type="float" office:value="4292" calcext:value-type="float">
            <text:p>4292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3" calcext:value-type="date">
            <text:p>06/03/20</text:p>
          </table:table-cell>
          <table:table-cell table:style-name="ce5" office:value-type="float" office:value="385310" calcext:value-type="float">
            <text:p>385310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9002" calcext:value-type="float">
            <text:p>109002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6" office:value-type="float" office:value="1898733" calcext:value-type="float">
            <text:p>1898733</text:p>
          </table:table-cell>
          <table:table-cell table:style-name="ce5" office:value-type="float" office:value="4334" calcext:value-type="float">
            <text:p>4334</text:p>
          </table:table-cell>
          <table:table-cell table:style-name="ce18" office:value-type="percentage" office:value="0.0098" calcext:value-type="percentage">
            <text:p>0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4" calcext:value-type="date">
            <text:p>06/04/20</text:p>
          </table:table-cell>
          <table:table-cell table:style-name="ce5" office:value-type="float" office:value="391513" calcext:value-type="float">
            <text:p>391513</text:p>
          </table:table-cell>
          <table:table-cell table:style-name="ce9" office:value-type="percentage" office:value="0.0161" calcext:value-type="percentage">
            <text:p>1.61%</text:p>
          </table:table-cell>
          <table:table-cell table:style-name="ce5" office:value-type="float" office:value="110113" calcext:value-type="float">
            <text:p>110113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6" office:value-type="float" office:value="1922307" calcext:value-type="float">
            <text:p>1922307</text:p>
          </table:table-cell>
          <table:table-cell table:style-name="ce5" office:value-type="float" office:value="4444" calcext:value-type="float">
            <text:p>444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5" calcext:value-type="date">
            <text:p>06/05/20</text:p>
          </table:table-cell>
          <table:table-cell table:style-name="ce5" office:value-type="float" office:value="398023" calcext:value-type="float">
            <text:p>398023</text:p>
          </table:table-cell>
          <table:table-cell table:style-name="ce9" office:value-type="percentage" office:value="0.0166" calcext:value-type="percentage">
            <text:p>1.66%</text:p>
          </table:table-cell>
          <table:table-cell table:style-name="ce5" office:value-type="float" office:value="111390" calcext:value-type="float">
            <text:p>111390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1965708" calcext:value-type="float">
            <text:p>1965708</text:p>
          </table:table-cell>
          <table:table-cell table:style-name="ce5" office:value-type="float" office:value="4530" calcext:value-type="float">
            <text:p>4530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6" calcext:value-type="date">
            <text:p>06/06/20</text:p>
          </table:table-cell>
          <table:table-cell table:style-name="ce5" office:value-type="float" office:value="400150" calcext:value-type="float">
            <text:p>400150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11783" calcext:value-type="float">
            <text:p>11178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978657" calcext:value-type="float">
            <text:p>1978657</text:p>
          </table:table-cell>
          <table:table-cell table:style-name="ce5" office:value-type="float" office:value="4552" calcext:value-type="float">
            <text:p>4552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7" calcext:value-type="date">
            <text:p>06/07/20</text:p>
          </table:table-cell>
          <table:table-cell table:style-name="ce5" office:value-type="float" office:value="404482" calcext:value-type="float">
            <text:p>404482</text:p>
          </table:table-cell>
          <table:table-cell table:style-name="ce9" office:value-type="percentage" office:value="0.0108" calcext:value-type="percentage">
            <text:p>1.08%</text:p>
          </table:table-cell>
          <table:table-cell table:style-name="ce5" office:value-type="float" office:value="112477" calcext:value-type="float">
            <text:p>11247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6" office:value-type="float" office:value="2005813" calcext:value-type="float">
            <text:p>2005813</text:p>
          </table:table-cell>
          <table:table-cell table:style-name="ce5" office:value-type="float" office:value="4611" calcext:value-type="float">
            <text:p>4611</text:p>
          </table:table-cell>
          <table:table-cell table:style-name="ce18" office:value-type="percentage" office:value="0.0129" calcext:value-type="percentage">
            <text:p>1.2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8" calcext:value-type="date">
            <text:p>06/08/20</text:p>
          </table:table-cell>
          <table:table-cell table:style-name="ce5" office:value-type="float" office:value="407595" calcext:value-type="float">
            <text:p>407595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12778" calcext:value-type="float">
            <text:p>11277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6" office:value-type="float" office:value="2015719" calcext:value-type="float">
            <text:p>2015719</text:p>
          </table:table-cell>
          <table:table-cell table:style-name="ce5" office:value-type="float" office:value="4642" calcext:value-type="float">
            <text:p>4642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9" calcext:value-type="date">
            <text:p>06/09/20</text:p>
          </table:table-cell>
          <table:table-cell table:style-name="ce5" office:value-type="float" office:value="412645" calcext:value-type="float">
            <text:p>412645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14088" calcext:value-type="float">
            <text:p>114088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2043291" calcext:value-type="float">
            <text:p>2043291</text:p>
          </table:table-cell>
          <table:table-cell table:style-name="ce5" office:value-type="float" office:value="4682" calcext:value-type="float">
            <text:p>4682</text:p>
          </table:table-cell>
          <table:table-cell table:style-name="ce18" office:value-type="percentage" office:value="0.0086" calcext:value-type="percentage">
            <text:p>0.8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0" calcext:value-type="date">
            <text:p>06/10/20</text:p>
          </table:table-cell>
          <table:table-cell table:style-name="ce5" office:value-type="float" office:value="417834" calcext:value-type="float">
            <text:p>417834</text:p>
          </table:table-cell>
          <table:table-cell table:style-name="ce9" office:value-type="percentage" office:value="0.0125" calcext:value-type="percentage">
            <text:p>1.25%</text:p>
          </table:table-cell>
          <table:table-cell table:style-name="ce5" office:value-type="float" office:value="115115" calcext:value-type="float">
            <text:p>115115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6" office:value-type="float" office:value="2064676" calcext:value-type="float">
            <text:p>2064676</text:p>
          </table:table-cell>
          <table:table-cell table:style-name="ce5" office:value-type="float" office:value="4837" calcext:value-type="float">
            <text:p>4837</text:p>
          </table:table-cell>
          <table:table-cell table:style-name="ce18" office:value-type="percentage" office:value="0.0331" calcext:value-type="percentage">
            <text:p>3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1" calcext:value-type="date">
            <text:p>06/11/20</text:p>
          </table:table-cell>
          <table:table-cell table:style-name="ce5" office:value-type="float" office:value="422685" calcext:value-type="float">
            <text:p>422685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15992" calcext:value-type="float">
            <text:p>11599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6" office:value-type="float" office:value="2088010" calcext:value-type="float">
            <text:p>2088010</text:p>
          </table:table-cell>
          <table:table-cell table:style-name="ce5" office:value-type="float" office:value="4875" calcext:value-type="float">
            <text:p>4875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2" calcext:value-type="date">
            <text:p>06/12/20</text:p>
          </table:table-cell>
          <table:table-cell table:style-name="ce5" office:value-type="float" office:value="428105" calcext:value-type="float">
            <text:p>428105</text:p>
          </table:table-cell>
          <table:table-cell table:style-name="ce9" office:value-type="percentage" office:value="0.0128" calcext:value-type="percentage">
            <text:p>1.28%</text:p>
          </table:table-cell>
          <table:table-cell table:style-name="ce5" office:value-type="float" office:value="116825" calcext:value-type="float">
            <text:p>11682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6" office:value-type="float" office:value="2116922" calcext:value-type="float">
            <text:p>2116922</text:p>
          </table:table-cell>
          <table:table-cell table:style-name="ce5" office:value-type="float" office:value="4979" calcext:value-type="float">
            <text:p>4979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3" calcext:value-type="date">
            <text:p>06/13/20</text:p>
          </table:table-cell>
          <table:table-cell table:style-name="ce5" office:value-type="float" office:value="431474" calcext:value-type="float">
            <text:p>4314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7502" calcext:value-type="float">
            <text:p>11750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6" office:value-type="float" office:value="2140992" calcext:value-type="float">
            <text:p>2140992</text:p>
          </table:table-cell>
          <table:table-cell table:style-name="ce5" office:value-type="float" office:value="5011" calcext:value-type="float">
            <text:p>5011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4" calcext:value-type="date">
            <text:p>06/14/20</text:p>
          </table:table-cell>
          <table:table-cell table:style-name="ce5" office:value-type="float" office:value="434975" calcext:value-type="float">
            <text:p>43497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17849" calcext:value-type="float">
            <text:p>11784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6" office:value-type="float" office:value="2161273" calcext:value-type="float">
            <text:p>2161273</text:p>
          </table:table-cell>
          <table:table-cell table:style-name="ce5" office:value-type="float" office:value="5100" calcext:value-type="float">
            <text:p>5100</text:p>
          </table:table-cell>
          <table:table-cell table:style-name="ce18" office:value-type="percentage" office:value="0.0177" calcext:value-type="percentage">
            <text:p>1.7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5" calcext:value-type="date">
            <text:p>06/15/20</text:p>
          </table:table-cell>
          <table:table-cell table:style-name="ce5" office:value-type="float" office:value="438237" calcext:value-type="float">
            <text:p>438237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18263" calcext:value-type="float">
            <text:p>11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2181528" calcext:value-type="float">
            <text:p>2181528</text:p>
          </table:table-cell>
          <table:table-cell table:style-name="ce5" office:value-type="float" office:value="5105" calcext:value-type="float">
            <text:p>5105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6" calcext:value-type="date">
            <text:p>06/16/20</text:p>
          </table:table-cell>
          <table:table-cell table:style-name="ce5" office:value-type="float" office:value="444758" calcext:value-type="float">
            <text:p>444758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5" office:value-type="float" office:value="119091" calcext:value-type="float">
            <text:p>11909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6" office:value-type="float" office:value="2206712" calcext:value-type="float">
            <text:p>2206712</text:p>
          </table:table-cell>
          <table:table-cell table:style-name="ce5" office:value-type="float" office:value="5140" calcext:value-type="float">
            <text:p>5140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7" calcext:value-type="date">
            <text:p>06/17/20</text:p>
          </table:table-cell>
          <table:table-cell table:style-name="ce5" office:value-type="float" office:value="450086" calcext:value-type="float">
            <text:p>450086</text:p>
          </table:table-cell>
          <table:table-cell table:style-name="ce9" office:value-type="percentage" office:value="0.0119" calcext:value-type="percentage">
            <text:p>1.19%</text:p>
          </table:table-cell>
          <table:table-cell table:style-name="ce5" office:value-type="float" office:value="119914" calcext:value-type="float">
            <text:p>119914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32070" calcext:value-type="float">
            <text:p>2232070</text:p>
          </table:table-cell>
          <table:table-cell table:style-name="ce5" office:value-type="float" office:value="5256" calcext:value-type="float">
            <text:p>5256</text:p>
          </table:table-cell>
          <table:table-cell table:style-name="ce18" office:value-type="percentage" office:value="0.0225" calcext:value-type="percentage">
            <text:p>2.25%</text:p>
          </table:table-cell>
          <table:table-cell table:style-name="ce5" office:value-type="float" office:value="161099" calcext:value-type="float">
            <text:p>1610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8" calcext:value-type="date">
            <text:p>06/18/20</text:p>
          </table:table-cell>
          <table:table-cell table:style-name="ce5" office:value-type="float" office:value="455073" calcext:value-type="float">
            <text:p>455073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20531" calcext:value-type="float">
            <text:p>120531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6" office:value-type="float" office:value="2257604" calcext:value-type="float">
            <text:p>2257604</text:p>
          </table:table-cell>
          <table:table-cell table:style-name="ce5" office:value-type="float" office:value="5307" calcext:value-type="float">
            <text:p>5307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165416" calcext:value-type="float">
            <text:p>1654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9" calcext:value-type="date">
            <text:p>06/19/20</text:p>
          </table:table-cell>
          <table:table-cell table:style-name="ce5" office:value-type="float" office:value="461452" calcext:value-type="float">
            <text:p>461452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121369" calcext:value-type="float">
            <text:p>121369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93623" calcext:value-type="float">
            <text:p>2293623</text:p>
          </table:table-cell>
          <table:table-cell table:style-name="ce5" office:value-type="float" office:value="5409" calcext:value-type="float">
            <text:p>5409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169309" calcext:value-type="float">
            <text:p>1693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0" calcext:value-type="date">
            <text:p>06/20/20</text:p>
          </table:table-cell>
          <table:table-cell table:style-name="ce5" office:value-type="float" office:value="466677" calcext:value-type="float">
            <text:p>466677</text:p>
          </table:table-cell>
          <table:table-cell table:style-name="ce9" office:value-type="percentage" office:value="0.0113" calcext:value-type="percentage">
            <text:p>1.13%</text:p>
          </table:table-cell>
          <table:table-cell table:style-name="ce5" office:value-type="float" office:value="121980" calcext:value-type="float">
            <text:p>121980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6" office:value-type="float" office:value="2330578" calcext:value-type="float">
            <text:p>2330578</text:p>
          </table:table-cell>
          <table:table-cell table:style-name="ce5" office:value-type="float" office:value="5495" calcext:value-type="float">
            <text:p>5495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173824" calcext:value-type="float">
            <text:p>1738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1" calcext:value-type="date">
            <text:p>06/21/20</text:p>
          </table:table-cell>
          <table:table-cell table:style-name="ce5" office:value-type="float" office:value="469289" calcext:value-type="float">
            <text:p>46928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122238" calcext:value-type="float">
            <text:p>12223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6" office:value-type="float" office:value="2353775" calcext:value-type="float">
            <text:p>2353775</text:p>
          </table:table-cell>
          <table:table-cell table:style-name="ce5" office:value-type="float" office:value="5506" calcext:value-type="float">
            <text:p>5506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78054" calcext:value-type="float">
            <text:p>1780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2" calcext:value-type="date">
            <text:p>06/22/20</text:p>
          </table:table-cell>
          <table:table-cell table:style-name="ce5" office:value-type="float" office:value="474175" calcext:value-type="float">
            <text:p>47417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22610" calcext:value-type="float">
            <text:p>12261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6" office:value-type="float" office:value="2388153" calcext:value-type="float">
            <text:p>2388153</text:p>
          </table:table-cell>
          <table:table-cell table:style-name="ce5" office:value-type="float" office:value="5558" calcext:value-type="float">
            <text:p>5558</text:p>
          </table:table-cell>
          <table:table-cell table:style-name="ce18" office:value-type="percentage" office:value="0.0094" calcext:value-type="percentage">
            <text:p>0.94%</text:p>
          </table:table-cell>
          <table:table-cell table:style-name="ce5" office:value-type="float" office:value="183073" calcext:value-type="float">
            <text:p>1830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3" calcext:value-type="date">
            <text:p>06/23/20</text:p>
          </table:table-cell>
          <table:table-cell table:style-name="ce5" office:value-type="float" office:value="478599" calcext:value-type="float">
            <text:p>47859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23467" calcext:value-type="float">
            <text:p>12346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22583" calcext:value-type="float">
            <text:p>2422583</text:p>
          </table:table-cell>
          <table:table-cell table:style-name="ce5" office:value-type="float" office:value="5579" calcext:value-type="float">
            <text:p>5579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190222" calcext:value-type="float">
            <text:p>1902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4" calcext:value-type="date">
            <text:p>06/24/20</text:p>
          </table:table-cell>
          <table:table-cell table:style-name="ce5" office:value-type="float" office:value="485264" calcext:value-type="float">
            <text:p>485264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24281" calcext:value-type="float">
            <text:p>124281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2463271" calcext:value-type="float">
            <text:p>2463271</text:p>
          </table:table-cell>
          <table:table-cell table:style-name="ce5" office:value-type="float" office:value="5726" calcext:value-type="float">
            <text:p>5726</text:p>
          </table:table-cell>
          <table:table-cell table:style-name="ce18" office:value-type="percentage" office:value="0.0263" calcext:value-type="percentage">
            <text:p>2.63%</text:p>
          </table:table-cell>
          <table:table-cell table:style-name="ce5" office:value-type="float" office:value="195925" calcext:value-type="float">
            <text:p>195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5" calcext:value-type="date">
            <text:p>06/25/20</text:p>
          </table:table-cell>
          <table:table-cell table:style-name="ce5" office:value-type="float" office:value="490372" calcext:value-type="float">
            <text:p>490372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26423" calcext:value-type="float">
            <text:p>126423</text:p>
          </table:table-cell>
          <table:table-cell table:style-name="ce9" office:value-type="percentage" office:value="0.0172" calcext:value-type="percentage">
            <text:p>1.72%</text:p>
          </table:table-cell>
          <table:table-cell table:style-name="ce5" office:value-type="float" office:value="2497683" calcext:value-type="float">
            <text:p>2497683</text:p>
          </table:table-cell>
          <table:table-cell table:style-name="ce5" office:value-type="float" office:value="5752" calcext:value-type="float">
            <text:p>575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97589" calcext:value-type="float">
            <text:p>19758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6" calcext:value-type="date">
            <text:p>06/26/20</text:p>
          </table:table-cell>
          <table:table-cell table:style-name="ce5" office:value-type="float" office:value="495311" calcext:value-type="float">
            <text:p>495311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27357" calcext:value-type="float">
            <text:p>127357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2546452" calcext:value-type="float">
            <text:p>2546452</text:p>
          </table:table-cell>
          <table:table-cell table:style-name="ce5" office:value-type="float" office:value="5817" calcext:value-type="float">
            <text:p>5817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202072" calcext:value-type="float">
            <text:p>2020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7" calcext:value-type="date">
            <text:p>06/27/20</text:p>
          </table:table-cell>
          <table:table-cell table:style-name="ce5" office:value-type="float" office:value="500072" calcext:value-type="float">
            <text:p>500072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28108" calcext:value-type="float">
            <text:p>12810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90280" calcext:value-type="float">
            <text:p>2590280</text:p>
          </table:table-cell>
          <table:table-cell table:style-name="ce5" office:value-type="float" office:value="5870" calcext:value-type="float">
            <text:p>5870</text:p>
          </table:table-cell>
          <table:table-cell table:style-name="ce18" office:value-type="percentage" office:value="0.0091" calcext:value-type="percentage">
            <text:p>0.91%</text:p>
          </table:table-cell>
          <table:table-cell table:style-name="ce5" office:value-type="float" office:value="207085" calcext:value-type="float">
            <text:p>2070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8" calcext:value-type="date">
            <text:p>06/28/20</text:p>
          </table:table-cell>
          <table:table-cell table:style-name="ce5" office:value-type="float" office:value="503888" calcext:value-type="float">
            <text:p>503888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128412" calcext:value-type="float">
            <text:p>12841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631749" calcext:value-type="float">
            <text:p>2631749</text:p>
          </table:table-cell>
          <table:table-cell table:style-name="ce5" office:value-type="float" office:value="5908" calcext:value-type="float">
            <text:p>5908</text:p>
          </table:table-cell>
          <table:table-cell table:style-name="ce18" office:value-type="percentage" office:value="0.0065" calcext:value-type="percentage">
            <text:p>0.65%</text:p>
          </table:table-cell>
          <table:table-cell table:style-name="ce5" office:value-type="float" office:value="211382" calcext:value-type="float">
            <text:p>21138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9" calcext:value-type="date">
            <text:p>06/29/20</text:p>
          </table:table-cell>
          <table:table-cell table:style-name="ce5" office:value-type="float" office:value="507129" calcext:value-type="float">
            <text:p>50712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28744" calcext:value-type="float">
            <text:p>12874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674341" calcext:value-type="float">
            <text:p>2674341</text:p>
          </table:table-cell>
          <table:table-cell table:style-name="ce5" office:value-type="float" office:value="5941" calcext:value-type="float">
            <text:p>594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216829" calcext:value-type="float">
            <text:p>2168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30" calcext:value-type="date">
            <text:p>06/30/20</text:p>
          </table:table-cell>
          <table:table-cell table:style-name="ce5" office:value-type="float" office:value="512716" calcext:value-type="float">
            <text:p>512716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30004" calcext:value-type="float">
            <text:p>13000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718131" calcext:value-type="float">
            <text:p>2718131</text:p>
          </table:table-cell>
          <table:table-cell table:style-name="ce5" office:value-type="float" office:value="6014" calcext:value-type="float">
            <text:p>6014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226851" calcext:value-type="float">
            <text:p>2268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1" calcext:value-type="date">
            <text:p>07/01/20</text:p>
          </table:table-cell>
          <table:table-cell table:style-name="ce5" office:value-type="float" office:value="517614" calcext:value-type="float">
            <text:p>517614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30698" calcext:value-type="float">
            <text:p>13069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770080" calcext:value-type="float">
            <text:p>2770080</text:p>
          </table:table-cell>
          <table:table-cell table:style-name="ce5" office:value-type="float" office:value="6108" calcext:value-type="float">
            <text:p>6108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233690" calcext:value-type="float">
            <text:p>2336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2" calcext:value-type="date">
            <text:p>07/02/20</text:p>
          </table:table-cell>
          <table:table-cell table:style-name="ce5" office:value-type="float" office:value="522926" calcext:value-type="float">
            <text:p>522926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31415" calcext:value-type="float">
            <text:p>131415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830497" calcext:value-type="float">
            <text:p>2830497</text:p>
          </table:table-cell>
          <table:table-cell table:style-name="ce5" office:value-type="float" office:value="6196" calcext:value-type="float">
            <text:p>6196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241078" calcext:value-type="float">
            <text:p>2410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3" calcext:value-type="date">
            <text:p>07/03/20</text:p>
          </table:table-cell>
          <table:table-cell table:style-name="ce5" office:value-type="float" office:value="528242" calcext:value-type="float">
            <text:p>528242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6" office:value-type="float" office:value="132081" calcext:value-type="float">
            <text:p>132081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890299" calcext:value-type="float">
            <text:p>2890299</text:p>
          </table:table-cell>
          <table:table-cell table:style-name="ce5" office:value-type="float" office:value="6316" calcext:value-type="float">
            <text:p>6316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5" office:value-type="float" office:value="250514" calcext:value-type="float">
            <text:p>2505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4" calcext:value-type="date">
            <text:p>07/04/20</text:p>
          </table:table-cell>
          <table:table-cell table:style-name="ce5" office:value-type="float" office:value="532723" calcext:value-type="float">
            <text:p>532723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32313" calcext:value-type="float">
            <text:p>132313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35088" calcext:value-type="float">
            <text:p>2935088</text:p>
          </table:table-cell>
          <table:table-cell table:style-name="ce5" office:value-type="float" office:value="6335" calcext:value-type="float">
            <text:p>6335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252527" calcext:value-type="float">
            <text:p>2525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5" calcext:value-type="date">
            <text:p>07/05/20</text:p>
          </table:table-cell>
          <table:table-cell table:style-name="ce5" office:value-type="float" office:value="536210" calcext:value-type="float">
            <text:p>536210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32549" calcext:value-type="float">
            <text:p>132549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76662" calcext:value-type="float">
            <text:p>2976662</text:p>
          </table:table-cell>
          <table:table-cell table:style-name="ce5" office:value-type="float" office:value="6338" calcext:value-type="float">
            <text:p>633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254422" calcext:value-type="float">
            <text:p>2544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6" calcext:value-type="date">
            <text:p>07/06/20</text:p>
          </table:table-cell>
          <table:table-cell table:style-name="ce5" office:value-type="float" office:value="539646" calcext:value-type="float">
            <text:p>53964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32845" calcext:value-type="float">
            <text:p>132845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027666" calcext:value-type="float">
            <text:p>3027666</text:p>
          </table:table-cell>
          <table:table-cell table:style-name="ce5" office:value-type="float" office:value="6443" calcext:value-type="float">
            <text:p>6443</text:p>
          </table:table-cell>
          <table:table-cell table:style-name="ce18" office:value-type="percentage" office:value="0.0151" calcext:value-type="percentage">
            <text:p>1.51%</text:p>
          </table:table-cell>
          <table:table-cell table:style-name="ce5" office:value-type="float" office:value="271035" calcext:value-type="float">
            <text:p>27103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7" calcext:value-type="date">
            <text:p>07/07/20</text:p>
          </table:table-cell>
          <table:table-cell table:style-name="ce5" office:value-type="float" office:value="545539" calcext:value-type="float">
            <text:p>545539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133903" calcext:value-type="float">
            <text:p>13390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93772" calcext:value-type="float">
            <text:p>3093772</text:p>
          </table:table-cell>
          <table:table-cell table:style-name="ce5" office:value-type="float" office:value="6553" calcext:value-type="float">
            <text:p>6553</text:p>
          </table:table-cell>
          <table:table-cell table:style-name="ce18" office:value-type="percentage" office:value="0.017" calcext:value-type="percentage">
            <text:p>1.70%</text:p>
          </table:table-cell>
          <table:table-cell table:style-name="ce5" office:value-type="float" office:value="282253" calcext:value-type="float">
            <text:p>2822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8" calcext:value-type="date">
            <text:p>07/08/20</text:p>
          </table:table-cell>
          <table:table-cell table:style-name="ce5" office:value-type="float" office:value="551942" calcext:value-type="float">
            <text:p>551942</text:p>
          </table:table-cell>
          <table:table-cell table:style-name="ce9" office:value-type="percentage" office:value="0.0117" calcext:value-type="percentage">
            <text:p>1.17%</text:p>
          </table:table-cell>
          <table:table-cell table:style-name="ce5" office:value-type="float" office:value="134862" calcext:value-type="float">
            <text:p>134862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3158932" calcext:value-type="float">
            <text:p>3158932</text:p>
          </table:table-cell>
          <table:table-cell table:style-name="ce5" office:value-type="float" office:value="6698" calcext:value-type="float">
            <text:p>6698</text:p>
          </table:table-cell>
          <table:table-cell table:style-name="ce18" office:value-type="percentage" office:value="0.0221" calcext:value-type="percentage">
            <text:p>2.21%</text:p>
          </table:table-cell>
          <table:table-cell table:style-name="ce5" office:value-type="float" office:value="291244" calcext:value-type="float">
            <text:p>2912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9" calcext:value-type="date">
            <text:p>07/09/20</text:p>
          </table:table-cell>
          <table:table-cell table:style-name="ce5" office:value-type="float" office:value="556226" calcext:value-type="float">
            <text:p>556226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5674" calcext:value-type="float">
            <text:p>135674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3213283" calcext:value-type="float">
            <text:p>3213283</text:p>
          </table:table-cell>
          <table:table-cell table:style-name="ce5" office:value-type="float" office:value="6803" calcext:value-type="float">
            <text:p>6803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302001" calcext:value-type="float">
            <text:p>3020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0" calcext:value-type="date">
            <text:p>07/10/20</text:p>
          </table:table-cell>
          <table:table-cell table:style-name="ce5" office:value-type="float" office:value="561384" calcext:value-type="float">
            <text:p>561384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136520" calcext:value-type="float">
            <text:p>136520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282933" calcext:value-type="float">
            <text:p>3282933</text:p>
          </table:table-cell>
          <table:table-cell table:style-name="ce5" office:value-type="float" office:value="6957" calcext:value-type="float">
            <text:p>6957</text:p>
          </table:table-cell>
          <table:table-cell table:style-name="ce18" office:value-type="percentage" office:value="0.0226" calcext:value-type="percentage">
            <text:p>2.26%</text:p>
          </table:table-cell>
          <table:table-cell table:style-name="ce5" office:value-type="float" office:value="310864" calcext:value-type="float">
            <text:p>3108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1" calcext:value-type="date">
            <text:p>07/11/20</text:p>
          </table:table-cell>
          <table:table-cell table:style-name="ce5" office:value-type="float" office:value="566570" calcext:value-type="float">
            <text:p>566570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37369" calcext:value-type="float">
            <text:p>137369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352172" calcext:value-type="float">
            <text:p>3352172</text:p>
          </table:table-cell>
          <table:table-cell table:style-name="ce5" office:value-type="float" office:value="7018" calcext:value-type="float">
            <text:p>7018</text:p>
          </table:table-cell>
          <table:table-cell table:style-name="ce18" office:value-type="percentage" office:value="0.0087" calcext:value-type="percentage">
            <text:p>0.87%</text:p>
          </table:table-cell>
          <table:table-cell table:style-name="ce5" office:value-type="float" office:value="316929" calcext:value-type="float">
            <text:p>316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2" calcext:value-type="date">
            <text:p>07/12/20</text:p>
          </table:table-cell>
          <table:table-cell table:style-name="ce5" office:value-type="float" office:value="570930" calcext:value-type="float">
            <text:p>570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7782" calcext:value-type="float">
            <text:p>13778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412502" calcext:value-type="float">
            <text:p>3412502</text:p>
          </table:table-cell>
          <table:table-cell table:style-name="ce5" office:value-type="float" office:value="7051" calcext:value-type="float">
            <text:p>705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24524" calcext:value-type="float">
            <text:p>3245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3" calcext:value-type="date">
            <text:p>07/13/20</text:p>
          </table:table-cell>
          <table:table-cell table:style-name="ce5" office:value-type="float" office:value="574900" calcext:value-type="float">
            <text:p>57490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138247" calcext:value-type="float">
            <text:p>1382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3479105" calcext:value-type="float">
            <text:p>3479105</text:p>
          </table:table-cell>
          <table:table-cell table:style-name="ce5" office:value-type="float" office:value="7091" calcext:value-type="float">
            <text:p>7091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32817" calcext:value-type="float">
            <text:p>332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4" calcext:value-type="date">
            <text:p>07/14/20</text:p>
          </table:table-cell>
          <table:table-cell table:style-name="ce5" office:value-type="float" office:value="581030" calcext:value-type="float">
            <text:p>581030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39143" calcext:value-type="float">
            <text:p>13914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545077" calcext:value-type="float">
            <text:p>3545077</text:p>
          </table:table-cell>
          <table:table-cell table:style-name="ce5" office:value-type="float" office:value="7223" calcext:value-type="float">
            <text:p>7223</text:p>
          </table:table-cell>
          <table:table-cell table:style-name="ce18" office:value-type="percentage" office:value="0.0186" calcext:value-type="percentage">
            <text:p>1.86%</text:p>
          </table:table-cell>
          <table:table-cell table:style-name="ce5" office:value-type="float" office:value="343200" calcext:value-type="float">
            <text:p>3432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5" calcext:value-type="date">
            <text:p>07/15/20</text:p>
          </table:table-cell>
          <table:table-cell table:style-name="ce5" office:value-type="float" office:value="585763" calcext:value-type="float">
            <text:p>58576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40067" calcext:value-type="float">
            <text:p>140067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3615105" calcext:value-type="float">
            <text:p>3615105</text:p>
          </table:table-cell>
          <table:table-cell table:style-name="ce5" office:value-type="float" office:value="7300" calcext:value-type="float">
            <text:p>7300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51560" calcext:value-type="float">
            <text:p>351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6" calcext:value-type="date">
            <text:p>07/16/20</text:p>
          </table:table-cell>
          <table:table-cell table:style-name="ce5" office:value-type="float" office:value="592613" calcext:value-type="float">
            <text:p>592613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41118" calcext:value-type="float">
            <text:p>141118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3695025" calcext:value-type="float">
            <text:p>3695025</text:p>
          </table:table-cell>
          <table:table-cell table:style-name="ce5" office:value-type="float" office:value="7491" calcext:value-type="float">
            <text:p>7491</text:p>
          </table:table-cell>
          <table:table-cell table:style-name="ce18" office:value-type="percentage" office:value="0.0261" calcext:value-type="percentage">
            <text:p>2.61%</text:p>
          </table:table-cell>
          <table:table-cell table:style-name="ce5" office:value-type="float" office:value="364706" calcext:value-type="float">
            <text:p>36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7" calcext:value-type="date">
            <text:p>07/17/20</text:p>
          </table:table-cell>
          <table:table-cell table:style-name="ce5" office:value-type="float" office:value="597596" calcext:value-type="float">
            <text:p>597596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1874" calcext:value-type="float">
            <text:p>141874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721019" calcext:value-type="float">
            <text:p>3721019</text:p>
          </table:table-cell>
          <table:table-cell table:style-name="ce5" office:value-type="float" office:value="7513" calcext:value-type="float">
            <text:p>7513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427" calcext:value-type="float">
            <text:p>3664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8" calcext:value-type="date">
            <text:p>07/18/20</text:p>
          </table:table-cell>
          <table:table-cell table:style-name="ce5" office:value-type="float" office:value="604846" calcext:value-type="float">
            <text:p>604846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42877" calcext:value-type="float">
            <text:p>14287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3796900" calcext:value-type="float">
            <text:p>3796900</text:p>
          </table:table-cell>
          <table:table-cell table:style-name="ce5" office:value-type="float" office:value="7704" calcext:value-type="float">
            <text:p>770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5" office:value-type="float" office:value="380745" calcext:value-type="float">
            <text:p>3807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9" calcext:value-type="date">
            <text:p>07/19/20</text:p>
          </table:table-cell>
          <table:table-cell table:style-name="ce5" office:value-type="float" office:value="608379" calcext:value-type="float">
            <text:p>60837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43252" calcext:value-type="float">
            <text:p>143252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3847907" calcext:value-type="float">
            <text:p>3847907</text:p>
          </table:table-cell>
          <table:table-cell table:style-name="ce5" office:value-type="float" office:value="7716" calcext:value-type="float">
            <text:p>771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85908" calcext:value-type="float">
            <text:p>38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0" calcext:value-type="date">
            <text:p>07/20/20</text:p>
          </table:table-cell>
          <table:table-cell table:style-name="ce5" office:value-type="float" office:value="613147" calcext:value-type="float">
            <text:p>6131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43834" calcext:value-type="float">
            <text:p>143834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920818" calcext:value-type="float">
            <text:p>3920818</text:p>
          </table:table-cell>
          <table:table-cell table:style-name="ce5" office:value-type="float" office:value="7748" calcext:value-type="float">
            <text:p>774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94936" calcext:value-type="float">
            <text:p>3949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1" calcext:value-type="date">
            <text:p>07/21/20</text:p>
          </table:table-cell>
          <table:table-cell table:style-name="ce5" office:value-type="float" office:value="618320" calcext:value-type="float">
            <text:p>61832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4896" calcext:value-type="float">
            <text:p>144896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3981349" calcext:value-type="float">
            <text:p>3981349</text:p>
          </table:table-cell>
          <table:table-cell table:style-name="ce5" office:value-type="float" office:value="7818" calcext:value-type="float">
            <text:p>7818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404848" calcext:value-type="float">
            <text:p>4048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2" calcext:value-type="date">
            <text:p>07/22/20</text:p>
          </table:table-cell>
          <table:table-cell table:style-name="ce5" office:value-type="float" office:value="629184" calcext:value-type="float">
            <text:p>629184</text:p>
          </table:table-cell>
          <table:table-cell table:style-name="ce9" office:value-type="percentage" office:value="0.0175" calcext:value-type="percentage">
            <text:p>1.75%</text:p>
          </table:table-cell>
          <table:table-cell table:style-name="ce5" office:value-type="float" office:value="146107" calcext:value-type="float">
            <text:p>146107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4052686" calcext:value-type="float">
            <text:p>4052686</text:p>
          </table:table-cell>
          <table:table-cell table:style-name="ce5" office:value-type="float" office:value="8018" calcext:value-type="float">
            <text:p>8018</text:p>
          </table:table-cell>
          <table:table-cell table:style-name="ce18" office:value-type="percentage" office:value="0.0255" calcext:value-type="percentage">
            <text:p>2.55%</text:p>
          </table:table-cell>
          <table:table-cell table:style-name="ce5" office:value-type="float" office:value="419476" calcext:value-type="float">
            <text:p>4194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3" calcext:value-type="date">
            <text:p>07/23/20</text:p>
          </table:table-cell>
          <table:table-cell table:style-name="ce5" office:value-type="float" office:value="635372" calcext:value-type="float">
            <text:p>635372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47247" calcext:value-type="float">
            <text:p>1472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120787" calcext:value-type="float">
            <text:p>4120787</text:p>
          </table:table-cell>
          <table:table-cell table:style-name="ce5" office:value-type="float" office:value="8156" calcext:value-type="float">
            <text:p>8156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427261" calcext:value-type="float">
            <text:p>4272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4" calcext:value-type="date">
            <text:p>07/24/20</text:p>
          </table:table-cell>
          <table:table-cell table:style-name="ce5" office:value-type="float" office:value="640601" calcext:value-type="float">
            <text:p>640601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47702" calcext:value-type="float">
            <text:p>14770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186329" calcext:value-type="float">
            <text:p>4186329</text:p>
          </table:table-cell>
          <table:table-cell table:style-name="ce5" office:value-type="float" office:value="8342" calcext:value-type="float">
            <text:p>8342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440560" calcext:value-type="float">
            <text:p>440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5" calcext:value-type="date">
            <text:p>07/25/20</text:p>
          </table:table-cell>
          <table:table-cell table:style-name="ce5" office:value-type="float" office:value="648422" calcext:value-type="float">
            <text:p>648422</text:p>
          </table:table-cell>
          <table:table-cell table:style-name="ce9" office:value-type="percentage" office:value="0.0122" calcext:value-type="percentage">
            <text:p>1.22%</text:p>
          </table:table-cell>
          <table:table-cell table:style-name="ce5" office:value-type="float" office:value="149398" calcext:value-type="float">
            <text:p>149398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4272821" calcext:value-type="float">
            <text:p>4272821</text:p>
          </table:table-cell>
          <table:table-cell table:style-name="ce5" office:value-type="float" office:value="8410" calcext:value-type="float">
            <text:p>8410</text:p>
          </table:table-cell>
          <table:table-cell table:style-name="ce18" office:value-type="percentage" office:value="0.0081" calcext:value-type="percentage">
            <text:p>0.81%</text:p>
          </table:table-cell>
          <table:table-cell table:style-name="ce5" office:value-type="float" office:value="446452" calcext:value-type="float">
            <text:p>4464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6" calcext:value-type="date">
            <text:p>07/26/20</text:p>
          </table:table-cell>
          <table:table-cell table:style-name="ce5" office:value-type="float" office:value="652016" calcext:value-type="float">
            <text:p>65201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49849" calcext:value-type="float">
            <text:p>14984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327497" calcext:value-type="float">
            <text:p>4327497</text:p>
          </table:table-cell>
          <table:table-cell table:style-name="ce5" office:value-type="float" office:value="8450" calcext:value-type="float">
            <text:p>8450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452288" calcext:value-type="float">
            <text:p>4522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7" calcext:value-type="date">
            <text:p>07/27/20</text:p>
          </table:table-cell>
          <table:table-cell table:style-name="ce5" office:value-type="float" office:value="656474" calcext:value-type="float">
            <text:p>656474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50444" calcext:value-type="float">
            <text:p>150444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4384779" calcext:value-type="float">
            <text:p>4384779</text:p>
          </table:table-cell>
          <table:table-cell table:style-name="ce5" office:value-type="float" office:value="8496" calcext:value-type="float">
            <text:p>8496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457569" calcext:value-type="float">
            <text:p>4575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8" calcext:value-type="date">
            <text:p>07/28/20</text:p>
          </table:table-cell>
          <table:table-cell table:style-name="ce5" office:value-type="float" office:value="663475" calcext:value-type="float">
            <text:p>663475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52320" calcext:value-type="float">
            <text:p>152320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4446219" calcext:value-type="float">
            <text:p>4446219</text:p>
          </table:table-cell>
          <table:table-cell table:style-name="ce5" office:value-type="float" office:value="8715" calcext:value-type="float">
            <text:p>8715</text:p>
          </table:table-cell>
          <table:table-cell table:style-name="ce18" office:value-type="percentage" office:value="0.0257" calcext:value-type="percentage">
            <text:p>2.57%</text:p>
          </table:table-cell>
          <table:table-cell table:style-name="ce5" office:value-type="float" office:value="473424" calcext:value-type="float">
            <text:p>4734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9" calcext:value-type="date">
            <text:p>07/29/20</text:p>
          </table:table-cell>
          <table:table-cell table:style-name="ce5" office:value-type="float" office:value="670143" calcext:value-type="float">
            <text:p>670143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53840" calcext:value-type="float">
            <text:p>153840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4568037" calcext:value-type="float">
            <text:p>4568037</text:p>
          </table:table-cell>
          <table:table-cell table:style-name="ce5" office:value-type="float" office:value="8883" calcext:value-type="float">
            <text:p>8883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483845" calcext:value-type="float">
            <text:p>4838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0" calcext:value-type="date">
            <text:p>07/30/20</text:p>
          </table:table-cell>
          <table:table-cell table:style-name="ce5" office:value-type="float" office:value="676409" calcext:value-type="float">
            <text:p>67640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55285" calcext:value-type="float">
            <text:p>155285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4595240" calcext:value-type="float">
            <text:p>4595240</text:p>
          </table:table-cell>
          <table:table-cell table:style-name="ce5" office:value-type="float" office:value="9021" calcext:value-type="float">
            <text:p>9021</text:p>
          </table:table-cell>
          <table:table-cell table:style-name="ce18" office:value-type="percentage" office:value="0.0155" calcext:value-type="percentage">
            <text:p>1.55%</text:p>
          </table:table-cell>
          <table:table-cell table:style-name="ce5" office:value-type="float" office:value="492949" calcext:value-type="float">
            <text:p>4929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1" calcext:value-type="date">
            <text:p>07/31/20</text:p>
          </table:table-cell>
          <table:table-cell table:style-name="ce5" office:value-type="float" office:value="682997" calcext:value-type="float">
            <text:p>682997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155902" calcext:value-type="float">
            <text:p>15590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665742" calcext:value-type="float">
            <text:p>4665742</text:p>
          </table:table-cell>
          <table:table-cell table:style-name="ce5" office:value-type="float" office:value="9214" calcext:value-type="float">
            <text:p>9214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5" office:value-type="float" office:value="500518" calcext:value-type="float">
            <text:p>5005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1" calcext:value-type="date">
            <text:p>08/01/20</text:p>
          </table:table-cell>
          <table:table-cell table:style-name="ce5" office:value-type="float" office:value="688673" calcext:value-type="float">
            <text:p>688673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56889" calcext:value-type="float">
            <text:p>15688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4717992" calcext:value-type="float">
            <text:p>4717992</text:p>
          </table:table-cell>
          <table:table-cell table:style-name="ce5" office:value-type="float" office:value="9347" calcext:value-type="float">
            <text:p>9347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506592" calcext:value-type="float">
            <text:p>506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2" calcext:value-type="date">
            <text:p>08/02/20</text:p>
          </table:table-cell>
          <table:table-cell table:style-name="ce5" office:value-type="float" office:value="692792" calcext:value-type="float">
            <text:p>69279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57486" calcext:value-type="float">
            <text:p>15748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4771060" calcext:value-type="float">
            <text:p>4771060</text:p>
          </table:table-cell>
          <table:table-cell table:style-name="ce5" office:value-type="float" office:value="9398" calcext:value-type="float">
            <text:p>9398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512175" calcext:value-type="float">
            <text:p>5121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3" calcext:value-type="date">
            <text:p>08/03/20</text:p>
          </table:table-cell>
          <table:table-cell table:style-name="ce5" office:value-type="float" office:value="697471" calcext:value-type="float">
            <text:p>6974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58053" calcext:value-type="float">
            <text:p>15805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4820968" calcext:value-type="float">
            <text:p>4820968</text:p>
          </table:table-cell>
          <table:table-cell table:style-name="ce5" office:value-type="float" office:value="9507" calcext:value-type="float">
            <text:p>9507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520856" calcext:value-type="float">
            <text:p>52085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4" calcext:value-type="date">
            <text:p>08/04/20</text:p>
          </table:table-cell>
          <table:table-cell table:style-name="ce5" office:value-type="float" office:value="704570" calcext:value-type="float">
            <text:p>70457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9519" calcext:value-type="float">
            <text:p>159519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4877729" calcext:value-type="float">
            <text:p>4877729</text:p>
          </table:table-cell>
          <table:table-cell table:style-name="ce5" office:value-type="float" office:value="9687" calcext:value-type="float">
            <text:p>9687</text:p>
          </table:table-cell>
          <table:table-cell table:style-name="ce18" office:value-type="percentage" office:value="0.0189" calcext:value-type="percentage">
            <text:p>1.89%</text:p>
          </table:table-cell>
          <table:table-cell table:style-name="ce5" office:value-type="float" office:value="526699" calcext:value-type="float">
            <text:p>526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5" calcext:value-type="date">
            <text:p>08/05/20</text:p>
          </table:table-cell>
          <table:table-cell table:style-name="ce5" office:value-type="float" office:value="711313" calcext:value-type="float">
            <text:p>711313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60774" calcext:value-type="float">
            <text:p>1607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928689" calcext:value-type="float">
            <text:p>4928689</text:p>
          </table:table-cell>
          <table:table-cell table:style-name="ce14" office:value-type="string" calcext:value-type="string">
            <text:p>N/A 9810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  5306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6" calcext:value-type="date">
            <text:p>08/06/20</text:p>
          </table:table-cell>
          <table:table-cell table:style-name="ce5" office:value-type="float" office:value="717762" calcext:value-type="float">
            <text:p>717762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5" office:value-type="float" office:value="162059" calcext:value-type="float">
            <text:p>16205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987427" calcext:value-type="float">
            <text:p>4987427</text:p>
          </table:table-cell>
          <table:table-cell table:style-name="ce5" office:value-type="float" office:value="10008" calcext:value-type="float">
            <text:p>10008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540339" calcext:value-type="float">
            <text:p>5403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7" calcext:value-type="date">
            <text:p>08/07/20</text:p>
          </table:table-cell>
          <table:table-cell table:style-name="ce5" office:value-type="float" office:value="724155" calcext:value-type="float">
            <text:p>724155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163345" calcext:value-type="float">
            <text:p>16334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5048994" calcext:value-type="float">
            <text:p>5048994</text:p>
          </table:table-cell>
          <table:table-cell table:style-name="ce5" office:value-type="float" office:value="10135" calcext:value-type="float">
            <text:p>10135</text:p>
          </table:table-cell>
          <table:table-cell table:style-name="ce18" office:value-type="percentage" office:value="0.0126" calcext:value-type="percentage">
            <text:p>1.26%</text:p>
          </table:table-cell>
          <table:table-cell table:style-name="ce5" office:value-type="float" office:value="546814" calcext:value-type="float">
            <text:p>5468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8" calcext:value-type="date">
            <text:p>08/08/20</text:p>
          </table:table-cell>
          <table:table-cell table:style-name="ce5" office:value-type="float" office:value="729879" calcext:value-type="float">
            <text:p>72987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64507" calcext:value-type="float">
            <text:p>164507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5108050" calcext:value-type="float">
            <text:p>5108050</text:p>
          </table:table-cell>
          <table:table-cell table:style-name="ce5" office:value-type="float" office:value="10309" calcext:value-type="float">
            <text:p>10309</text:p>
          </table:table-cell>
          <table:table-cell table:style-name="ce18" office:value-type="percentage" office:value="0.0171" calcext:value-type="percentage">
            <text:p>1.71%</text:p>
          </table:table-cell>
          <table:table-cell table:style-name="ce5" office:value-type="float" office:value="554388" calcext:value-type="float">
            <text:p>5543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9" calcext:value-type="date">
            <text:p>08/09/20</text:p>
          </table:table-cell>
          <table:table-cell table:style-name="ce5" office:value-type="float" office:value="734073" calcext:value-type="float">
            <text:p>734073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65070" calcext:value-type="float">
            <text:p>16507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150733" calcext:value-type="float">
            <text:p>5150733</text:p>
          </table:table-cell>
          <table:table-cell table:style-name="ce5" office:value-type="float" office:value="10379" calcext:value-type="float">
            <text:p>10379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559711" calcext:value-type="float">
            <text:p>559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0" calcext:value-type="date">
            <text:p>08/10/20</text:p>
          </table:table-cell>
          <table:table-cell table:style-name="ce5" office:value-type="float" office:value="739285" calcext:value-type="float">
            <text:p>73928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65581" calcext:value-type="float">
            <text:p>165581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205994" calcext:value-type="float">
            <text:p>5205994</text:p>
          </table:table-cell>
          <table:table-cell table:style-name="ce5" office:value-type="float" office:value="10476" calcext:value-type="float">
            <text:p>10476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574231" calcext:value-type="float">
            <text:p>5742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1" calcext:value-type="date">
            <text:p>08/11/20</text:p>
          </table:table-cell>
          <table:table-cell table:style-name="ce5" office:value-type="float" office:value="746066" calcext:value-type="float">
            <text:p>746066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66839" calcext:value-type="float">
            <text:p>16683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5252327" calcext:value-type="float">
            <text:p>5252327</text:p>
          </table:table-cell>
          <table:table-cell table:style-name="ce5" office:value-type="float" office:value="10648" calcext:value-type="float">
            <text:p>10648</text:p>
          </table:table-cell>
          <table:table-cell table:style-name="ce18" office:value-type="percentage" office:value="0.0164" calcext:value-type="percentage">
            <text:p>1.64%</text:p>
          </table:table-cell>
          <table:table-cell table:style-name="ce5" office:value-type="float" office:value="585657" calcext:value-type="float">
            <text:p>5856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2" calcext:value-type="date">
            <text:p>08/12/20</text:p>
          </table:table-cell>
          <table:table-cell table:style-name="ce5" office:value-type="float" office:value="752259" calcext:value-type="float">
            <text:p>7522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68464" calcext:value-type="float">
            <text:p>1684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5309941" calcext:value-type="float">
            <text:p>5309941</text:p>
          </table:table-cell>
          <table:table-cell table:style-name="ce5" office:value-type="float" office:value="10755" calcext:value-type="float">
            <text:p>10755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5" office:value-type="float" office:value="591376" calcext:value-type="float">
            <text:p>59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3" calcext:value-type="date">
            <text:p>08/13/20</text:p>
          </table:table-cell>
          <table:table-cell table:style-name="ce5" office:value-type="float" office:value="762756" calcext:value-type="float">
            <text:p>762756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69771" calcext:value-type="float">
            <text:p>169771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5369207" calcext:value-type="float">
            <text:p>5369207</text:p>
          </table:table-cell>
          <table:table-cell table:style-name="ce5" office:value-type="float" office:value="11001" calcext:value-type="float">
            <text:p>11001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602997" calcext:value-type="float">
            <text:p>6029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4" calcext:value-type="date">
            <text:p>08/14/20</text:p>
          </table:table-cell>
          <table:table-cell table:style-name="ce5" office:value-type="float" office:value="763337" calcext:value-type="float">
            <text:p>763337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170910" calcext:value-type="float">
            <text:p>1709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5427450" calcext:value-type="float">
            <text:p>5427450</text:p>
          </table:table-cell>
          <table:table-cell table:style-name="ce5" office:value-type="float" office:value="11151" calcext:value-type="float">
            <text:p>11151</text:p>
          </table:table-cell>
          <table:table-cell table:style-name="ce18" office:value-type="percentage" office:value="0.0136" calcext:value-type="percentage">
            <text:p>1.36%</text:p>
          </table:table-cell>
          <table:table-cell table:style-name="ce5" office:value-type="float" office:value="613111" calcext:value-type="float">
            <text:p>6131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5" calcext:value-type="date">
            <text:p>08/15/20</text:p>
          </table:table-cell>
          <table:table-cell table:style-name="ce5" office:value-type="float" office:value="768778" calcext:value-type="float">
            <text:p>76877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71847" calcext:value-type="float">
            <text:p>17184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5468845" calcext:value-type="float">
            <text:p>5468845</text:p>
          </table:table-cell>
          <table:table-cell table:style-name="ce5" office:value-type="float" office:value="11220" calcext:value-type="float">
            <text:p>11220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617994" calcext:value-type="float">
            <text:p>6179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6" calcext:value-type="date">
            <text:p>08/16/20</text:p>
          </table:table-cell>
          <table:table-cell table:style-name="ce5" office:value-type="float" office:value="773305" calcext:value-type="float">
            <text:p>773305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72497" calcext:value-type="float">
            <text:p>17249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516043" calcext:value-type="float">
            <text:p>5516043</text:p>
          </table:table-cell>
          <table:table-cell table:style-name="ce5" office:value-type="float" office:value="11245" calcext:value-type="float">
            <text:p>1124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625100" calcext:value-type="float">
            <text:p>6251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7" calcext:value-type="date">
            <text:p>08/17/20</text:p>
          </table:table-cell>
          <table:table-cell table:style-name="ce5" office:value-type="float" office:value="777388" calcext:value-type="float">
            <text:p>777388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2911" calcext:value-type="float">
            <text:p>17291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548342" calcext:value-type="float">
            <text:p>5548342</text:p>
          </table:table-cell>
          <table:table-cell table:style-name="ce5" office:value-type="float" office:value="11298" calcext:value-type="float">
            <text:p>11298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629415" calcext:value-type="float">
            <text:p>629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8" calcext:value-type="date">
            <text:p>08/18/20</text:p>
          </table:table-cell>
          <table:table-cell table:style-name="ce5" office:value-type="float" office:value="784535" calcext:value-type="float">
            <text:p>78453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4428" calcext:value-type="float">
            <text:p>17442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5602791" calcext:value-type="float">
            <text:p>5602791</text:p>
          </table:table-cell>
          <table:table-cell table:style-name="ce5" office:value-type="float" office:value="11526" calcext:value-type="float">
            <text:p>11526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640215" calcext:value-type="float">
            <text:p>640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9" calcext:value-type="date">
            <text:p>08/19/20</text:p>
          </table:table-cell>
          <table:table-cell table:style-name="ce5" office:value-type="float" office:value="790982" calcext:value-type="float">
            <text:p>79098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75794" calcext:value-type="float">
            <text:p>17579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5650189" calcext:value-type="float">
            <text:p>5650189</text:p>
          </table:table-cell>
          <table:table-cell table:style-name="ce5" office:value-type="float" office:value="11661" calcext:value-type="float">
            <text:p>11661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645113" calcext:value-type="float">
            <text:p>6451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0" calcext:value-type="date">
            <text:p>08/20/20</text:p>
          </table:table-cell>
          <table:table-cell table:style-name="ce5" office:value-type="float" office:value="797282" calcext:value-type="float">
            <text:p>79728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77012" calcext:value-type="float">
            <text:p>177012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5694473" calcext:value-type="float">
            <text:p>5694473</text:p>
          </table:table-cell>
          <table:table-cell table:style-name="ce5" office:value-type="float" office:value="11742" calcext:value-type="float">
            <text:p>11742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650265" calcext:value-type="float">
            <text:p>6502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1" calcext:value-type="date">
            <text:p>08/21/20</text:p>
          </table:table-cell>
          <table:table-cell table:style-name="ce5" office:value-type="float" office:value="803663" calcext:value-type="float">
            <text:p>80366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178221" calcext:value-type="float">
            <text:p>17822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5744032" calcext:value-type="float">
            <text:p>5744032</text:p>
          </table:table-cell>
          <table:table-cell table:style-name="ce5" office:value-type="float" office:value="11989" calcext:value-type="float">
            <text:p>11989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659776" calcext:value-type="float">
            <text:p>6597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2" calcext:value-type="date">
            <text:p>08/22/20</text:p>
          </table:table-cell>
          <table:table-cell table:style-name="ce5" office:value-type="float" office:value="809010" calcext:value-type="float">
            <text:p>8090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79281" calcext:value-type="float">
            <text:p>17928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01098" calcext:value-type="float">
            <text:p>5801098</text:p>
          </table:table-cell>
          <table:table-cell table:style-name="ce5" office:value-type="float" office:value="12139" calcext:value-type="float">
            <text:p>12139</text:p>
          </table:table-cell>
          <table:table-cell table:style-name="ce18" office:value-type="percentage" office:value="0.0125" calcext:value-type="percentage">
            <text:p>1.25%</text:p>
          </table:table-cell>
          <table:table-cell table:style-name="ce5" office:value-type="float" office:value="664897" calcext:value-type="float">
            <text:p>664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3" calcext:value-type="date">
            <text:p>08/23/20</text:p>
          </table:table-cell>
          <table:table-cell table:style-name="ce5" office:value-type="float" office:value="813249" calcext:value-type="float">
            <text:p>813249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9735" calcext:value-type="float">
            <text:p>179735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825087" calcext:value-type="float">
            <text:p>5825087</text:p>
          </table:table-cell>
          <table:table-cell table:style-name="ce5" office:value-type="float" office:value="12152" calcext:value-type="float">
            <text:p>12152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668124" calcext:value-type="float">
            <text:p>668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4" calcext:value-type="date">
            <text:p>08/24/20</text:p>
          </table:table-cell>
          <table:table-cell table:style-name="ce5" office:value-type="float" office:value="817783" calcext:value-type="float">
            <text:p>81778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80146" calcext:value-type="float">
            <text:p>180146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5866459" calcext:value-type="float">
            <text:p>5866459</text:p>
          </table:table-cell>
          <table:table-cell table:style-name="ce5" office:value-type="float" office:value="12261" calcext:value-type="float">
            <text:p>1226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676300" calcext:value-type="float">
            <text:p>676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5" calcext:value-type="date">
            <text:p>08/25/20</text:p>
          </table:table-cell>
          <table:table-cell table:style-name="ce5" office:value-type="float" office:value="826349" calcext:value-type="float">
            <text:p>826349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81969" calcext:value-type="float">
            <text:p>181969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5921383" calcext:value-type="float">
            <text:p>5921383</text:p>
          </table:table-cell>
          <table:table-cell table:style-name="ce5" office:value-type="float" office:value="12419" calcext:value-type="float">
            <text:p>1241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682365" calcext:value-type="float">
            <text:p>6823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6" calcext:value-type="date">
            <text:p>08/26/20</text:p>
          </table:table-cell>
          <table:table-cell table:style-name="ce5" office:value-type="float" office:value="830402" calcext:value-type="float">
            <text:p>830402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82614" calcext:value-type="float">
            <text:p>182614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946097" calcext:value-type="float">
            <text:p>5946097</text:p>
          </table:table-cell>
          <table:table-cell table:style-name="ce5" office:value-type="float" office:value="12548" calcext:value-type="float">
            <text:p>12548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686891" calcext:value-type="float">
            <text:p>6868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7" calcext:value-type="date">
            <text:p>08/27/20</text:p>
          </table:table-cell>
          <table:table-cell table:style-name="ce5" office:value-type="float" office:value="836368" calcext:value-type="float">
            <text:p>83636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83690" calcext:value-type="float">
            <text:p>183690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5990274" calcext:value-type="float">
            <text:p>5990274</text:p>
          </table:table-cell>
          <table:table-cell table:style-name="ce5" office:value-type="float" office:value="12618" calcext:value-type="float">
            <text:p>12618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689405" calcext:value-type="float">
            <text:p>6894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8" calcext:value-type="date">
            <text:p>08/28/20</text:p>
          </table:table-cell>
          <table:table-cell table:style-name="ce5" office:value-type="float" office:value="842231" calcext:value-type="float">
            <text:p>84223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84729" calcext:value-type="float">
            <text:p>18472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040464" calcext:value-type="float">
            <text:p>6040464</text:p>
          </table:table-cell>
          <table:table-cell table:style-name="ce5" office:value-type="float" office:value="12839" calcext:value-type="float">
            <text:p>12839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5" office:value-type="float" office:value="698228" calcext:value-type="float">
            <text:p>6982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9" calcext:value-type="date">
            <text:p>08/29/20</text:p>
          </table:table-cell>
          <table:table-cell table:style-name="ce5" office:value-type="float" office:value="847527" calcext:value-type="float">
            <text:p>84752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185965" calcext:value-type="float">
            <text:p>185965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088564" calcext:value-type="float">
            <text:p>6088564</text:p>
          </table:table-cell>
          <table:table-cell table:style-name="ce5" office:value-type="float" office:value="12910" calcext:value-type="float">
            <text:p>12910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701888" calcext:value-type="float">
            <text:p>7018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0" calcext:value-type="date">
            <text:p>08/30/20</text:p>
          </table:table-cell>
          <table:table-cell table:style-name="ce5" office:value-type="float" office:value="851321" calcext:value-type="float">
            <text:p>85132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186374" calcext:value-type="float">
            <text:p>18637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121829" calcext:value-type="float">
            <text:p>6121829</text:p>
          </table:table-cell>
          <table:table-cell table:style-name="ce5" office:value-type="float" office:value="12923" calcext:value-type="float">
            <text:p>129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703912" calcext:value-type="float">
            <text:p>703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1" calcext:value-type="date">
            <text:p>08/31/20</text:p>
          </table:table-cell>
          <table:table-cell table:style-name="ce5" office:value-type="float" office:value="855706" calcext:value-type="float">
            <text:p>85570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86898" calcext:value-type="float">
            <text:p>186898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6161105" calcext:value-type="float">
            <text:p>6161105</text:p>
          </table:table-cell>
          <table:table-cell table:style-name="ce5" office:value-type="float" office:value="13018" calcext:value-type="float">
            <text:p>13018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12276" calcext:value-type="float">
            <text:p>7122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1" calcext:value-type="date">
            <text:p>09/01/20</text:p>
          </table:table-cell>
          <table:table-cell table:style-name="ce5" office:value-type="float" office:value="862377" calcext:value-type="float">
            <text:p>8623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87901" calcext:value-type="float">
            <text:p>187901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6202765" calcext:value-type="float">
            <text:p>6202765</text:p>
          </table:table-cell>
          <table:table-cell table:style-name="ce5" office:value-type="float" office:value="13170" calcext:value-type="float">
            <text:p>13170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716739" calcext:value-type="float">
            <text:p>7167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2" calcext:value-type="date">
            <text:p>09/02/20</text:p>
          </table:table-cell>
          <table:table-cell table:style-name="ce5" office:value-type="float" office:value="868164" calcext:value-type="float">
            <text:p>868164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89063" calcext:value-type="float">
            <text:p>189063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6242895" calcext:value-type="float">
            <text:p>6242895</text:p>
          </table:table-cell>
          <table:table-cell table:style-name="ce5" office:value-type="float" office:value="13339" calcext:value-type="float">
            <text:p>1333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721893" calcext:value-type="float">
            <text:p>7218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3" calcext:value-type="date">
            <text:p>09/03/20</text:p>
          </table:table-cell>
          <table:table-cell table:style-name="ce5" office:value-type="float" office:value="873997" calcext:value-type="float">
            <text:p>873997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90097" calcext:value-type="float">
            <text:p>19009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6288050" calcext:value-type="float">
            <text:p>6288050</text:p>
          </table:table-cell>
          <table:table-cell table:style-name="ce5" office:value-type="float" office:value="13496" calcext:value-type="float">
            <text:p>13496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726272" calcext:value-type="float">
            <text:p>7262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4" calcext:value-type="date">
            <text:p>09/04/20</text:p>
          </table:table-cell>
          <table:table-cell table:style-name="ce5" office:value-type="float" office:value="879806" calcext:value-type="float">
            <text:p>879806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191184" calcext:value-type="float">
            <text:p>191184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6337777" calcext:value-type="float">
            <text:p>6337777</text:p>
          </table:table-cell>
          <table:table-cell table:style-name="ce5" office:value-type="float" office:value="13646" calcext:value-type="float">
            <text:p>13646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731384" calcext:value-type="float">
            <text:p>731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5" calcext:value-type="date">
            <text:p>09/05/20</text:p>
          </table:table-cell>
          <table:table-cell table:style-name="ce5" office:value-type="float" office:value="884478" calcext:value-type="float">
            <text:p>88447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91856" calcext:value-type="float">
            <text:p>19185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380795" calcext:value-type="float">
            <text:p>6380795</text:p>
          </table:table-cell>
          <table:table-cell table:style-name="ce5" office:value-type="float" office:value="13678" calcext:value-type="float">
            <text:p>1367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733581" calcext:value-type="float">
            <text:p>733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6" calcext:value-type="date">
            <text:p>09/06/20</text:p>
          </table:table-cell>
          <table:table-cell table:style-name="ce5" office:value-type="float" office:value="888287" calcext:value-type="float">
            <text:p>888287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192358" calcext:value-type="float">
            <text:p>192358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6414315" calcext:value-type="float">
            <text:p>6414315</text:p>
          </table:table-cell>
          <table:table-cell table:style-name="ce5" office:value-type="float" office:value="13716" calcext:value-type="float">
            <text:p>13716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736960" calcext:value-type="float">
            <text:p>7369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7" calcext:value-type="date">
            <text:p>09/07/20</text:p>
          </table:table-cell>
          <table:table-cell table:style-name="ce5" office:value-type="float" office:value="897598" calcext:value-type="float">
            <text:p>897598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92638" calcext:value-type="float">
            <text:p>19263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6421340" calcext:value-type="float">
            <text:p>6421340</text:p>
          </table:table-cell>
          <table:table-cell table:style-name="ce5" office:value-type="float" office:value="13756" calcext:value-type="float">
            <text:p>1375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739308" calcext:value-type="float">
            <text:p>7393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8" calcext:value-type="date">
            <text:p>09/08/20</text:p>
          </table:table-cell>
          <table:table-cell table:style-name="ce5" office:value-type="float" office:value="902563" calcext:value-type="float">
            <text:p>90256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93059" calcext:value-type="float">
            <text:p>19305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455054" calcext:value-type="float">
            <text:p>6455054</text:p>
          </table:table-cell>
          <table:table-cell table:style-name="ce5" office:value-type="float" office:value="13837" calcext:value-type="float">
            <text:p>13837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44262" calcext:value-type="float">
            <text:p>7442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9" calcext:value-type="date">
            <text:p>09/09/20</text:p>
          </table:table-cell>
          <table:table-cell table:style-name="ce5" office:value-type="float" office:value="908771" calcext:value-type="float">
            <text:p>90877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4338" calcext:value-type="float">
            <text:p>194338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492309" calcext:value-type="float">
            <text:p>6492309</text:p>
          </table:table-cell>
          <table:table-cell table:style-name="ce5" office:value-type="float" office:value="13990" calcext:value-type="float">
            <text:p>13990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5" office:value-type="float" office:value="747800" calcext:value-type="float">
            <text:p>7478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0" calcext:value-type="date">
            <text:p>09/10/20</text:p>
          </table:table-cell>
          <table:table-cell table:style-name="ce5" office:value-type="float" office:value="914976" calcext:value-type="float">
            <text:p>91497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5569" calcext:value-type="float">
            <text:p>19556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6534240" calcext:value-type="float">
            <text:p>6534240</text:p>
          </table:table-cell>
          <table:table-cell table:style-name="ce5" office:value-type="float" office:value="14096" calcext:value-type="float">
            <text:p>14096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51376" calcext:value-type="float">
            <text:p>75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1" calcext:value-type="date">
            <text:p>09/11/20</text:p>
          </table:table-cell>
          <table:table-cell table:style-name="ce5" office:value-type="float" office:value="920584" calcext:value-type="float">
            <text:p>920584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196524" calcext:value-type="float">
            <text:p>19652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6578303" calcext:value-type="float">
            <text:p>6578303</text:p>
          </table:table-cell>
          <table:table-cell table:style-name="ce5" office:value-type="float" office:value="14269" calcext:value-type="float">
            <text:p>14269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755630" calcext:value-type="float">
            <text:p>7556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2" calcext:value-type="date">
            <text:p>09/12/20</text:p>
          </table:table-cell>
          <table:table-cell table:style-name="ce5" office:value-type="float" office:value="925286" calcext:value-type="float">
            <text:p>92528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97250" calcext:value-type="float">
            <text:p>197250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618238" calcext:value-type="float">
            <text:p>6618238</text:p>
          </table:table-cell>
          <table:table-cell table:style-name="ce5" office:value-type="float" office:value="14324" calcext:value-type="float">
            <text:p>14324</text:p>
          </table:table-cell>
          <table:table-cell table:style-name="ce18" office:value-type="percentage" office:value="0.0038" calcext:value-type="percentage">
            <text:p>0.38%</text:p>
          </table:table-cell>
          <table:table-cell table:style-name="ce5" office:value-type="float" office:value="757445" calcext:value-type="float">
            <text:p>7574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3" calcext:value-type="date">
            <text:p>09/13/20</text:p>
          </table:table-cell>
          <table:table-cell table:style-name="ce5" office:value-type="float" office:value="928965" calcext:value-type="float">
            <text:p>9289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197660" calcext:value-type="float">
            <text:p>197660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6652512" calcext:value-type="float">
            <text:p>6652512</text:p>
          </table:table-cell>
          <table:table-cell table:style-name="ce5" office:value-type="float" office:value="14380" calcext:value-type="float">
            <text:p>14380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760375" calcext:value-type="float">
            <text:p>7603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4" calcext:value-type="date">
            <text:p>09/14/20</text:p>
          </table:table-cell>
          <table:table-cell table:style-name="ce5" office:value-type="float" office:value="933336" calcext:value-type="float">
            <text:p>933336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198141" calcext:value-type="float">
            <text:p>19814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6689792" calcext:value-type="float">
            <text:p>6689792</text:p>
          </table:table-cell>
          <table:table-cell table:style-name="ce5" office:value-type="float" office:value="14465" calcext:value-type="float">
            <text:p>14465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765570" calcext:value-type="float">
            <text:p>7655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5" calcext:value-type="date">
            <text:p>09/15/20</text:p>
          </table:table-cell>
          <table:table-cell table:style-name="ce5" office:value-type="float" office:value="939885" calcext:value-type="float">
            <text:p>939885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99246" calcext:value-type="float">
            <text:p>19924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6727597" calcext:value-type="float">
            <text:p>6727597</text:p>
          </table:table-cell>
          <table:table-cell table:style-name="ce5" office:value-type="float" office:value="14614" calcext:value-type="float">
            <text:p>14614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768459" calcext:value-type="float">
            <text:p>7684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6" calcext:value-type="date">
            <text:p>09/16/20</text:p>
          </table:table-cell>
          <table:table-cell table:style-name="ce5" office:value-type="float" office:value="945795" calcext:value-type="float">
            <text:p>94579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0365" calcext:value-type="float">
            <text:p>200365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765739" calcext:value-type="float">
            <text:p>6765739</text:p>
          </table:table-cell>
          <table:table-cell table:style-name="ce5" office:value-type="float" office:value="14724" calcext:value-type="float">
            <text:p>14724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71902" calcext:value-type="float">
            <text:p>7719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7" calcext:value-type="date">
            <text:p>09/17/20</text:p>
          </table:table-cell>
          <table:table-cell table:style-name="ce5" office:value-type="float" office:value="951270" calcext:value-type="float">
            <text:p>95127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1282" calcext:value-type="float">
            <text:p>20128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6809634" calcext:value-type="float">
            <text:p>6809634</text:p>
          </table:table-cell>
          <table:table-cell table:style-name="ce5" office:value-type="float" office:value="14810" calcext:value-type="float">
            <text:p>14810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75463" calcext:value-type="float">
            <text:p>7754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8" calcext:value-type="date">
            <text:p>09/18/20</text:p>
          </table:table-cell>
          <table:table-cell table:style-name="ce5" office:value-type="float" office:value="956781" calcext:value-type="float">
            <text:p>95678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2302" calcext:value-type="float">
            <text:p>202302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6865741" calcext:value-type="float">
            <text:p>6865741</text:p>
          </table:table-cell>
          <table:table-cell table:style-name="ce5" office:value-type="float" office:value="14910" calcext:value-type="float">
            <text:p>1491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779869" calcext:value-type="float">
            <text:p>7798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1545" calcext:value-type="float">
            <text:p>96154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203042" calcext:value-type="float">
            <text:p>20304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904602" calcext:value-type="float">
            <text:p>6904602</text:p>
          </table:table-cell>
          <table:table-cell table:style-name="ce5" office:value-type="float" office:value="14974" calcext:value-type="float">
            <text:p>14974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782653" calcext:value-type="float">
            <text:p>782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5765" calcext:value-type="float">
            <text:p>965765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03377" calcext:value-type="float">
            <text:p>20337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946098" calcext:value-type="float">
            <text:p>6946098</text:p>
          </table:table-cell>
          <table:table-cell table:style-name="ce5" office:value-type="float" office:value="15016" calcext:value-type="float">
            <text:p>15016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785934" calcext:value-type="float">
            <text:p>785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0" calcext:value-type="date">
            <text:p>09/20/20</text:p>
          </table:table-cell>
          <table:table-cell table:style-name="ce5" office:value-type="float" office:value="968581" calcext:value-type="float">
            <text:p>96858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03571" calcext:value-type="float">
            <text:p>20357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6979105" calcext:value-type="float">
            <text:p>6979105</text:p>
          </table:table-cell>
          <table:table-cell table:style-name="ce5" office:value-type="float" office:value="15041" calcext:value-type="float">
            <text:p>1504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788109" calcext:value-type="float">
            <text:p>7881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1" calcext:value-type="date">
            <text:p>09/21/20</text:p>
          </table:table-cell>
          <table:table-cell table:style-name="ce5" office:value-type="float" office:value="970073" calcext:value-type="float">
            <text:p>97007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203741" calcext:value-type="float">
            <text:p>2037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7000100" calcext:value-type="float">
            <text:p>7000100</text:p>
          </table:table-cell>
          <table:table-cell table:style-name="ce5" office:value-type="float" office:value="15070" calcext:value-type="float">
            <text:p>15070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790644" calcext:value-type="float">
            <text:p>790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2" calcext:value-type="date">
            <text:p>09/22/20</text:p>
          </table:table-cell>
          <table:table-cell table:style-name="ce5" office:value-type="float" office:value="975727" calcext:value-type="float">
            <text:p>975727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04676" calcext:value-type="float">
            <text:p>20467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036049" calcext:value-type="float">
            <text:p>7036049</text:p>
          </table:table-cell>
          <table:table-cell table:style-name="ce5" office:value-type="float" office:value="15203" calcext:value-type="float">
            <text:p>15203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793408" calcext:value-type="float">
            <text:p>7934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3" calcext:value-type="date">
            <text:p>09/23/20</text:p>
          </table:table-cell>
          <table:table-cell table:style-name="ce5" office:value-type="float" office:value="982283" calcext:value-type="float">
            <text:p>98228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05869" calcext:value-type="float">
            <text:p>20586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7076977" calcext:value-type="float">
            <text:p>7076977</text:p>
          </table:table-cell>
          <table:table-cell table:style-name="ce5" office:value-type="float" office:value="15314" calcext:value-type="float">
            <text:p>15314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96817" calcext:value-type="float">
            <text:p>796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4" calcext:value-type="date">
            <text:p>09/24/20</text:p>
          </table:table-cell>
          <table:table-cell table:style-name="ce5" office:value-type="float" office:value="988103" calcext:value-type="float">
            <text:p>988103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06810" calcext:value-type="float">
            <text:p>206810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119883" calcext:value-type="float">
            <text:p>7119883</text:p>
          </table:table-cell>
          <table:table-cell table:style-name="ce5" office:value-type="float" office:value="15404" calcext:value-type="float">
            <text:p>15404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99939" calcext:value-type="float">
            <text:p>799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5" calcext:value-type="date">
            <text:p>09/25/20</text:p>
          </table:table-cell>
          <table:table-cell table:style-name="ce5" office:value-type="float" office:value="994912" calcext:value-type="float">
            <text:p>99491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07627" calcext:value-type="float">
            <text:p>207627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7164916" calcext:value-type="float">
            <text:p>7164916</text:p>
          </table:table-cell>
          <table:table-cell table:style-name="ce5" office:value-type="float" office:value="15502" calcext:value-type="float">
            <text:p>15502</text:p>
          </table:table-cell>
          <table:table-cell table:style-name="ce18" office:value-type="percentage" office:value="0.0063" calcext:value-type="percentage">
            <text:p>0.63%</text:p>
          </table:table-cell>
          <table:table-cell table:style-name="ce5" office:value-type="float" office:value="804103" calcext:value-type="float">
            <text:p>804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6" calcext:value-type="date">
            <text:p>09/26/20</text:p>
          </table:table-cell>
          <table:table-cell table:style-name="ce5" office:value-type="float" office:value="999436" calcext:value-type="float">
            <text:p>99943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208490" calcext:value-type="float">
            <text:p>2084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221004" calcext:value-type="float">
            <text:p>7221004</text:p>
          </table:table-cell>
          <table:table-cell table:style-name="ce5" office:value-type="float" office:value="15587" calcext:value-type="float">
            <text:p>15587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807451" calcext:value-type="float">
            <text:p>8074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7" calcext:value-type="date">
            <text:p>09/27/20</text:p>
          </table:table-cell>
          <table:table-cell table:style-name="ce5" office:value-type="float" office:value="1002732" calcext:value-type="float">
            <text:p>1002732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208827" calcext:value-type="float">
            <text:p>20882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255815" calcext:value-type="float">
            <text:p>7255815</text:p>
          </table:table-cell>
          <table:table-cell table:style-name="ce5" office:value-type="float" office:value="15601" calcext:value-type="float">
            <text:p>1560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808922" calcext:value-type="float">
            <text:p>8089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8" calcext:value-type="date">
            <text:p>09/28/20</text:p>
          </table:table-cell>
          <table:table-cell table:style-name="ce5" office:value-type="float" office:value="1006745" calcext:value-type="float">
            <text:p>100674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09113" calcext:value-type="float">
            <text:p>20911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7293846" calcext:value-type="float">
            <text:p>7293846</text:p>
          </table:table-cell>
          <table:table-cell table:style-name="ce5" office:value-type="float" office:value="15638" calcext:value-type="float">
            <text:p>1563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813055" calcext:value-type="float">
            <text:p>8130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9" calcext:value-type="date">
            <text:p>09/29/20</text:p>
          </table:table-cell>
          <table:table-cell table:style-name="ce5" office:value-type="float" office:value="1012192" calcext:value-type="float">
            <text:p>101219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10019" calcext:value-type="float">
            <text:p>21001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7343914" calcext:value-type="float">
            <text:p>7343914</text:p>
          </table:table-cell>
          <table:table-cell table:style-name="ce5" office:value-type="float" office:value="15745" calcext:value-type="float">
            <text:p>15745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816671" calcext:value-type="float">
            <text:p>8166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30" calcext:value-type="date">
            <text:p>09/30/20</text:p>
          </table:table-cell>
          <table:table-cell table:style-name="ce5" office:value-type="float" office:value="1019129" calcext:value-type="float">
            <text:p>1019129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10954" calcext:value-type="float">
            <text:p>21095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380560" calcext:value-type="float">
            <text:p>7380560</text:p>
          </table:table-cell>
          <table:table-cell table:style-name="ce5" office:value-type="float" office:value="15899" calcext:value-type="float">
            <text:p>15899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819369" calcext:value-type="float">
            <text:p>8193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1" calcext:value-type="date">
            <text:p>10/01/20</text:p>
          </table:table-cell>
          <table:table-cell table:style-name="ce5" office:value-type="float" office:value="1027740" calcext:value-type="float">
            <text:p>102774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11829" calcext:value-type="float">
            <text:p>21182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427405" calcext:value-type="float">
            <text:p>7427405</text:p>
          </table:table-cell>
          <table:table-cell table:style-name="ce5" office:value-type="float" office:value="15990" calcext:value-type="float">
            <text:p>15990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822550" calcext:value-type="float">
            <text:p>8225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2" calcext:value-type="date">
            <text:p>10/02/20</text:p>
          </table:table-cell>
          <table:table-cell table:style-name="ce5" office:value-type="float" office:value="1033551" calcext:value-type="float">
            <text:p>1033551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2768" calcext:value-type="float">
            <text:p>21276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479124" calcext:value-type="float">
            <text:p>7479124</text:p>
          </table:table-cell>
          <table:table-cell table:style-name="ce5" office:value-type="float" office:value="16074" calcext:value-type="float">
            <text:p>16074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26493" calcext:value-type="float">
            <text:p>8264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3" calcext:value-type="date">
            <text:p>10/03/20</text:p>
          </table:table-cell>
          <table:table-cell table:style-name="ce5" office:value-type="float" office:value="1038325" calcext:value-type="float">
            <text:p>10383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13533" calcext:value-type="float">
            <text:p>21353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7534106" calcext:value-type="float">
            <text:p>7534106</text:p>
          </table:table-cell>
          <table:table-cell table:style-name="ce5" office:value-type="float" office:value="16115" calcext:value-type="float">
            <text:p>16115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829008" calcext:value-type="float">
            <text:p>8290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4" calcext:value-type="date">
            <text:p>10/04/20</text:p>
          </table:table-cell>
          <table:table-cell table:style-name="ce5" office:value-type="float" office:value="1042115" calcext:value-type="float">
            <text:p>104211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13895" calcext:value-type="float">
            <text:p>2138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568447" calcext:value-type="float">
            <text:p>7568447</text:p>
          </table:table-cell>
          <table:table-cell table:style-name="ce5" office:value-type="float" office:value="16131" calcext:value-type="float">
            <text:p>16131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31578" calcext:value-type="float">
            <text:p>831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5" calcext:value-type="date">
            <text:p>10/05/20</text:p>
          </table:table-cell>
          <table:table-cell table:style-name="ce5" office:value-type="float" office:value="1048921" calcext:value-type="float">
            <text:p>104892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14471" calcext:value-type="float">
            <text:p>214471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7603182" calcext:value-type="float">
            <text:p>7603182</text:p>
          </table:table-cell>
          <table:table-cell table:style-name="ce5" office:value-type="float" office:value="16198" calcext:value-type="float">
            <text:p>1619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34981" calcext:value-type="float">
            <text:p>834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6" calcext:value-type="date">
            <text:p>10/06/20</text:p>
          </table:table-cell>
          <table:table-cell table:style-name="ce5" office:value-type="float" office:value="1055046" calcext:value-type="float">
            <text:p>1055046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14934" calcext:value-type="float">
            <text:p>21493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7654572" calcext:value-type="float">
            <text:p>7654572</text:p>
          </table:table-cell>
          <table:table-cell table:style-name="ce5" office:value-type="float" office:value="16264" calcext:value-type="float">
            <text:p>16264</text:p>
          </table:table-cell>
          <table:table-cell table:style-name="ce18" office:value-type="percentage" office:value="0.004" calcext:value-type="percentage">
            <text:p>0.40%</text:p>
          </table:table-cell>
          <table:table-cell table:style-name="ce5" office:value-type="float" office:value="838579" calcext:value-type="float">
            <text:p>83857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7" calcext:value-type="date">
            <text:p>10/07/20</text:p>
          </table:table-cell>
          <table:table-cell table:style-name="ce5" office:value-type="float" office:value="1061121" calcext:value-type="float">
            <text:p>10611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5898" calcext:value-type="float">
            <text:p>21589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707385" calcext:value-type="float">
            <text:p>7707385</text:p>
          </table:table-cell>
          <table:table-cell table:style-name="ce5" office:value-type="float" office:value="16341" calcext:value-type="float">
            <text:p>1634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842010" calcext:value-type="float">
            <text:p>842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8" calcext:value-type="date">
            <text:p>10/08/20</text:p>
          </table:table-cell>
          <table:table-cell table:style-name="ce5" office:value-type="float" office:value="1067199" calcext:value-type="float">
            <text:p>1067199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6814" calcext:value-type="float">
            <text:p>2168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7758132" calcext:value-type="float">
            <text:p>7758132</text:p>
          </table:table-cell>
          <table:table-cell table:style-name="ce5" office:value-type="float" office:value="16427" calcext:value-type="float">
            <text:p>16427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45721" calcext:value-type="float">
            <text:p>8457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9" calcext:value-type="date">
            <text:p>10/09/20</text:p>
          </table:table-cell>
          <table:table-cell table:style-name="ce5" office:value-type="float" office:value="1073501" calcext:value-type="float">
            <text:p>107350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17825" calcext:value-type="float">
            <text:p>2178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7817146" calcext:value-type="float">
            <text:p>7817146</text:p>
          </table:table-cell>
          <table:table-cell table:style-name="ce5" office:value-type="float" office:value="16502" calcext:value-type="float">
            <text:p>1650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849433" calcext:value-type="float">
            <text:p>84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0" calcext:value-type="date">
            <text:p>10/10/20</text:p>
          </table:table-cell>
          <table:table-cell table:style-name="ce5" office:value-type="float" office:value="1077792" calcext:value-type="float">
            <text:p>107779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8516" calcext:value-type="float">
            <text:p>218516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7870266" calcext:value-type="float">
            <text:p>7870266</text:p>
          </table:table-cell>
          <table:table-cell table:style-name="ce5" office:value-type="float" office:value="16570" calcext:value-type="float">
            <text:p>16570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52230" calcext:value-type="float">
            <text:p>8522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1" calcext:value-type="date">
            <text:p>10/11/20</text:p>
          </table:table-cell>
          <table:table-cell table:style-name="ce5" office:value-type="float" office:value="1081784" calcext:value-type="float">
            <text:p>108178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18964" calcext:value-type="float">
            <text:p>218964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7918601" calcext:value-type="float">
            <text:p>7918601</text:p>
          </table:table-cell>
          <table:table-cell table:style-name="ce5" office:value-type="float" office:value="16576" calcext:value-type="float">
            <text:p>1657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53990" calcext:value-type="float">
            <text:p>853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2" calcext:value-type="date">
            <text:p>10/12/20</text:p>
          </table:table-cell>
          <table:table-cell table:style-name="ce5" office:value-type="float" office:value="1086361" calcext:value-type="float">
            <text:p>108636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19303" calcext:value-type="float">
            <text:p>21930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7962678" calcext:value-type="float">
            <text:p>7962678</text:p>
          </table:table-cell>
          <table:table-cell table:style-name="ce5" office:value-type="float" office:value="16588" calcext:value-type="float">
            <text:p>16588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57573" calcext:value-type="float">
            <text:p>857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3" calcext:value-type="date">
            <text:p>10/13/20</text:p>
          </table:table-cell>
          <table:table-cell table:style-name="ce5" office:value-type="float" office:value="1091139" calcext:value-type="float">
            <text:p>109113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20075" calcext:value-type="float">
            <text:p>220075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8013228" calcext:value-type="float">
            <text:p>8013228</text:p>
          </table:table-cell>
          <table:table-cell table:style-name="ce5" office:value-type="float" office:value="16657" calcext:value-type="float">
            <text:p>16657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61894" calcext:value-type="float">
            <text:p>8618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4" calcext:value-type="date">
            <text:p>10/14/20</text:p>
          </table:table-cell>
          <table:table-cell table:style-name="ce5" office:value-type="float" office:value="1096987" calcext:value-type="float">
            <text:p>1096987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20970" calcext:value-type="float">
            <text:p>220970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8073379" calcext:value-type="float">
            <text:p>8073379</text:p>
          </table:table-cell>
          <table:table-cell table:style-name="ce5" office:value-type="float" office:value="16759" calcext:value-type="float">
            <text:p>16759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865380" calcext:value-type="float">
            <text:p>8653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5" calcext:value-type="date">
            <text:p>10/15/20</text:p>
          </table:table-cell>
          <table:table-cell table:style-name="ce5" office:value-type="float" office:value="1106831" calcext:value-type="float">
            <text:p>1106831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221777" calcext:value-type="float">
            <text:p>22177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8167104" calcext:value-type="float">
            <text:p>8167104</text:p>
          </table:table-cell>
          <table:table-cell table:style-name="ce5" office:value-type="float" office:value="16831" calcext:value-type="float">
            <text:p>1683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868581" calcext:value-type="float">
            <text:p>868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6" calcext:value-type="date">
            <text:p>10/16/20</text:p>
          </table:table-cell>
          <table:table-cell table:style-name="ce5" office:value-type="float" office:value="1111247" calcext:value-type="float">
            <text:p>1111247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22719" calcext:value-type="float">
            <text:p>222719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8240671" calcext:value-type="float">
            <text:p>8240671</text:p>
          </table:table-cell>
          <table:table-cell table:style-name="ce5" office:value-type="float" office:value="16905" calcext:value-type="float">
            <text:p>16905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871520" calcext:value-type="float">
            <text:p>871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7" calcext:value-type="date">
            <text:p>10/17/20</text:p>
          </table:table-cell>
          <table:table-cell table:style-name="ce5" office:value-type="float" office:value="1114967" calcext:value-type="float">
            <text:p>111496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357" calcext:value-type="float">
            <text:p>22335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8262867" calcext:value-type="float">
            <text:p>8262867</text:p>
          </table:table-cell>
          <table:table-cell table:style-name="ce5" office:value-type="float" office:value="16941" calcext:value-type="float">
            <text:p>16941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3495" calcext:value-type="float">
            <text:p>873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8" calcext:value-type="date">
            <text:p>10/18/20</text:p>
          </table:table-cell>
          <table:table-cell table:style-name="ce5" office:value-type="float" office:value="1118747" calcext:value-type="float">
            <text:p>11187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920" calcext:value-type="float">
            <text:p>22392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8311536" calcext:value-type="float">
            <text:p>8311536</text:p>
          </table:table-cell>
          <table:table-cell table:style-name="ce5" office:value-type="float" office:value="16977" calcext:value-type="float">
            <text:p>16977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4450" calcext:value-type="float">
            <text:p>8744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9" calcext:value-type="date">
            <text:p>10/19/20</text:p>
          </table:table-cell>
          <table:table-cell table:style-name="ce5" office:value-type="float" office:value="1123510" calcext:value-type="float">
            <text:p>1123510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24349" calcext:value-type="float">
            <text:p>22434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8364104" calcext:value-type="float">
            <text:p>8364104</text:p>
          </table:table-cell>
          <table:table-cell table:style-name="ce5" office:value-type="float" office:value="16990" calcext:value-type="float">
            <text:p>16990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80064" calcext:value-type="float">
            <text:p>8800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0" calcext:value-type="date">
            <text:p>10/20/20</text:p>
          </table:table-cell>
          <table:table-cell table:style-name="ce5" office:value-type="float" office:value="1129897" calcext:value-type="float">
            <text:p>1129897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25233" calcext:value-type="float">
            <text:p>22523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430487" calcext:value-type="float">
            <text:p>8430487</text:p>
          </table:table-cell>
          <table:table-cell table:style-name="ce5" office:value-type="float" office:value="17061" calcext:value-type="float">
            <text:p>1706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84426" calcext:value-type="float">
            <text:p>8844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1" calcext:value-type="date">
            <text:p>10/21/20</text:p>
          </table:table-cell>
          <table:table-cell table:style-name="ce5" office:value-type="float" office:value="1136779" calcext:value-type="float">
            <text:p>1136779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26256" calcext:value-type="float">
            <text:p>22625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8496743" calcext:value-type="float">
            <text:p>8496743</text:p>
          </table:table-cell>
          <table:table-cell table:style-name="ce5" office:value-type="float" office:value="17190" calcext:value-type="float">
            <text:p>17190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887418" calcext:value-type="float">
            <text:p>8874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2" calcext:value-type="date">
            <text:p>10/22/20</text:p>
          </table:table-cell>
          <table:table-cell table:style-name="ce5" office:value-type="float" office:value="1142537" calcext:value-type="float">
            <text:p>1142537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27201" calcext:value-type="float">
            <text:p>2272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8564879" calcext:value-type="float">
            <text:p>8564879</text:p>
          </table:table-cell>
          <table:table-cell table:style-name="ce5" office:value-type="float" office:value="17243" calcext:value-type="float">
            <text:p>17243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889588" calcext:value-type="float">
            <text:p>8895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3" calcext:value-type="date">
            <text:p>10/23/20</text:p>
          </table:table-cell>
          <table:table-cell table:style-name="ce5" office:value-type="float" office:value="1149634" calcext:value-type="float">
            <text:p>1149634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28090" calcext:value-type="float">
            <text:p>228090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656286" calcext:value-type="float">
            <text:p>8656286</text:p>
          </table:table-cell>
          <table:table-cell table:style-name="ce5" office:value-type="float" office:value="17315" calcext:value-type="float">
            <text:p>17315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99477" calcext:value-type="float">
            <text:p>899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4" calcext:value-type="date">
            <text:p>10/24/20</text:p>
          </table:table-cell>
          <table:table-cell table:style-name="ce5" office:value-type="float" office:value="1155149" calcext:value-type="float">
            <text:p>115514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8949" calcext:value-type="float">
            <text:p>228949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8741357" calcext:value-type="float">
            <text:p>8741357</text:p>
          </table:table-cell>
          <table:table-cell table:style-name="ce5" office:value-type="float" office:value="17342" calcext:value-type="float">
            <text:p>1734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03263" calcext:value-type="float">
            <text:p>9032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5" calcext:value-type="date">
            <text:p>10/25/20</text:p>
          </table:table-cell>
          <table:table-cell table:style-name="ce5" office:value-type="float" office:value="1159478" calcext:value-type="float">
            <text:p>11594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29379" calcext:value-type="float">
            <text:p>229379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03603" calcext:value-type="float">
            <text:p>8803603</text:p>
          </table:table-cell>
          <table:table-cell table:style-name="ce5" office:value-type="float" office:value="17351" calcext:value-type="float">
            <text:p>1735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905573" calcext:value-type="float">
            <text:p>905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6" calcext:value-type="date">
            <text:p>10/26/20</text:p>
          </table:table-cell>
          <table:table-cell table:style-name="ce5" office:value-type="float" office:value="1164858" calcext:value-type="float">
            <text:p>11648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29808" calcext:value-type="float">
            <text:p>229808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72077" calcext:value-type="float">
            <text:p>8872077</text:p>
          </table:table-cell>
          <table:table-cell table:style-name="ce5" office:value-type="float" office:value="17398" calcext:value-type="float">
            <text:p>173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10912" calcext:value-type="float">
            <text:p>910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7" calcext:value-type="date">
            <text:p>10/27/20</text:p>
          </table:table-cell>
          <table:table-cell table:style-name="ce5" office:value-type="float" office:value="1172298" calcext:value-type="float">
            <text:p>1172298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32085" calcext:value-type="float">
            <text:p>232085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9038030" calcext:value-type="float">
            <text:p>9038030</text:p>
          </table:table-cell>
          <table:table-cell table:style-name="ce5" office:value-type="float" office:value="17478" calcext:value-type="float">
            <text:p>17478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915572" calcext:value-type="float">
            <text:p>9155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8" calcext:value-type="date">
            <text:p>10/28/20</text:p>
          </table:table-cell>
          <table:table-cell table:style-name="ce5" office:value-type="float" office:value="1179817" calcext:value-type="float">
            <text:p>1179817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33137" calcext:value-type="float">
            <text:p>233137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9121800" calcext:value-type="float">
            <text:p>9121800</text:p>
          </table:table-cell>
          <table:table-cell table:style-name="ce5" office:value-type="float" office:value="17542" calcext:value-type="float">
            <text:p>17542</text:p>
          </table:table-cell>
          <table:table-cell table:style-name="ce18" office:value-type="percentage" office:value="0.0036" calcext:value-type="percentage">
            <text:p>0.36%</text:p>
          </table:table-cell>
          <table:table-cell table:style-name="ce5" office:value-type="float" office:value="919930" calcext:value-type="float">
            <text:p>9199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9" calcext:value-type="date">
            <text:p>10/29/20</text:p>
          </table:table-cell>
          <table:table-cell table:style-name="ce5" office:value-type="float" office:value="1186701" calcext:value-type="float">
            <text:p>1186701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34177" calcext:value-type="float">
            <text:p>234177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9212767" calcext:value-type="float">
            <text:p>9212767</text:p>
          </table:table-cell>
          <table:table-cell table:style-name="ce5" office:value-type="float" office:value="17569" calcext:value-type="float">
            <text:p>17569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24021" calcext:value-type="float">
            <text:p>924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0" calcext:value-type="date">
            <text:p>10/30/20</text:p>
          </table:table-cell>
          <table:table-cell table:style-name="ce5" office:value-type="float" office:value="1194035" calcext:value-type="float">
            <text:p>1194035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235159" calcext:value-type="float">
            <text:p>23515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316297" calcext:value-type="float">
            <text:p>9316297</text:p>
          </table:table-cell>
          <table:table-cell table:style-name="ce5" office:value-type="float" office:value="17625" calcext:value-type="float">
            <text:p>17625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928758" calcext:value-type="float">
            <text:p>9287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1" calcext:value-type="date">
            <text:p>10/31/20</text:p>
          </table:table-cell>
          <table:table-cell table:style-name="ce5" office:value-type="float" office:value="1200710" calcext:value-type="float">
            <text:p>1200710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36072" calcext:value-type="float">
            <text:p>23607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9402590" calcext:value-type="float">
            <text:p>9402590</text:p>
          </table:table-cell>
          <table:table-cell table:style-name="ce5" office:value-type="float" office:value="17665" calcext:value-type="float">
            <text:p>1766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932162" calcext:value-type="float">
            <text:p>9321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1" calcext:value-type="date">
            <text:p>11/01/20</text:p>
          </table:table-cell>
          <table:table-cell table:style-name="ce5" office:value-type="float" office:value="1206002" calcext:value-type="float">
            <text:p>120600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36512" calcext:value-type="float">
            <text:p>236512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9485129" calcext:value-type="float">
            <text:p>9485129</text:p>
          </table:table-cell>
          <table:table-cell table:style-name="ce5" office:value-type="float" office:value="17677" calcext:value-type="float">
            <text:p>17677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936921" calcext:value-type="float">
            <text:p>936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2" calcext:value-type="date">
            <text:p>11/02/20</text:p>
          </table:table-cell>
          <table:table-cell table:style-name="ce5" office:value-type="float" office:value="1211617" calcext:value-type="float">
            <text:p>1211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36997" calcext:value-type="float">
            <text:p>236997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9567543" calcext:value-type="float">
            <text:p>9567543</text:p>
          </table:table-cell>
          <table:table-cell table:style-name="ce5" office:value-type="float" office:value="17690" calcext:value-type="float">
            <text:p>17690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941011" calcext:value-type="float">
            <text:p>9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3" calcext:value-type="date">
            <text:p>11/03/20</text:p>
          </table:table-cell>
          <table:table-cell table:style-name="ce5" office:value-type="float" office:value="1220859" calcext:value-type="float">
            <text:p>122085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37976" calcext:value-type="float">
            <text:p>23797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645237" calcext:value-type="float">
            <text:p>9645237</text:p>
          </table:table-cell>
          <table:table-cell table:style-name="ce5" office:value-type="float" office:value="17750" calcext:value-type="float">
            <text:p>17750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946333" calcext:value-type="float">
            <text:p>9463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4" calcext:value-type="date">
            <text:p>11/04/20</text:p>
          </table:table-cell>
          <table:table-cell table:style-name="ce5" office:value-type="float" office:value="1230671" calcext:value-type="float">
            <text:p>1230671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39210" calcext:value-type="float">
            <text:p>239210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9789271" calcext:value-type="float">
            <text:p>9789271</text:p>
          </table:table-cell>
          <table:table-cell table:style-name="ce5" office:value-type="float" office:value="17798" calcext:value-type="float">
            <text:p>177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51610" calcext:value-type="float">
            <text:p>9516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5" calcext:value-type="date">
            <text:p>11/05/20</text:p>
          </table:table-cell>
          <table:table-cell table:style-name="ce5" office:value-type="float" office:value="1241912" calcext:value-type="float">
            <text:p>1241912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240953" calcext:value-type="float">
            <text:p>240953</text:p>
          </table:table-cell>
          <table:table-cell table:style-name="ce9" office:value-type="percentage" office:value="0.0072" calcext:value-type="percentage">
            <text:p>0.72%</text:p>
          </table:table-cell>
          <table:table-cell table:style-name="ce5" office:value-type="float" office:value="9919522" calcext:value-type="float">
            <text:p>9919522</text:p>
          </table:table-cell>
          <table:table-cell table:style-name="ce5" office:value-type="float" office:value="17850" calcext:value-type="float">
            <text:p>17850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955594" calcext:value-type="float">
            <text:p>9555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6" calcext:value-type="date">
            <text:p>11/06/20</text:p>
          </table:table-cell>
          <table:table-cell table:style-name="ce5" office:value-type="float" office:value="1250530" calcext:value-type="float">
            <text:p>125053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42256" calcext:value-type="float">
            <text:p>24225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0060464" calcext:value-type="float">
            <text:p>10060464</text:p>
          </table:table-cell>
          <table:table-cell table:style-name="ce5" office:value-type="float" office:value="17936" calcext:value-type="float">
            <text:p>17936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964221" calcext:value-type="float">
            <text:p>9642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7" calcext:value-type="date">
            <text:p>11/07/20</text:p>
          </table:table-cell>
          <table:table-cell table:style-name="ce5" office:value-type="float" office:value="1256499" calcext:value-type="float">
            <text:p>125649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3257" calcext:value-type="float">
            <text:p>24325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10182818" calcext:value-type="float">
            <text:p>10182818</text:p>
          </table:table-cell>
          <table:table-cell table:style-name="ce5" office:value-type="float" office:value="17958" calcext:value-type="float">
            <text:p>17958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968828" calcext:value-type="float">
            <text:p>9688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8" calcext:value-type="date">
            <text:p>11/08/20</text:p>
          </table:table-cell>
          <table:table-cell table:style-name="ce5" office:value-type="float" office:value="1262346" calcext:value-type="float">
            <text:p>126234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43768" calcext:value-type="float">
            <text:p>24376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10288480" calcext:value-type="float">
            <text:p>10288480</text:p>
          </table:table-cell>
          <table:table-cell table:style-name="ce5" office:value-type="float" office:value="17975" calcext:value-type="float">
            <text:p>17975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973210" calcext:value-type="float">
            <text:p>9732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9" calcext:value-type="date">
            <text:p>11/09/20</text:p>
          </table:table-cell>
          <table:table-cell table:style-name="ce5" office:value-type="float" office:value="1269752" calcext:value-type="float">
            <text:p>126975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44448" calcext:value-type="float">
            <text:p>24444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10421956" calcext:value-type="float">
            <text:p>10421956</text:p>
          </table:table-cell>
          <table:table-cell table:style-name="ce5" office:value-type="float" office:value="18003" calcext:value-type="float">
            <text:p>18003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82021" calcext:value-type="float">
            <text:p>982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0" calcext:value-type="date">
            <text:p>11/10/20</text:p>
          </table:table-cell>
          <table:table-cell table:style-name="ce5" office:value-type="float" office:value="1280431" calcext:value-type="float">
            <text:p>128043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5799" calcext:value-type="float">
            <text:p>24579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0559184" calcext:value-type="float">
            <text:p>10559184</text:p>
          </table:table-cell>
          <table:table-cell table:style-name="ce5" office:value-type="float" office:value="18071" calcext:value-type="float">
            <text:p>18071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990838" calcext:value-type="float">
            <text:p>99083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1" calcext:value-type="date">
            <text:p>11/11/20</text:p>
          </table:table-cell>
          <table:table-cell table:style-name="ce5" office:value-type="float" office:value="1290526" calcext:value-type="float">
            <text:p>1290526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247397" calcext:value-type="float">
            <text:p>247397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0708630" calcext:value-type="float">
            <text:p>10708630</text:p>
          </table:table-cell>
          <table:table-cell table:style-name="ce5" office:value-type="float" office:value="18108" calcext:value-type="float">
            <text:p>18108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995510" calcext:value-type="float">
            <text:p>9955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2" calcext:value-type="date">
            <text:p>11/12/20</text:p>
          </table:table-cell>
          <table:table-cell table:style-name="ce5" office:value-type="float" office:value="1300445" calcext:value-type="float">
            <text:p>1300445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48585" calcext:value-type="float">
            <text:p>248585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10873936" calcext:value-type="float">
            <text:p>10873936</text:p>
          </table:table-cell>
          <table:table-cell table:style-name="ce5" office:value-type="float" office:value="18136" calcext:value-type="float">
            <text:p>1813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1005711" calcext:value-type="float">
            <text:p>1005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3" calcext:value-type="date">
            <text:p>11/13/20</text:p>
          </table:table-cell>
          <table:table-cell table:style-name="ce5" office:value-type="float" office:value="1310214" calcext:value-type="float">
            <text:p>1310214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249975" calcext:value-type="float">
            <text:p>249975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1064364" calcext:value-type="float">
            <text:p>11064364</text:p>
          </table:table-cell>
          <table:table-cell table:style-name="ce5" office:value-type="float" office:value="18214" calcext:value-type="float">
            <text:p>18214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1015783" calcext:value-type="float">
            <text:p>10157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4" calcext:value-type="date">
            <text:p>11/14/20</text:p>
          </table:table-cell>
          <table:table-cell table:style-name="ce5" office:value-type="float" office:value="1319063" calcext:value-type="float">
            <text:p>131906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51256" calcext:value-type="float">
            <text:p>25125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1226038" calcext:value-type="float">
            <text:p>11226038</text:p>
          </table:table-cell>
          <table:table-cell table:style-name="ce5" office:value-type="float" office:value="18252" calcext:value-type="float">
            <text:p>18252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023674" calcext:value-type="float">
            <text:p>10236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5" calcext:value-type="date">
            <text:p>11/15/20</text:p>
          </table:table-cell>
          <table:table-cell table:style-name="ce5" office:value-type="float" office:value="1325258" calcext:value-type="float">
            <text:p>13252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51832" calcext:value-type="float">
            <text:p>251832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11366379" calcext:value-type="float">
            <text:p>11366379</text:p>
          </table:table-cell>
          <table:table-cell table:style-name="ce5" office:value-type="float" office:value="18260" calcext:value-type="float">
            <text:p>1826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1028462" calcext:value-type="float">
            <text:p>1028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6" calcext:value-type="date">
            <text:p>11/16/20</text:p>
          </table:table-cell>
          <table:table-cell table:style-name="ce5" office:value-type="float" office:value="1333168" calcext:value-type="float">
            <text:p>133316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2651" calcext:value-type="float">
            <text:p>252651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11538057" calcext:value-type="float">
            <text:p>11538057</text:p>
          </table:table-cell>
          <table:table-cell table:style-name="ce5" office:value-type="float" office:value="18304" calcext:value-type="float">
            <text:p>18304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1043874" calcext:value-type="float">
            <text:p>10438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7" calcext:value-type="date">
            <text:p>11/17/20</text:p>
          </table:table-cell>
          <table:table-cell table:style-name="ce5" office:value-type="float" office:value="1344276" calcext:value-type="float">
            <text:p>1344276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4255" calcext:value-type="float">
            <text:p>254255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11695711" calcext:value-type="float">
            <text:p>11695711</text:p>
          </table:table-cell>
          <table:table-cell table:style-name="ce5" office:value-type="float" office:value="18360" calcext:value-type="float">
            <text:p>18360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1054499" calcext:value-type="float">
            <text:p>10544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8" calcext:value-type="date">
            <text:p>11/18/20</text:p>
          </table:table-cell>
          <table:table-cell table:style-name="ce5" office:value-type="float" office:value="1355464" calcext:value-type="float">
            <text:p>1355464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6254" calcext:value-type="float">
            <text:p>25625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873727" calcext:value-type="float">
            <text:p>11873727</text:p>
          </table:table-cell>
          <table:table-cell table:style-name="ce5" office:value-type="float" office:value="18466" calcext:value-type="float">
            <text:p>1846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1066184" calcext:value-type="float">
            <text:p>10661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9" calcext:value-type="date">
            <text:p>11/19/20</text:p>
          </table:table-cell>
          <table:table-cell table:style-name="ce5" office:value-type="float" office:value="1367184" calcext:value-type="float">
            <text:p>1367184</text:p>
          </table:table-cell>
          <table:table-cell table:style-name="ce9" office:value-type="percentage" office:value="0.0086" calcext:value-type="percentage">
            <text:p>0.86%</text:p>
          </table:table-cell>
          <table:table-cell table:style-name="ce5" office:value-type="float" office:value="258333" calcext:value-type="float">
            <text:p>25833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2070712" calcext:value-type="float">
            <text:p>12070712</text:p>
          </table:table-cell>
          <table:table-cell table:style-name="ce5" office:value-type="float" office:value="18559" calcext:value-type="float">
            <text:p>18559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1079653" calcext:value-type="float">
            <text:p>1079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0" calcext:value-type="date">
            <text:p>11/20/20</text:p>
          </table:table-cell>
          <table:table-cell table:style-name="ce5" office:value-type="float" office:value="1377699" calcext:value-type="float">
            <text:p>137769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0283" calcext:value-type="float">
            <text:p>260283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2274726" calcext:value-type="float">
            <text:p>12274726</text:p>
          </table:table-cell>
          <table:table-cell table:style-name="ce5" office:value-type="float" office:value="18642" calcext:value-type="float">
            <text:p>1864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1092460" calcext:value-type="float">
            <text:p>10924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1" calcext:value-type="date">
            <text:p>11/21/20</text:p>
          </table:table-cell>
          <table:table-cell table:style-name="ce5" office:value-type="float" office:value="1387237" calcext:value-type="float">
            <text:p>1387237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61790" calcext:value-type="float">
            <text:p>26179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2450666" calcext:value-type="float">
            <text:p>12450666</text:p>
          </table:table-cell>
          <table:table-cell table:style-name="ce5" office:value-type="float" office:value="18708" calcext:value-type="float">
            <text:p>18708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1104706" calcext:value-type="float">
            <text:p>110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2" calcext:value-type="date">
            <text:p>11/22/20</text:p>
          </table:table-cell>
          <table:table-cell table:style-name="ce5" office:value-type="float" office:value="1394586" calcext:value-type="float">
            <text:p>1394586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62696" calcext:value-type="float">
            <text:p>26269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12588661" calcext:value-type="float">
            <text:p>12588661</text:p>
          </table:table-cell>
          <table:table-cell table:style-name="ce5" office:value-type="float" office:value="18723" calcext:value-type="float">
            <text:p>187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108961" calcext:value-type="float">
            <text:p>11089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3" calcext:value-type="date">
            <text:p>11/23/20</text:p>
          </table:table-cell>
          <table:table-cell table:style-name="ce5" office:value-type="float" office:value="1402955" calcext:value-type="float">
            <text:p>1402955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63687" calcext:value-type="float">
            <text:p>26368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2777174" calcext:value-type="float">
            <text:p>12777174</text:p>
          </table:table-cell>
          <table:table-cell table:style-name="ce5" office:value-type="float" office:value="18777" calcext:value-type="float">
            <text:p>18777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1130311" calcext:value-type="float">
            <text:p>11303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4" calcext:value-type="date">
            <text:p>11/24/20</text:p>
          </table:table-cell>
          <table:table-cell table:style-name="ce5" office:value-type="float" office:value="1416932" calcext:value-type="float">
            <text:p>141693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265943" calcext:value-type="float">
            <text:p>265943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2956783" calcext:value-type="float">
            <text:p>12956783</text:p>
          </table:table-cell>
          <table:table-cell table:style-name="ce5" office:value-type="float" office:value="18881" calcext:value-type="float">
            <text:p>1888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1148080" calcext:value-type="float">
            <text:p>11480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5" calcext:value-type="date">
            <text:p>11/25/20</text:p>
          </table:table-cell>
          <table:table-cell table:style-name="ce5" office:value-type="float" office:value="1427712" calcext:value-type="float">
            <text:p>142771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8219" calcext:value-type="float">
            <text:p>268219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3137962" calcext:value-type="float">
            <text:p>13137962</text:p>
          </table:table-cell>
          <table:table-cell table:style-name="ce5" office:value-type="float" office:value="18961" calcext:value-type="float">
            <text:p>1896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1157913" calcext:value-type="float">
            <text:p>11579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6" calcext:value-type="date">
            <text:p>11/26/20</text:p>
          </table:table-cell>
          <table:table-cell table:style-name="ce5" office:value-type="float" office:value="1438784" calcext:value-type="float">
            <text:p>143878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69555" calcext:value-type="float">
            <text:p>26955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3248676" calcext:value-type="float">
            <text:p>13248676</text:p>
          </table:table-cell>
          <table:table-cell table:style-name="ce5" office:value-type="float" office:value="19024" calcext:value-type="float">
            <text:p>19024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1167563" calcext:value-type="float">
            <text:p>1167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7" calcext:value-type="date">
            <text:p>11/27/20</text:p>
          </table:table-cell>
          <table:table-cell table:style-name="ce5" office:value-type="float" office:value="1449930" calcext:value-type="float">
            <text:p>1449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71026" calcext:value-type="float">
            <text:p>27102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3454254" calcext:value-type="float">
            <text:p>13454254</text:p>
          </table:table-cell>
          <table:table-cell table:style-name="ce5" office:value-type="float" office:value="19077" calcext:value-type="float">
            <text:p>1907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78065" calcext:value-type="float">
            <text:p>11780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8" calcext:value-type="date">
            <text:p>11/28/20</text:p>
          </table:table-cell>
          <table:table-cell table:style-name="ce5" office:value-type="float" office:value="1459289" calcext:value-type="float">
            <text:p>145928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72254" calcext:value-type="float">
            <text:p>272254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3610357" calcext:value-type="float">
            <text:p>13610357</text:p>
          </table:table-cell>
          <table:table-cell table:style-name="ce5" office:value-type="float" office:value="19130" calcext:value-type="float">
            <text:p>19130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95107" calcext:value-type="float">
            <text:p>119510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9" calcext:value-type="date">
            <text:p>11/29/20</text:p>
          </table:table-cell>
          <table:table-cell table:style-name="ce5" office:value-type="float" office:value="1466316" calcext:value-type="float">
            <text:p>146631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73077" calcext:value-type="float">
            <text:p>27307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13750608" calcext:value-type="float">
            <text:p>13750608</text:p>
          </table:table-cell>
          <table:table-cell table:style-name="ce5" office:value-type="float" office:value="19151" calcext:value-type="float">
            <text:p>19151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208304" calcext:value-type="float">
            <text:p>12083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30" calcext:value-type="date">
            <text:p>11/30/20</text:p>
          </table:table-cell>
          <table:table-cell table:style-name="ce5" office:value-type="float" office:value="1474978" calcext:value-type="float">
            <text:p>147497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74332" calcext:value-type="float">
            <text:p>27433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13919870" calcext:value-type="float">
            <text:p>13919870</text:p>
          </table:table-cell>
          <table:table-cell table:style-name="ce5" office:value-type="float" office:value="19213" calcext:value-type="float">
            <text:p>19213</text:p>
          </table:table-cell>
          <table:table-cell table:style-name="ce18" office:value-type="percentage" office:value="0.0032" calcext:value-type="percentage">
            <text:p>0.32%</text:p>
          </table:table-cell>
          <table:table-cell table:style-name="ce5" office:value-type="float" office:value="1229513" calcext:value-type="float">
            <text:p>12295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1" calcext:value-type="date">
            <text:p>12/01/20</text:p>
          </table:table-cell>
          <table:table-cell table:style-name="ce5" office:value-type="float" office:value="1489139" calcext:value-type="float">
            <text:p>148913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76979" calcext:value-type="float">
            <text:p>27697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108606" calcext:value-type="float">
            <text:p>14108606</text:p>
          </table:table-cell>
          <table:table-cell table:style-name="ce5" office:value-type="float" office:value="19330" calcext:value-type="float">
            <text:p>19330</text:p>
          </table:table-cell>
          <table:table-cell table:style-name="ce18" office:value-type="percentage" office:value="0.006" calcext:value-type="percentage">
            <text:p>0.60%</text:p>
          </table:table-cell>
          <table:table-cell table:style-name="ce5" office:value-type="float" office:value="1246917" calcext:value-type="float">
            <text:p>12469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2" calcext:value-type="date">
            <text:p>12/02/20</text:p>
          </table:table-cell>
          <table:table-cell table:style-name="ce5" office:value-type="float" office:value="1500454" calcext:value-type="float">
            <text:p>1500454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279865" calcext:value-type="float">
            <text:p>27986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4313941" calcext:value-type="float">
            <text:p>14313941</text:p>
          </table:table-cell>
          <table:table-cell table:style-name="ce5" office:value-type="float" office:value="19442" calcext:value-type="float">
            <text:p>19442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1264983" calcext:value-type="float">
            <text:p>12649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3" calcext:value-type="date">
            <text:p>12/03/20</text:p>
          </table:table-cell>
          <table:table-cell table:style-name="ce5" office:value-type="float" office:value="1512770" calcext:value-type="float">
            <text:p>151277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82829" calcext:value-type="float">
            <text:p>282829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4535196" calcext:value-type="float">
            <text:p>14535196</text:p>
          </table:table-cell>
          <table:table-cell table:style-name="ce5" office:value-type="float" office:value="19591" calcext:value-type="float">
            <text:p>19591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1285275" calcext:value-type="float">
            <text:p>12852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4" calcext:value-type="date">
            <text:p>12/04/20</text:p>
          </table:table-cell>
          <table:table-cell table:style-name="ce5" office:value-type="float" office:value="1525410" calcext:value-type="float">
            <text:p>1525410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85550" calcext:value-type="float">
            <text:p>285550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772535" calcext:value-type="float">
            <text:p>14772535</text:p>
          </table:table-cell>
          <table:table-cell table:style-name="ce5" office:value-type="float" office:value="19793" calcext:value-type="float">
            <text:p>19793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1308748" calcext:value-type="float">
            <text:p>1308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5" calcext:value-type="date">
            <text:p>12/05/20</text:p>
          </table:table-cell>
          <table:table-cell table:style-name="ce5" office:value-type="float" office:value="1535668" calcext:value-type="float">
            <text:p>1535668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87825" calcext:value-type="float">
            <text:p>28782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4983425" calcext:value-type="float">
            <text:p>14983425</text:p>
          </table:table-cell>
          <table:table-cell table:style-name="ce5" office:value-type="float" office:value="19882" calcext:value-type="float">
            <text:p>1988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330481" calcext:value-type="float">
            <text:p>13304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6" calcext:value-type="date">
            <text:p>12/06/20</text:p>
          </table:table-cell>
          <table:table-cell table:style-name="ce5" office:value-type="float" office:value="1542774" calcext:value-type="float">
            <text:p>154277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06" calcext:value-type="float">
            <text:p>28890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5159529" calcext:value-type="float">
            <text:p>15159529</text:p>
          </table:table-cell>
          <table:table-cell table:style-name="ce5" office:value-type="float" office:value="19926" calcext:value-type="float">
            <text:p>19926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1347215" calcext:value-type="float">
            <text:p>1347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7" calcext:value-type="date">
            <text:p>12/07/20</text:p>
          </table:table-cell>
          <table:table-cell table:style-name="ce5" office:value-type="float" office:value="1551426" calcext:value-type="float">
            <text:p>1551426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90443" calcext:value-type="float">
            <text:p>290443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5369046" calcext:value-type="float">
            <text:p>15369046</text:p>
          </table:table-cell>
          <table:table-cell table:style-name="ce5" office:value-type="float" office:value="20052" calcext:value-type="float">
            <text:p>20052</text:p>
          </table:table-cell>
          <table:table-cell table:style-name="ce18" office:value-type="percentage" office:value="0.0062" calcext:value-type="percentage">
            <text:p>0.62%</text:p>
          </table:table-cell>
          <table:table-cell table:style-name="ce5" office:value-type="float" office:value="1384974" calcext:value-type="float">
            <text:p>13849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8" calcext:value-type="date">
            <text:p>12/08/20</text:p>
          </table:table-cell>
          <table:table-cell table:style-name="ce5" office:value-type="float" office:value="1564263" calcext:value-type="float">
            <text:p>1564263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93398" calcext:value-type="float">
            <text:p>293398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591709" calcext:value-type="float">
            <text:p>15591709</text:p>
          </table:table-cell>
          <table:table-cell table:style-name="ce5" office:value-type="float" office:value="20240" calcext:value-type="float">
            <text:p>20240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1419346" calcext:value-type="float">
            <text:p>14193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9" calcext:value-type="date">
            <text:p>12/09/20</text:p>
          </table:table-cell>
          <table:table-cell table:style-name="ce5" office:value-type="float" office:value="1579424" calcext:value-type="float">
            <text:p>1579424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96745" calcext:value-type="float">
            <text:p>296745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15822734" calcext:value-type="float">
            <text:p>15822734</text:p>
          </table:table-cell>
          <table:table-cell table:style-name="ce5" office:value-type="float" office:value="20468" calcext:value-type="float">
            <text:p>20468</text:p>
          </table:table-cell>
          <table:table-cell table:style-name="ce18" office:value-type="percentage" office:value="0.0112" calcext:value-type="percentage">
            <text:p>1.12%</text:p>
          </table:table-cell>
          <table:table-cell table:style-name="ce5" office:value-type="float" office:value="1452878" calcext:value-type="float">
            <text:p>14528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0" calcext:value-type="date">
            <text:p>12/10/20</text:p>
          </table:table-cell>
          <table:table-cell table:style-name="ce5" office:value-type="float" office:value="1589499" calcext:value-type="float">
            <text:p>158949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99692" calcext:value-type="float">
            <text:p>29969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16039393" calcext:value-type="float">
            <text:p>16039393</text:p>
          </table:table-cell>
          <table:table-cell table:style-name="ce5" office:value-type="float" office:value="20626" calcext:value-type="float">
            <text:p>20626</text:p>
          </table:table-cell>
          <table:table-cell table:style-name="ce18" office:value-type="percentage" office:value="0.0077" calcext:value-type="percentage">
            <text:p>0.77%</text:p>
          </table:table-cell>
          <table:table-cell table:style-name="ce5" office:value-type="float" office:value="1484258" calcext:value-type="float">
            <text:p>14842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1" calcext:value-type="date">
            <text:p>12/11/20</text:p>
          </table:table-cell>
          <table:table-cell table:style-name="ce5" office:value-type="float" office:value="1602308" calcext:value-type="float">
            <text:p>1602308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2750" calcext:value-type="float">
            <text:p>302750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6295458" calcext:value-type="float">
            <text:p>16295458</text:p>
          </table:table-cell>
          <table:table-cell table:style-name="ce5" office:value-type="float" office:value="20799" calcext:value-type="float">
            <text:p>2079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1518748" calcext:value-type="float">
            <text:p>1518748</text:p>
          </table:table-cell>
          <table:table-cell table:style-name="ce5" office:value-type="float" office:value="2492" calcext:value-type="float">
            <text:p>249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2" calcext:value-type="date">
            <text:p>12/12/20</text:p>
          </table:table-cell>
          <table:table-cell table:style-name="ce5" office:value-type="float" office:value="1612856" calcext:value-type="float">
            <text:p>1612856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305082" calcext:value-type="float">
            <text:p>3050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6549366" calcext:value-type="float">
            <text:p>16549366</text:p>
          </table:table-cell>
          <table:table-cell table:style-name="ce5" office:value-type="float" office:value="20976" calcext:value-type="float">
            <text:p>20976</text:p>
          </table:table-cell>
          <table:table-cell table:style-name="ce18" office:value-type="percentage" office:value="0.0085" calcext:value-type="percentage">
            <text:p>0.85%</text:p>
          </table:table-cell>
          <table:table-cell table:style-name="ce5" office:value-type="float" office:value="1548300" calcext:value-type="float">
            <text:p>1548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3" calcext:value-type="date">
            <text:p>12/13/20</text:p>
          </table:table-cell>
          <table:table-cell table:style-name="ce5" office:value-type="float" office:value="1620131" calcext:value-type="float">
            <text:p>1620131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06459" calcext:value-type="float">
            <text:p>3064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6737267" calcext:value-type="float">
            <text:p>16737267</text:p>
          </table:table-cell>
          <table:table-cell table:style-name="ce5" office:value-type="float" office:value="21002" calcext:value-type="float">
            <text:p>21002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1555658" calcext:value-type="float">
            <text:p>15556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4" calcext:value-type="date">
            <text:p>12/14/20</text:p>
          </table:table-cell>
          <table:table-cell table:style-name="ce5" office:value-type="float" office:value="1629047" calcext:value-type="float">
            <text:p>1629047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308089" calcext:value-type="float">
            <text:p>308089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6942822" calcext:value-type="float">
            <text:p>16942822</text:p>
          </table:table-cell>
          <table:table-cell table:style-name="ce5" office:value-type="float" office:value="21150" calcext:value-type="float">
            <text:p>21150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1604806" calcext:value-type="float">
            <text:p>16048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5" calcext:value-type="date">
            <text:p>12/15/20</text:p>
          </table:table-cell>
          <table:table-cell table:style-name="ce5" office:value-type="float" office:value="1643010" calcext:value-type="float">
            <text:p>1643010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11068" calcext:value-type="float">
            <text:p>311068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7143779" calcext:value-type="float">
            <text:p>17143779</text:p>
          </table:table-cell>
          <table:table-cell table:style-name="ce5" office:value-type="float" office:value="21447" calcext:value-type="float">
            <text:p>21447</text:p>
          </table:table-cell>
          <table:table-cell table:style-name="ce18" office:value-type="percentage" office:value="0.014" calcext:value-type="percentage">
            <text:p>1.40%</text:p>
          </table:table-cell>
          <table:table-cell table:style-name="ce5" office:value-type="float" office:value="1646077" calcext:value-type="float">
            <text:p>16460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6" calcext:value-type="date">
            <text:p>12/16/20</text:p>
          </table:table-cell>
          <table:table-cell table:style-name="ce5" office:value-type="float" office:value="1656492" calcext:value-type="float">
            <text:p>165649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14577" calcext:value-type="float">
            <text:p>314577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17392618" calcext:value-type="float">
            <text:p>17392618</text:p>
          </table:table-cell>
          <table:table-cell table:style-name="ce5" office:value-type="float" office:value="21887" calcext:value-type="float">
            <text:p>21887</text:p>
          </table:table-cell>
          <table:table-cell table:style-name="ce18" office:value-type="percentage" office:value="0.0205" calcext:value-type="percentage">
            <text:p>2.05%</text:p>
          </table:table-cell>
          <table:table-cell table:style-name="ce5" office:value-type="float" office:value="1699181" calcext:value-type="float">
            <text:p>16991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7" calcext:value-type="date">
            <text:p>12/17/20</text:p>
          </table:table-cell>
          <table:table-cell table:style-name="ce5" office:value-type="float" office:value="1669632" calcext:value-type="float">
            <text:p>166963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17928" calcext:value-type="float">
            <text:p>317928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7626770" calcext:value-type="float">
            <text:p>17626770</text:p>
          </table:table-cell>
          <table:table-cell table:style-name="ce5" office:value-type="float" office:value="22139" calcext:value-type="float">
            <text:p>22139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1747749" calcext:value-type="float">
            <text:p>1747749</text:p>
          </table:table-cell>
          <table:table-cell table:style-name="ce5" office:value-type="float" office:value="2850" calcext:value-type="float">
            <text:p>285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8" calcext:value-type="date">
            <text:p>12/18/20</text:p>
          </table:table-cell>
          <table:table-cell table:style-name="ce5" office:value-type="float" office:value="1682376" calcext:value-type="float">
            <text:p>1682376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320845" calcext:value-type="float">
            <text:p>32084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888353" calcext:value-type="float">
            <text:p>17888353</text:p>
          </table:table-cell>
          <table:table-cell table:style-name="ce5" office:value-type="float" office:value="22433" calcext:value-type="float">
            <text:p>22433</text:p>
          </table:table-cell>
          <table:table-cell table:style-name="ce18" office:value-type="percentage" office:value="0.0132" calcext:value-type="percentage">
            <text:p>1.32%</text:p>
          </table:table-cell>
          <table:table-cell table:style-name="ce5" office:value-type="float" office:value="1803103" calcext:value-type="float">
            <text:p>1803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9" calcext:value-type="date">
            <text:p>12/19/20</text:p>
          </table:table-cell>
          <table:table-cell table:style-name="ce5" office:value-type="float" office:value="1693081" calcext:value-type="float">
            <text:p>1693081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323401" calcext:value-type="float">
            <text:p>323401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8077768" calcext:value-type="float">
            <text:p>18077768</text:p>
          </table:table-cell>
          <table:table-cell table:style-name="ce5" office:value-type="float" office:value="22594" calcext:value-type="float">
            <text:p>22594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1835908" calcext:value-type="float">
            <text:p>183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0" calcext:value-type="date">
            <text:p>12/20/20</text:p>
          </table:table-cell>
          <table:table-cell table:style-name="ce5" office:value-type="float" office:value="1700859" calcext:value-type="float">
            <text:p>17008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24869" calcext:value-type="float">
            <text:p>32486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8267579" calcext:value-type="float">
            <text:p>18267579</text:p>
          </table:table-cell>
          <table:table-cell table:style-name="ce5" office:value-type="float" office:value="22666" calcext:value-type="float">
            <text:p>22666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1859043" calcext:value-type="float">
            <text:p>18590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1" calcext:value-type="date">
            <text:p>12/21/20</text:p>
          </table:table-cell>
          <table:table-cell table:style-name="ce5" office:value-type="float" office:value="1710394" calcext:value-type="float">
            <text:p>1710394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326772" calcext:value-type="float">
            <text:p>32677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8473716" calcext:value-type="float">
            <text:p>18473716</text:p>
          </table:table-cell>
          <table:table-cell table:style-name="ce5" office:value-type="float" office:value="22820" calcext:value-type="float">
            <text:p>2282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1902355" calcext:value-type="float">
            <text:p>19023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2" calcext:value-type="date">
            <text:p>12/22/20</text:p>
          </table:table-cell>
          <table:table-cell table:style-name="ce5" office:value-type="float" office:value="1725366" calcext:value-type="float">
            <text:p>172536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30824" calcext:value-type="float">
            <text:p>330824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8684628" calcext:value-type="float">
            <text:p>18684628</text:p>
          </table:table-cell>
          <table:table-cell table:style-name="ce5" office:value-type="float" office:value="23300" calcext:value-type="float">
            <text:p>23300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1963268" calcext:value-type="float">
            <text:p>19632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3" calcext:value-type="date">
            <text:p>12/23/20</text:p>
          </table:table-cell>
          <table:table-cell table:style-name="ce5" office:value-type="float" office:value="1739512" calcext:value-type="float">
            <text:p>1739512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334218" calcext:value-type="float">
            <text:p>334218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8917152" calcext:value-type="float">
            <text:p>18917152</text:p>
          </table:table-cell>
          <table:table-cell table:style-name="ce5" office:value-type="float" office:value="23651" calcext:value-type="float">
            <text:p>23651</text:p>
          </table:table-cell>
          <table:table-cell table:style-name="ce18" office:value-type="percentage" office:value="0.015" calcext:value-type="percentage">
            <text:p>1.50%</text:p>
          </table:table-cell>
          <table:table-cell table:style-name="ce5" office:value-type="float" office:value="2009017" calcext:value-type="float">
            <text:p>2009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4" calcext:value-type="date">
            <text:p>12/24/20</text:p>
          </table:table-cell>
          <table:table-cell table:style-name="ce5" office:value-type="float" office:value="1750800" calcext:value-type="float">
            <text:p>1750800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37066" calcext:value-type="float">
            <text:p>337066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9111326" calcext:value-type="float">
            <text:p>19111326</text:p>
          </table:table-cell>
          <table:table-cell table:style-name="ce5" office:value-type="float" office:value="23953" calcext:value-type="float">
            <text:p>23953</text:p>
          </table:table-cell>
          <table:table-cell table:style-name="ce18" office:value-type="percentage" office:value="0.0127" calcext:value-type="percentage">
            <text:p>1.27%</text:p>
          </table:table-cell>
          <table:table-cell table:style-name="ce5" office:value-type="float" office:value="2047768" calcext:value-type="float">
            <text:p>20477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5" calcext:value-type="date">
            <text:p>12/25/20</text:p>
          </table:table-cell>
          <table:table-cell table:style-name="ce5" office:value-type="float" office:value="1759034" calcext:value-type="float">
            <text:p>175903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338263" calcext:value-type="float">
            <text:p>33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210166" calcext:value-type="float">
            <text:p>19210166</text:p>
          </table:table-cell>
          <table:table-cell table:style-name="ce5" office:value-type="float" office:value="23990" calcext:value-type="float">
            <text:p>2399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2046931" calcext:value-type="float">
            <text:p>20469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6" calcext:value-type="date">
            <text:p>12/26/20</text:p>
          </table:table-cell>
          <table:table-cell table:style-name="ce5" office:value-type="float" office:value="1766103" calcext:value-type="float">
            <text:p>176610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9921" calcext:value-type="float">
            <text:p>339921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9433847" calcext:value-type="float">
            <text:p>19433847</text:p>
          </table:table-cell>
          <table:table-cell table:style-name="ce5" office:value-type="float" office:value="24223" calcext:value-type="float">
            <text:p>24223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2100387" calcext:value-type="float">
            <text:p>21003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7" calcext:value-type="date">
            <text:p>12/27/20</text:p>
          </table:table-cell>
          <table:table-cell table:style-name="ce5" office:value-type="float" office:value="1773501" calcext:value-type="float">
            <text:p>17735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341138" calcext:value-type="float">
            <text:p>341138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573847" calcext:value-type="float">
            <text:p>19573847</text:p>
          </table:table-cell>
          <table:table-cell table:style-name="ce5" office:value-type="float" office:value="24279" calcext:value-type="float">
            <text:p>2427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2123937" calcext:value-type="float">
            <text:p>2123937</text:p>
          </table:table-cell>
          <table:table-cell table:style-name="ce5" office:value-type="float" office:value="3328" calcext:value-type="float">
            <text:p>332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8" calcext:value-type="date">
            <text:p>12/28/20</text:p>
          </table:table-cell>
          <table:table-cell table:style-name="ce5" office:value-type="float" office:value="1783005" calcext:value-type="float">
            <text:p>1783005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43182" calcext:value-type="float">
            <text:p>34318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9781624" calcext:value-type="float">
            <text:p>19781624</text:p>
          </table:table-cell>
          <table:table-cell table:style-name="ce5" office:value-type="float" office:value="24536" calcext:value-type="float">
            <text:p>24536</text:p>
          </table:table-cell>
          <table:table-cell table:style-name="ce18" office:value-type="percentage" office:value="0.0105" calcext:value-type="percentage">
            <text:p>1.05%</text:p>
          </table:table-cell>
          <table:table-cell table:style-name="ce5" office:value-type="float" office:value="2192127" calcext:value-type="float">
            <text:p>219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9" calcext:value-type="date">
            <text:p>12/29/20</text:p>
          </table:table-cell>
          <table:table-cell table:style-name="ce5" office:value-type="float" office:value="1798080" calcext:value-type="float">
            <text:p>179808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346579" calcext:value-type="float">
            <text:p>346579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9977704" calcext:value-type="float">
            <text:p>19977704</text:p>
          </table:table-cell>
          <table:table-cell table:style-name="ce5" office:value-type="float" office:value="24981" calcext:value-type="float">
            <text:p>24981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2230192" calcext:value-type="float">
            <text:p>22301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0" calcext:value-type="date">
            <text:p>12/30/20</text:p>
          </table:table-cell>
          <table:table-cell table:style-name="ce5" office:value-type="float" office:value="1813951" calcext:value-type="float">
            <text:p>1813951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350778" calcext:value-type="float">
            <text:p>350778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20216991" calcext:value-type="float">
            <text:p>20216991</text:p>
          </table:table-cell>
          <table:table-cell table:style-name="ce5" office:value-type="float" office:value="25411" calcext:value-type="float">
            <text:p>25411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2261855" calcext:value-type="float">
            <text:p>22618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1" calcext:value-type="date">
            <text:p>12/31/20</text:p>
          </table:table-cell>
          <table:table-cell table:style-name="ce5" office:value-type="float" office:value="1827365" calcext:value-type="float">
            <text:p>1827365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354215" calcext:value-type="float">
            <text:p>354215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0445654" calcext:value-type="float">
            <text:p>20445654</text:p>
          </table:table-cell>
          <table:table-cell table:style-name="ce5" office:value-type="float" office:value="25981" calcext:value-type="float">
            <text:p>25981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2295965" calcext:value-type="float">
            <text:p>22959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1" calcext:value-type="date">
            <text:p>01/01/21</text:p>
          </table:table-cell>
          <table:table-cell table:style-name="ce5" office:value-type="float" office:value="1836772" calcext:value-type="float">
            <text:p>1836772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56445" calcext:value-type="float">
            <text:p>35644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617346" calcext:value-type="float">
            <text:p>20617346</text:p>
          </table:table-cell>
          <table:table-cell table:style-name="ce5" office:value-type="float" office:value="26358" calcext:value-type="float">
            <text:p>26358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2325331" calcext:value-type="float">
            <text:p>23253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2" calcext:value-type="date">
            <text:p>01/02/21</text:p>
          </table:table-cell>
          <table:table-cell table:style-name="ce5" office:value-type="float" office:value="1844892" calcext:value-type="float">
            <text:p>18448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358682" calcext:value-type="float">
            <text:p>358682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904701" calcext:value-type="float">
            <text:p>20904701</text:p>
          </table:table-cell>
          <table:table-cell table:style-name="ce5" office:value-type="float" office:value="26547" calcext:value-type="float">
            <text:p>26547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2356477" calcext:value-type="float">
            <text:p>2356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3" calcext:value-type="date">
            <text:p>01/03/21</text:p>
          </table:table-cell>
          <table:table-cell table:style-name="ce5" office:value-type="float" office:value="1853672" calcext:value-type="float">
            <text:p>185367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360095" calcext:value-type="float">
            <text:p>36009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122076" calcext:value-type="float">
            <text:p>21122076</text:p>
          </table:table-cell>
          <table:table-cell table:style-name="ce5" office:value-type="float" office:value="26614" calcext:value-type="float">
            <text:p>26614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2385391" calcext:value-type="float">
            <text:p>2385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4" calcext:value-type="date">
            <text:p>01/04/21</text:p>
          </table:table-cell>
          <table:table-cell table:style-name="ce5" office:value-type="float" office:value="1862279" calcext:value-type="float">
            <text:p>1862279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362123" calcext:value-type="float">
            <text:p>362123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353051" calcext:value-type="float">
            <text:p>21353051</text:p>
          </table:table-cell>
          <table:table-cell table:style-name="ce5" office:value-type="float" office:value="26993" calcext:value-type="float">
            <text:p>2699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2449499" calcext:value-type="float">
            <text:p>2449499</text:p>
          </table:table-cell>
          <table:table-cell table:style-name="ce5" office:value-type="float" office:value="3595" calcext:value-type="float">
            <text:p>359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5" calcext:value-type="date">
            <text:p>01/05/21</text:p>
          </table:table-cell>
          <table:table-cell table:style-name="ce5" office:value-type="float" office:value="1878578" calcext:value-type="float">
            <text:p>187857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65664" calcext:value-type="float">
            <text:p>3656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1579641" calcext:value-type="float">
            <text:p>21579641</text:p>
          </table:table-cell>
          <table:table-cell table:style-name="ce5" office:value-type="float" office:value="27519" calcext:value-type="float">
            <text:p>27519</text:p>
          </table:table-cell>
          <table:table-cell table:style-name="ce18" office:value-type="percentage" office:value="0.0194" calcext:value-type="percentage">
            <text:p>1.94%</text:p>
          </table:table-cell>
          <table:table-cell table:style-name="ce5" office:value-type="float" office:value="2496990" calcext:value-type="float">
            <text:p>2496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6" calcext:value-type="date">
            <text:p>01/06/21</text:p>
          </table:table-cell>
          <table:table-cell table:style-name="ce5" office:value-type="float" office:value="1893154" calcext:value-type="float">
            <text:p>189315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69990" calcext:value-type="float">
            <text:p>369990</text:p>
          </table:table-cell>
          <table:table-cell table:style-name="ce9" office:value-type="percentage" office:value="0.0118" calcext:value-type="percentage">
            <text:p>1.18%</text:p>
          </table:table-cell>
          <table:table-cell table:style-name="ce5" office:value-type="float" office:value="21857616" calcext:value-type="float">
            <text:p>21857616</text:p>
          </table:table-cell>
          <table:table-cell table:style-name="ce5" office:value-type="float" office:value="28063" calcext:value-type="float">
            <text:p>28063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533462" calcext:value-type="float">
            <text:p>2533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7" calcext:value-type="date">
            <text:p>01/07/21</text:p>
          </table:table-cell>
          <table:table-cell table:style-name="ce5" office:value-type="float" office:value="1908226" calcext:value-type="float">
            <text:p>1908226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74124" calcext:value-type="float">
            <text:p>374124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2132045" calcext:value-type="float">
            <text:p>22132045</text:p>
          </table:table-cell>
          <table:table-cell table:style-name="ce5" office:value-type="float" office:value="28530" calcext:value-type="float">
            <text:p>28530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2571673" calcext:value-type="float">
            <text:p>25716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8" calcext:value-type="date">
            <text:p>01/08/21</text:p>
          </table:table-cell>
          <table:table-cell table:style-name="ce5" office:value-type="float" office:value="1923945" calcext:value-type="float">
            <text:p>1923945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78149" calcext:value-type="float">
            <text:p>378149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2456902" calcext:value-type="float">
            <text:p>22456902</text:p>
          </table:table-cell>
          <table:table-cell table:style-name="ce5" office:value-type="float" office:value="29237" calcext:value-type="float">
            <text:p>29237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5" office:value-type="float" office:value="2621334" calcext:value-type="float">
            <text:p>2621334</text:p>
          </table:table-cell>
          <table:table-cell table:style-name="ce5" office:value-type="float" office:value="3847" calcext:value-type="float">
            <text:p>384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9" calcext:value-type="date">
            <text:p>01/09/21</text:p>
          </table:table-cell>
          <table:table-cell table:style-name="ce5" office:value-type="float" office:value="1936351" calcext:value-type="float">
            <text:p>1936351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81480" calcext:value-type="float">
            <text:p>38148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2699938" calcext:value-type="float">
            <text:p>22699938</text:p>
          </table:table-cell>
          <table:table-cell table:style-name="ce5" office:value-type="float" office:value="29562" calcext:value-type="float">
            <text:p>29562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2649491" calcext:value-type="float">
            <text:p>26494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0" calcext:value-type="date">
            <text:p>01/10/21</text:p>
          </table:table-cell>
          <table:table-cell table:style-name="ce5" office:value-type="float" office:value="1944502" calcext:value-type="float">
            <text:p>194450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383275" calcext:value-type="float">
            <text:p>383275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917334" calcext:value-type="float">
            <text:p>22917334</text:p>
          </table:table-cell>
          <table:table-cell table:style-name="ce5" office:value-type="float" office:value="29877" calcext:value-type="float">
            <text:p>2987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2681395" calcext:value-type="float">
            <text:p>26813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1" calcext:value-type="date">
            <text:p>01/11/21</text:p>
          </table:table-cell>
          <table:table-cell table:style-name="ce5" office:value-type="float" office:value="1954494" calcext:value-type="float">
            <text:p>195449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85282" calcext:value-type="float">
            <text:p>385282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3143197" calcext:value-type="float">
            <text:p>23143197</text:p>
          </table:table-cell>
          <table:table-cell table:style-name="ce5" office:value-type="float" office:value="30354" calcext:value-type="float">
            <text:p>30354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2739124" calcext:value-type="float">
            <text:p>2739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2" calcext:value-type="date">
            <text:p>01/12/21</text:p>
          </table:table-cell>
          <table:table-cell table:style-name="ce5" office:value-type="float" office:value="1971626" calcext:value-type="float">
            <text:p>197162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89599" calcext:value-type="float">
            <text:p>389599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23368225" calcext:value-type="float">
            <text:p>23368225</text:p>
          </table:table-cell>
          <table:table-cell table:style-name="ce5" office:value-type="float" office:value="31080" calcext:value-type="float">
            <text:p>31080</text:p>
          </table:table-cell>
          <table:table-cell table:style-name="ce18" office:value-type="percentage" office:value="0.0239" calcext:value-type="percentage">
            <text:p>2.39%</text:p>
          </table:table-cell>
          <table:table-cell table:style-name="ce5" office:value-type="float" office:value="2796687" calcext:value-type="float">
            <text:p>27966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3" calcext:value-type="date">
            <text:p>01/13/21</text:p>
          </table:table-cell>
          <table:table-cell table:style-name="ce5" office:value-type="float" office:value="1988391" calcext:value-type="float">
            <text:p>1988391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393928" calcext:value-type="float">
            <text:p>393928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3616345" calcext:value-type="float">
            <text:p>23616345</text:p>
          </table:table-cell>
          <table:table-cell table:style-name="ce5" office:value-type="float" office:value="31675" calcext:value-type="float">
            <text:p>31675</text:p>
          </table:table-cell>
          <table:table-cell table:style-name="ce18" office:value-type="percentage" office:value="0.0191" calcext:value-type="percentage">
            <text:p>1.91%</text:p>
          </table:table-cell>
          <table:table-cell table:style-name="ce5" office:value-type="float" office:value="2838678" calcext:value-type="float">
            <text:p>28386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4" calcext:value-type="date">
            <text:p>01/14/21</text:p>
          </table:table-cell>
          <table:table-cell table:style-name="ce5" office:value-type="float" office:value="2003877" calcext:value-type="float">
            <text:p>20038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97994" calcext:value-type="float">
            <text:p>397994</text:p>
          </table:table-cell>
          <table:table-cell table:style-name="ce9" office:value-type="percentage" office:value="0.0103" calcext:value-type="percentage">
            <text:p>1.03%</text:p>
          </table:table-cell>
          <table:table-cell table:style-name="ce5" office:value-type="float" office:value="23848410" calcext:value-type="float">
            <text:p>23848410</text:p>
          </table:table-cell>
          <table:table-cell table:style-name="ce5" office:value-type="float" office:value="32300" calcext:value-type="float">
            <text:p>32300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879752" calcext:value-type="float">
            <text:p>28797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5" calcext:value-type="date">
            <text:p>01/15/21</text:p>
          </table:table-cell>
          <table:table-cell table:style-name="ce5" office:value-type="float" office:value="2019849" calcext:value-type="float">
            <text:p>201984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01856" calcext:value-type="float">
            <text:p>401856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4102429" calcext:value-type="float">
            <text:p>24102429</text:p>
          </table:table-cell>
          <table:table-cell table:style-name="ce5" office:value-type="float" office:value="32977" calcext:value-type="float">
            <text:p>32977</text:p>
          </table:table-cell>
          <table:table-cell table:style-name="ce18" office:value-type="percentage" office:value="0.0209" calcext:value-type="percentage">
            <text:p>2.09%</text:p>
          </table:table-cell>
          <table:table-cell table:style-name="ce5" office:value-type="float" office:value="2919040" calcext:value-type="float">
            <text:p>2919040</text:p>
          </table:table-cell>
          <table:table-cell table:style-name="ce5" office:value-type="float" office:value="4261" calcext:value-type="float">
            <text:p>426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6" calcext:value-type="date">
            <text:p>01/16/21</text:p>
          </table:table-cell>
          <table:table-cell table:style-name="ce5" office:value-type="float" office:value="2032796" calcext:value-type="float">
            <text:p>203279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05261" calcext:value-type="float">
            <text:p>40526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306043" calcext:value-type="float">
            <text:p>24306043</text:p>
          </table:table-cell>
          <table:table-cell table:style-name="ce5" office:value-type="float" office:value="33383" calcext:value-type="float">
            <text:p>33383</text:p>
          </table:table-cell>
          <table:table-cell table:style-name="ce18" office:value-type="percentage" office:value="0.0123" calcext:value-type="percentage">
            <text:p>1.23%</text:p>
          </table:table-cell>
          <table:table-cell table:style-name="ce5" office:value-type="float" office:value="2949495" calcext:value-type="float">
            <text:p>2949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7" calcext:value-type="date">
            <text:p>01/17/21</text:p>
          </table:table-cell>
          <table:table-cell table:style-name="ce5" office:value-type="float" office:value="2041137" calcext:value-type="float">
            <text:p>204113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407202" calcext:value-type="float">
            <text:p>40720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482050" calcext:value-type="float">
            <text:p>24482050</text:p>
          </table:table-cell>
          <table:table-cell table:style-name="ce5" office:value-type="float" office:value="33553" calcext:value-type="float">
            <text:p>33553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2970464" calcext:value-type="float">
            <text:p>29704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8" calcext:value-type="date">
            <text:p>01/18/21</text:p>
          </table:table-cell>
          <table:table-cell table:style-name="ce5" office:value-type="float" office:value="2050817" calcext:value-type="float">
            <text:p>205081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08620" calcext:value-type="float">
            <text:p>40862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24626376" calcext:value-type="float">
            <text:p>24626376</text:p>
          </table:table-cell>
          <table:table-cell table:style-name="ce5" office:value-type="float" office:value="33735" calcext:value-type="float">
            <text:p>33735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2994748" calcext:value-type="float">
            <text:p>2994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9" calcext:value-type="date">
            <text:p>01/19/21</text:p>
          </table:table-cell>
          <table:table-cell table:style-name="ce5" office:value-type="float" office:value="2067234" calcext:value-type="float">
            <text:p>2067234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411486" calcext:value-type="float">
            <text:p>411486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806964" calcext:value-type="float">
            <text:p>24806964</text:p>
          </table:table-cell>
          <table:table-cell table:style-name="ce5" office:value-type="float" office:value="34435" calcext:value-type="float">
            <text:p>34435</text:p>
          </table:table-cell>
          <table:table-cell table:style-name="ce18" office:value-type="percentage" office:value="0.0207" calcext:value-type="percentage">
            <text:p>2.07%</text:p>
          </table:table-cell>
          <table:table-cell table:style-name="ce5" office:value-type="float" office:value="3053081" calcext:value-type="float">
            <text:p>30530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0" calcext:value-type="date">
            <text:p>01/20/21</text:p>
          </table:table-cell>
          <table:table-cell table:style-name="ce5" office:value-type="float" office:value="2084895" calcext:value-type="float">
            <text:p>2084895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415894" calcext:value-type="float">
            <text:p>415894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4998975" calcext:value-type="float">
            <text:p>24998975</text:p>
          </table:table-cell>
          <table:table-cell table:style-name="ce5" office:value-type="float" office:value="35059" calcext:value-type="float">
            <text:p>35059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3073223" calcext:value-type="float">
            <text:p>30732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1" calcext:value-type="date">
            <text:p>01/21/21</text:p>
          </table:table-cell>
          <table:table-cell table:style-name="ce5" office:value-type="float" office:value="2102050" calcext:value-type="float">
            <text:p>210205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420285" calcext:value-type="float">
            <text:p>420285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25196086" calcext:value-type="float">
            <text:p>25196086</text:p>
          </table:table-cell>
          <table:table-cell table:style-name="ce5" office:value-type="float" office:value="35783" calcext:value-type="float">
            <text:p>35783</text:p>
          </table:table-cell>
          <table:table-cell table:style-name="ce18" office:value-type="percentage" office:value="0.0206" calcext:value-type="percentage">
            <text:p>2.06%</text:p>
          </table:table-cell>
          <table:table-cell table:style-name="ce5" office:value-type="float" office:value="3098503" calcext:value-type="float">
            <text:p>3098503</text:p>
          </table:table-cell>
          <table:table-cell table:style-name="ce5" office:value-type="float" office:value="4586" calcext:value-type="float">
            <text:p>4586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2" calcext:value-type="date">
            <text:p>01/22/21</text:p>
          </table:table-cell>
          <table:table-cell table:style-name="ce5" office:value-type="float" office:value="2118067" calcext:value-type="float">
            <text:p>2118067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24177" calcext:value-type="float">
            <text:p>424177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25390042" calcext:value-type="float">
            <text:p>25390042</text:p>
          </table:table-cell>
          <table:table-cell table:style-name="ce5" office:value-type="float" office:value="36157" calcext:value-type="float">
            <text:p>36157</text:p>
          </table:table-cell>
          <table:table-cell table:style-name="ce18" office:value-type="percentage" office:value="0.0104" calcext:value-type="percentage">
            <text:p>1.04%</text:p>
          </table:table-cell>
          <table:table-cell table:style-name="ce5" office:value-type="float" office:value="3116287" calcext:value-type="float">
            <text:p>31162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3" calcext:value-type="date">
            <text:p>01/23/21</text:p>
          </table:table-cell>
          <table:table-cell table:style-name="ce5" office:value-type="float" office:value="2131911" calcext:value-type="float">
            <text:p>213191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427635" calcext:value-type="float">
            <text:p>42763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25566789" calcext:value-type="float">
            <text:p>25566789</text:p>
          </table:table-cell>
          <table:table-cell table:style-name="ce5" office:value-type="float" office:value="36673" calcext:value-type="float">
            <text:p>3667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3137153" calcext:value-type="float">
            <text:p>31371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4" calcext:value-type="date">
            <text:p>01/24/21</text:p>
          </table:table-cell>
          <table:table-cell table:style-name="ce5" office:value-type="float" office:value="2140542" calcext:value-type="float">
            <text:p>2140542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429490" calcext:value-type="float">
            <text:p>429490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5702125" calcext:value-type="float">
            <text:p>25702125</text:p>
          </table:table-cell>
          <table:table-cell table:style-name="ce5" office:value-type="float" office:value="36947" calcext:value-type="float">
            <text:p>36947</text:p>
          </table:table-cell>
          <table:table-cell table:style-name="ce18" office:value-type="percentage" office:value="0.0074" calcext:value-type="percentage">
            <text:p>0.74%</text:p>
          </table:table-cell>
          <table:table-cell table:style-name="ce5" office:value-type="float" office:value="3150396" calcext:value-type="float">
            <text:p>31503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5" calcext:value-type="date">
            <text:p>01/25/21</text:p>
          </table:table-cell>
          <table:table-cell table:style-name="ce5" office:value-type="float" office:value="2150918" calcext:value-type="float">
            <text:p>2150918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431392" calcext:value-type="float">
            <text:p>4313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5861597" calcext:value-type="float">
            <text:p>25861597</text:p>
          </table:table-cell>
          <table:table-cell table:style-name="ce5" office:value-type="float" office:value="37369" calcext:value-type="float">
            <text:p>37369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176457" calcext:value-type="float">
            <text:p>31764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6" calcext:value-type="date">
            <text:p>01/26/21</text:p>
          </table:table-cell>
          <table:table-cell table:style-name="ce5" office:value-type="float" office:value="2169089" calcext:value-type="float">
            <text:p>2169089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435452" calcext:value-type="float">
            <text:p>435452</text:p>
          </table:table-cell>
          <table:table-cell table:style-name="ce9" office:value-type="percentage" office:value="0.0094" calcext:value-type="percentage">
            <text:p>0.94%</text:p>
          </table:table-cell>
          <table:table-cell table:style-name="ce5" office:value-type="float" office:value="26011222" calcext:value-type="float">
            <text:p>26011222</text:p>
          </table:table-cell>
          <table:table-cell table:style-name="ce5" office:value-type="float" office:value="38250" calcext:value-type="float">
            <text:p>38250</text:p>
          </table:table-cell>
          <table:table-cell table:style-name="ce18" office:value-type="percentage" office:value="0.0235" calcext:value-type="percentage">
            <text:p>2.35%</text:p>
          </table:table-cell>
          <table:table-cell table:style-name="ce5" office:value-type="float" office:value="3214777" calcext:value-type="float">
            <text:p>32147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7" calcext:value-type="date">
            <text:p>01/27/21</text:p>
          </table:table-cell>
          <table:table-cell table:style-name="ce5" office:value-type="float" office:value="2185804" calcext:value-type="float">
            <text:p>218580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439517" calcext:value-type="float">
            <text:p>439517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26166201" calcext:value-type="float">
            <text:p>26166201</text:p>
          </table:table-cell>
          <table:table-cell table:style-name="ce5" office:value-type="float" office:value="38978" calcext:value-type="float">
            <text:p>38978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5" office:value-type="float" office:value="3233699" calcext:value-type="float">
            <text:p>3233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8" calcext:value-type="date">
            <text:p>01/28/21</text:p>
          </table:table-cell>
          <table:table-cell table:style-name="ce5" office:value-type="float" office:value="2202454" calcext:value-type="float">
            <text:p>2202454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43769" calcext:value-type="float">
            <text:p>44376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6338607" calcext:value-type="float">
            <text:p>26338607</text:p>
          </table:table-cell>
          <table:table-cell table:style-name="ce5" office:value-type="float" office:value="39546" calcext:value-type="float">
            <text:p>39546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3253897" calcext:value-type="float">
            <text:p>3253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9" calcext:value-type="date">
            <text:p>01/29/21</text:p>
          </table:table-cell>
          <table:table-cell table:style-name="ce5" office:value-type="float" office:value="2217833" calcext:value-type="float">
            <text:p>2217833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447459" calcext:value-type="float">
            <text:p>4474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6512193" calcext:value-type="float">
            <text:p>26512193</text:p>
          </table:table-cell>
          <table:table-cell table:style-name="ce5" office:value-type="float" office:value="40229" calcext:value-type="float">
            <text:p>40229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3273472" calcext:value-type="float">
            <text:p>3273472</text:p>
          </table:table-cell>
          <table:table-cell table:style-name="ce5" office:value-type="float" office:value="4822" calcext:value-type="float">
            <text:p>482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0" calcext:value-type="date">
            <text:p>01/30/21</text:p>
          </table:table-cell>
          <table:table-cell table:style-name="ce5" office:value-type="float" office:value="2231055" calcext:value-type="float">
            <text:p>223105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50381" calcext:value-type="float">
            <text:p>45038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6655740" calcext:value-type="float">
            <text:p>26655740</text:p>
          </table:table-cell>
          <table:table-cell table:style-name="ce5" office:value-type="float" office:value="40684" calcext:value-type="float">
            <text:p>40684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3288925" calcext:value-type="float">
            <text:p>3288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1" calcext:value-type="date">
            <text:p>01/31/21</text:p>
          </table:table-cell>
          <table:table-cell table:style-name="ce5" office:value-type="float" office:value="2239322" calcext:value-type="float">
            <text:p>223932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452279" calcext:value-type="float">
            <text:p>45227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6767229" calcext:value-type="float">
            <text:p>26767229</text:p>
          </table:table-cell>
          <table:table-cell table:style-name="ce5" office:value-type="float" office:value="40869" calcext:value-type="float">
            <text:p>40869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297726" calcext:value-type="float">
            <text:p>32977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1" calcext:value-type="date">
            <text:p>02/01/21</text:p>
          </table:table-cell>
          <table:table-cell table:style-name="ce5" office:value-type="float" office:value="2249515" calcext:value-type="float">
            <text:p>2249515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454213" calcext:value-type="float">
            <text:p>454213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6911375" calcext:value-type="float">
            <text:p>26911375</text:p>
          </table:table-cell>
          <table:table-cell table:style-name="ce5" office:value-type="float" office:value="41335" calcext:value-type="float">
            <text:p>41335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322970" calcext:value-type="float">
            <text:p>33229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2" calcext:value-type="date">
            <text:p>02/02/21</text:p>
          </table:table-cell>
          <table:table-cell table:style-name="ce5" office:value-type="float" office:value="2264615" calcext:value-type="float">
            <text:p>2264615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457856" calcext:value-type="float">
            <text:p>457856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7027347" calcext:value-type="float">
            <text:p>27027347</text:p>
          </table:table-cell>
          <table:table-cell table:style-name="ce5" office:value-type="float" office:value="41902" calcext:value-type="float">
            <text:p>41902</text:p>
          </table:table-cell>
          <table:table-cell table:style-name="ce18" office:value-type="percentage" office:value="0.0137" calcext:value-type="percentage">
            <text:p>1.37%</text:p>
          </table:table-cell>
          <table:table-cell table:style-name="ce5" office:value-type="float" office:value="3335921" calcext:value-type="float">
            <text:p>3335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3" calcext:value-type="date">
            <text:p>02/03/21</text:p>
          </table:table-cell>
          <table:table-cell table:style-name="ce5" office:value-type="float" office:value="2280226" calcext:value-type="float">
            <text:p>228022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61930" calcext:value-type="float">
            <text:p>46193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7150457" calcext:value-type="float">
            <text:p>27150457</text:p>
          </table:table-cell>
          <table:table-cell table:style-name="ce5" office:value-type="float" office:value="42281" calcext:value-type="float">
            <text:p>42281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3344929" calcext:value-type="float">
            <text:p>3344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4" calcext:value-type="date">
            <text:p>02/04/21</text:p>
          </table:table-cell>
          <table:table-cell table:style-name="ce5" office:value-type="float" office:value="2296274" calcext:value-type="float">
            <text:p>2296274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466988" calcext:value-type="float">
            <text:p>466988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27273890" calcext:value-type="float">
            <text:p>27273890</text:p>
          </table:table-cell>
          <table:table-cell table:style-name="ce5" office:value-type="float" office:value="42984" calcext:value-type="float">
            <text:p>42984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3360357" calcext:value-type="float">
            <text:p>3360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5" calcext:value-type="date">
            <text:p>02/05/21</text:p>
          </table:table-cell>
          <table:table-cell table:style-name="ce5" office:value-type="float" office:value="2311952" calcext:value-type="float">
            <text:p>231195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70705" calcext:value-type="float">
            <text:p>47070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27407324" calcext:value-type="float">
            <text:p>27407324</text:p>
          </table:table-cell>
          <table:table-cell table:style-name="ce5" office:value-type="float" office:value="43683" calcext:value-type="float">
            <text:p>43683</text:p>
          </table:table-cell>
          <table:table-cell table:style-name="ce18" office:value-type="percentage" office:value="0.0162" calcext:value-type="percentage">
            <text:p>1.62%</text:p>
          </table:table-cell>
          <table:table-cell table:style-name="ce5" office:value-type="float" office:value="3379596" calcext:value-type="float">
            <text:p>3379596</text:p>
          </table:table-cell>
          <table:table-cell table:style-name="ce5" office:value-type="float" office:value="5010" calcext:value-type="float">
            <text:p>50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6" calcext:value-type="date">
            <text:p>02/06/21</text:p>
          </table:table-cell>
          <table:table-cell table:style-name="ce5" office:value-type="float" office:value="2322032" calcext:value-type="float">
            <text:p>2322032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473528" calcext:value-type="float">
            <text:p>473528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7519636" calcext:value-type="float">
            <text:p>27519636</text:p>
          </table:table-cell>
          <table:table-cell table:style-name="ce5" office:value-type="float" office:value="43725" calcext:value-type="float">
            <text:p>43725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3378831" calcext:value-type="float">
            <text:p>33788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7" calcext:value-type="date">
            <text:p>02/07/21</text:p>
          </table:table-cell>
          <table:table-cell table:style-name="ce5" office:value-type="float" office:value="2329933" calcext:value-type="float">
            <text:p>232993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4933" calcext:value-type="float">
            <text:p>474933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7611403" calcext:value-type="float">
            <text:p>27611403</text:p>
          </table:table-cell>
          <table:table-cell table:style-name="ce5" office:value-type="float" office:value="44153" calcext:value-type="float">
            <text:p>44153</text:p>
          </table:table-cell>
          <table:table-cell table:style-name="ce18" office:value-type="percentage" office:value="0.0099" calcext:value-type="percentage">
            <text:p>0.99%</text:p>
          </table:table-cell>
          <table:table-cell table:style-name="ce5" office:value-type="float" office:value="3395017" calcext:value-type="float">
            <text:p>3395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8" calcext:value-type="date">
            <text:p>02/08/21</text:p>
          </table:table-cell>
          <table:table-cell table:style-name="ce5" office:value-type="float" office:value="2337966" calcext:value-type="float">
            <text:p>233796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6405" calcext:value-type="float">
            <text:p>4764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7700629" calcext:value-type="float">
            <text:p>27700629</text:p>
          </table:table-cell>
          <table:table-cell table:style-name="ce5" office:value-type="float" office:value="44456" calcext:value-type="float">
            <text:p>44456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3411031" calcext:value-type="float">
            <text:p>34110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9" calcext:value-type="date">
            <text:p>02/09/21</text:p>
          </table:table-cell>
          <table:table-cell table:style-name="ce5" office:value-type="float" office:value="2352923" calcext:value-type="float">
            <text:p>235292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79772" calcext:value-type="float">
            <text:p>479772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7799946" calcext:value-type="float">
            <text:p>27799946</text:p>
          </table:table-cell>
          <table:table-cell table:style-name="ce5" office:value-type="float" office:value="44974" calcext:value-type="float">
            <text:p>44974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21563" calcext:value-type="float">
            <text:p>3421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0" calcext:value-type="date">
            <text:p>02/10/21</text:p>
          </table:table-cell>
          <table:table-cell table:style-name="ce5" office:value-type="float" office:value="2369046" calcext:value-type="float">
            <text:p>236904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83200" calcext:value-type="float">
            <text:p>483200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7897214" calcext:value-type="float">
            <text:p>27897214</text:p>
          </table:table-cell>
          <table:table-cell table:style-name="ce5" office:value-type="float" office:value="45496" calcext:value-type="float">
            <text:p>45496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30592" calcext:value-type="float">
            <text:p>3430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1" calcext:value-type="date">
            <text:p>02/11/21</text:p>
          </table:table-cell>
          <table:table-cell table:style-name="ce5" office:value-type="float" office:value="2380693" calcext:value-type="float">
            <text:p>2380693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486922" calcext:value-type="float">
            <text:p>48692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8002240" calcext:value-type="float">
            <text:p>28002240</text:p>
          </table:table-cell>
          <table:table-cell table:style-name="ce5" office:value-type="float" office:value="45967" calcext:value-type="float">
            <text:p>45967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3440004" calcext:value-type="float">
            <text:p>34400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2" calcext:value-type="date">
            <text:p>02/12/21</text:p>
          </table:table-cell>
          <table:table-cell table:style-name="ce5" office:value-type="float" office:value="2396006" calcext:value-type="float">
            <text:p>239600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92521" calcext:value-type="float">
            <text:p>492521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28106704" calcext:value-type="float">
            <text:p>28106704</text:p>
          </table:table-cell>
          <table:table-cell table:style-name="ce5" office:value-type="float" office:value="46457" calcext:value-type="float">
            <text:p>4645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450522" calcext:value-type="float">
            <text:p>3450522</text:p>
          </table:table-cell>
          <table:table-cell table:style-name="ce5" office:value-type="float" office:value="5135" calcext:value-type="float">
            <text:p>513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3" calcext:value-type="date">
            <text:p>02/13/21</text:p>
          </table:table-cell>
          <table:table-cell table:style-name="ce5" office:value-type="float" office:value="2407328" calcext:value-type="float">
            <text:p>2407328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96063" calcext:value-type="float">
            <text:p>496063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8196964" calcext:value-type="float">
            <text:p>28196964</text:p>
          </table:table-cell>
          <table:table-cell table:style-name="ce5" office:value-type="float" office:value="46871" calcext:value-type="float">
            <text:p>4687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58774" calcext:value-type="float">
            <text:p>34587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4" calcext:value-type="date">
            <text:p>02/14/21</text:p>
          </table:table-cell>
          <table:table-cell table:style-name="ce5" office:value-type="float" office:value="2413323" calcext:value-type="float">
            <text:p>241332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497174" calcext:value-type="float">
            <text:p>497174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28261470" calcext:value-type="float">
            <text:p>28261470</text:p>
          </table:table-cell>
          <table:table-cell table:style-name="ce5" office:value-type="float" office:value="47019" calcext:value-type="float">
            <text:p>4701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462127" calcext:value-type="float">
            <text:p>346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5" calcext:value-type="date">
            <text:p>02/15/21</text:p>
          </table:table-cell>
          <table:table-cell table:style-name="ce5" office:value-type="float" office:value="2420605" calcext:value-type="float">
            <text:p>24206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98203" calcext:value-type="float">
            <text:p>498203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28317703" calcext:value-type="float">
            <text:p>28317703</text:p>
          </table:table-cell>
          <table:table-cell table:style-name="ce5" office:value-type="float" office:value="47114" calcext:value-type="float">
            <text:p>47114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467357" calcext:value-type="float">
            <text:p>3467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6" calcext:value-type="date">
            <text:p>02/16/21</text:p>
          </table:table-cell>
          <table:table-cell table:style-name="ce5" office:value-type="float" office:value="2431755" calcext:value-type="float">
            <text:p>24317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499991" calcext:value-type="float">
            <text:p>49999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28381220" calcext:value-type="float">
            <text:p>28381220</text:p>
          </table:table-cell>
          <table:table-cell table:style-name="ce5" office:value-type="float" office:value="47509" calcext:value-type="float">
            <text:p>4750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3478717" calcext:value-type="float">
            <text:p>34787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7" calcext:value-type="date">
            <text:p>02/17/21</text:p>
          </table:table-cell>
          <table:table-cell table:style-name="ce5" office:value-type="float" office:value="2442922" calcext:value-type="float">
            <text:p>244292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02544" calcext:value-type="float">
            <text:p>50254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28453526" calcext:value-type="float">
            <text:p>28453526</text:p>
          </table:table-cell>
          <table:table-cell table:style-name="ce5" office:value-type="float" office:value="47934" calcext:value-type="float">
            <text:p>47934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85269" calcext:value-type="float">
            <text:p>34852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8" calcext:value-type="date">
            <text:p>02/18/21</text:p>
          </table:table-cell>
          <table:table-cell table:style-name="ce5" office:value-type="float" office:value="2454480" calcext:value-type="float">
            <text:p>245448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05309" calcext:value-type="float">
            <text:p>50530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8523524" calcext:value-type="float">
            <text:p>28523524</text:p>
          </table:table-cell>
          <table:table-cell table:style-name="ce5" office:value-type="float" office:value="48356" calcext:value-type="float">
            <text:p>48356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3492450" calcext:value-type="float">
            <text:p>3492450</text:p>
          </table:table-cell>
          <table:table-cell table:style-name="ce5" office:value-type="float" office:value="5231" calcext:value-type="float">
            <text:p>523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9" calcext:value-type="date">
            <text:p>02/19/21</text:p>
          </table:table-cell>
          <table:table-cell table:style-name="ce5" office:value-type="float" office:value="2465445" calcext:value-type="float">
            <text:p>2465445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07746" calcext:value-type="float">
            <text:p>50774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8603813" calcext:value-type="float">
            <text:p>28603813</text:p>
          </table:table-cell>
          <table:table-cell table:style-name="ce5" office:value-type="float" office:value="48696" calcext:value-type="float">
            <text:p>48696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3497727" calcext:value-type="float">
            <text:p>34977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0" calcext:value-type="date">
            <text:p>02/20/21</text:p>
          </table:table-cell>
          <table:table-cell table:style-name="ce5" office:value-type="float" office:value="2474221" calcext:value-type="float">
            <text:p>247422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09875" calcext:value-type="float">
            <text:p>50987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8706473" calcext:value-type="float">
            <text:p>28706473</text:p>
          </table:table-cell>
          <table:table-cell table:style-name="ce5" office:value-type="float" office:value="49049" calcext:value-type="float">
            <text:p>49049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03796" calcext:value-type="float">
            <text:p>35037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1" calcext:value-type="date">
            <text:p>02/21/21</text:p>
          </table:table-cell>
          <table:table-cell table:style-name="ce5" office:value-type="float" office:value="2480340" calcext:value-type="float">
            <text:p>2480340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11133" calcext:value-type="float">
            <text:p>511133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8765423" calcext:value-type="float">
            <text:p>28765423</text:p>
          </table:table-cell>
          <table:table-cell table:style-name="ce5" office:value-type="float" office:value="49342" calcext:value-type="float">
            <text:p>49342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3509603" calcext:value-type="float">
            <text:p>35096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2" calcext:value-type="date">
            <text:p>02/22/21</text:p>
          </table:table-cell>
          <table:table-cell table:style-name="ce5" office:value-type="float" office:value="2486743" calcext:value-type="float">
            <text:p>248674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12590" calcext:value-type="float">
            <text:p>512590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8826307" calcext:value-type="float">
            <text:p>28826307</text:p>
          </table:table-cell>
          <table:table-cell table:style-name="ce5" office:value-type="float" office:value="49496" calcext:value-type="float">
            <text:p>49496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13196" calcext:value-type="float">
            <text:p>3513196</text:p>
          </table:table-cell>
          <table:table-cell table:style-name="ce5" office:value-type="float" office:value="5259" calcext:value-type="float">
            <text:p>525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3" calcext:value-type="date">
            <text:p>02/23/21</text:p>
          </table:table-cell>
          <table:table-cell table:style-name="ce5" office:value-type="float" office:value="2498642" calcext:value-type="float">
            <text:p>249864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14996" calcext:value-type="float">
            <text:p>51499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7718" calcext:value-type="float">
            <text:p>28897718</text:p>
          </table:table-cell>
          <table:table-cell table:style-name="ce5" office:value-type="float" office:value="49873" calcext:value-type="float">
            <text:p>49873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23923" calcext:value-type="float">
            <text:p>35239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4" calcext:value-type="date">
            <text:p>02/24/21</text:p>
          </table:table-cell>
          <table:table-cell table:style-name="ce5" office:value-type="float" office:value="2510723" calcext:value-type="float">
            <text:p>2510723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18363" calcext:value-type="float">
            <text:p>518363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8974623" calcext:value-type="float">
            <text:p>28974623</text:p>
          </table:table-cell>
          <table:table-cell table:style-name="ce5" office:value-type="float" office:value="50994" calcext:value-type="float">
            <text:p>50994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3527270" calcext:value-type="float">
            <text:p>3527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5" calcext:value-type="date">
            <text:p>02/25/21</text:p>
          </table:table-cell>
          <table:table-cell table:style-name="ce5" office:value-type="float" office:value="2521367" calcext:value-type="float">
            <text:p>2521367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20785" calcext:value-type="float">
            <text:p>52078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052262" calcext:value-type="float">
            <text:p>29052262</text:p>
          </table:table-cell>
          <table:table-cell table:style-name="ce5" office:value-type="float" office:value="51393" calcext:value-type="float">
            <text:p>51393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5" office:value-type="float" office:value="3532870" calcext:value-type="float">
            <text:p>35328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6" calcext:value-type="date">
            <text:p>02/26/21</text:p>
          </table:table-cell>
          <table:table-cell table:style-name="ce5" office:value-type="float" office:value="2531365" calcext:value-type="float">
            <text:p>25313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23082" calcext:value-type="float">
            <text:p>52308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9136912" calcext:value-type="float">
            <text:p>29136912</text:p>
          </table:table-cell>
          <table:table-cell table:style-name="ce5" office:value-type="float" office:value="51788" calcext:value-type="float">
            <text:p>51788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39629" calcext:value-type="float">
            <text:p>3539629</text:p>
          </table:table-cell>
          <table:table-cell table:style-name="ce5" office:value-type="float" office:value="5304" calcext:value-type="float">
            <text:p>53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7" calcext:value-type="date">
            <text:p>02/27/21</text:p>
          </table:table-cell>
          <table:table-cell table:style-name="ce5" office:value-type="float" office:value="2538750" calcext:value-type="float">
            <text:p>2538750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24669" calcext:value-type="float">
            <text:p>52466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202824" calcext:value-type="float">
            <text:p>29202824</text:p>
          </table:table-cell>
          <table:table-cell table:style-name="ce5" office:value-type="float" office:value="51909" calcext:value-type="float">
            <text:p>5190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542321" calcext:value-type="float">
            <text:p>35423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8" calcext:value-type="date">
            <text:p>02/28/21</text:p>
          </table:table-cell>
          <table:table-cell table:style-name="ce5" office:value-type="float" office:value="2545250" calcext:value-type="float">
            <text:p>254525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25808" calcext:value-type="float">
            <text:p>52580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29255344" calcext:value-type="float">
            <text:p>29255344</text:p>
          </table:table-cell>
          <table:table-cell table:style-name="ce5" office:value-type="float" office:value="52193" calcext:value-type="float">
            <text:p>52193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3546118" calcext:value-type="float">
            <text:p>35461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1" calcext:value-type="date">
            <text:p>03/01/21</text:p>
          </table:table-cell>
          <table:table-cell table:style-name="ce5" office:value-type="float" office:value="2552366" calcext:value-type="float">
            <text:p>2552366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527226" calcext:value-type="float">
            <text:p>527226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9314254" calcext:value-type="float">
            <text:p>29314254</text:p>
          </table:table-cell>
          <table:table-cell table:style-name="ce5" office:value-type="float" office:value="52488" calcext:value-type="float">
            <text:p>52488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551566" calcext:value-type="float">
            <text:p>355156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2" calcext:value-type="date">
            <text:p>03/02/21</text:p>
          </table:table-cell>
          <table:table-cell table:style-name="ce5" office:value-type="float" office:value="2562681" calcext:value-type="float">
            <text:p>2562681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29214" calcext:value-type="float">
            <text:p>52921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370705" calcext:value-type="float">
            <text:p>29370705</text:p>
          </table:table-cell>
          <table:table-cell table:style-name="ce5" office:value-type="float" office:value="52796" calcext:value-type="float">
            <text:p>5279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3556010" calcext:value-type="float">
            <text:p>3556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3" calcext:value-type="date">
            <text:p>03/03/21</text:p>
          </table:table-cell>
          <table:table-cell table:style-name="ce5" office:value-type="float" office:value="2574080" calcext:value-type="float">
            <text:p>2574080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31652" calcext:value-type="float">
            <text:p>53165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456377" calcext:value-type="float">
            <text:p>29456377</text:p>
          </table:table-cell>
          <table:table-cell table:style-name="ce5" office:value-type="float" office:value="53077" calcext:value-type="float">
            <text:p>53077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60300" calcext:value-type="float">
            <text:p>3560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4" calcext:value-type="date">
            <text:p>03/04/21</text:p>
          </table:table-cell>
          <table:table-cell table:style-name="ce5" office:value-type="float" office:value="2584014" calcext:value-type="float">
            <text:p>2584014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3636" calcext:value-type="float">
            <text:p>53363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526086" calcext:value-type="float">
            <text:p>29526086</text:p>
          </table:table-cell>
          <table:table-cell table:style-name="ce5" office:value-type="float" office:value="53464" calcext:value-type="float">
            <text:p>53464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65449" calcext:value-type="float">
            <text:p>35654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5" calcext:value-type="date">
            <text:p>03/05/21</text:p>
          </table:table-cell>
          <table:table-cell table:style-name="ce5" office:value-type="float" office:value="2593836" calcext:value-type="float">
            <text:p>259383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5563" calcext:value-type="float">
            <text:p>53556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9593704" calcext:value-type="float">
            <text:p>29593704</text:p>
          </table:table-cell>
          <table:table-cell table:style-name="ce5" office:value-type="float" office:value="53838" calcext:value-type="float">
            <text:p>53838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3570182" calcext:value-type="float">
            <text:p>3570182</text:p>
          </table:table-cell>
          <table:table-cell table:style-name="ce5" office:value-type="float" office:value="5334" calcext:value-type="float">
            <text:p>533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6" calcext:value-type="date">
            <text:p>03/06/21</text:p>
          </table:table-cell>
          <table:table-cell table:style-name="ce5" office:value-type="float" office:value="2601757" calcext:value-type="float">
            <text:p>260175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37119" calcext:value-type="float">
            <text:p>53711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9653891" calcext:value-type="float">
            <text:p>29653891</text:p>
          </table:table-cell>
          <table:table-cell table:style-name="ce5" office:value-type="float" office:value="53971" calcext:value-type="float">
            <text:p>5397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571291" calcext:value-type="float">
            <text:p>35712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7" calcext:value-type="date">
            <text:p>03/07/21</text:p>
          </table:table-cell>
          <table:table-cell table:style-name="ce5" office:value-type="float" office:value="2606886" calcext:value-type="float">
            <text:p>260688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37838" calcext:value-type="float">
            <text:p>5378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696250" calcext:value-type="float">
            <text:p>29696250</text:p>
          </table:table-cell>
          <table:table-cell table:style-name="ce5" office:value-type="float" office:value="54214" calcext:value-type="float">
            <text:p>54214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76209" calcext:value-type="float">
            <text:p>35762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8" calcext:value-type="date">
            <text:p>03/08/21</text:p>
          </table:table-cell>
          <table:table-cell table:style-name="ce5" office:value-type="float" office:value="2613909" calcext:value-type="float">
            <text:p>2613909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38628" calcext:value-type="float">
            <text:p>53862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29744652" calcext:value-type="float">
            <text:p>29744652</text:p>
          </table:table-cell>
          <table:table-cell table:style-name="ce5" office:value-type="float" office:value="54369" calcext:value-type="float">
            <text:p>54369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3581298" calcext:value-type="float">
            <text:p>358129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9" calcext:value-type="date">
            <text:p>03/09/21</text:p>
          </table:table-cell>
          <table:table-cell table:style-name="ce5" office:value-type="float" office:value="2624015" calcext:value-type="float">
            <text:p>2624015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617" calcext:value-type="float">
            <text:p>54617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85615" calcext:value-type="float">
            <text:p>35856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0" calcext:value-type="date">
            <text:p>03/10/21</text:p>
          </table:table-cell>
          <table:table-cell table:style-name="ce5" office:value-type="float" office:value="2633935" calcext:value-type="float">
            <text:p>2633935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841" calcext:value-type="float">
            <text:p>5484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588236" calcext:value-type="float">
            <text:p>35882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1" calcext:value-type="date">
            <text:p>03/11/21</text:p>
          </table:table-cell>
          <table:table-cell table:style-name="ce5" office:value-type="float" office:value="2643665" calcext:value-type="float">
            <text:p>264366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38853" calcext:value-type="float">
            <text:p>538853</text:p>
          </table:table-cell>
          <table:table-cell table:style-name="ce6" office:value-type="string" calcext:value-type="string">
            <text:p>NULL</text:p>
          </table:table-cell>
          <table:table-cell table:style-name="ce5" office:value-type="float" office:value="29726399" calcext:value-type="float">
            <text:p>29726399</text:p>
          </table:table-cell>
          <table:table-cell table:style-name="ce5" office:value-type="float" office:value="55155" calcext:value-type="float">
            <text:p>55155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3592624" calcext:value-type="float">
            <text:p>35926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2" calcext:value-type="date">
            <text:p>03/12/21</text:p>
          </table:table-cell>
          <table:table-cell table:style-name="ce5" office:value-type="float" office:value="2653812" calcext:value-type="float">
            <text:p>265381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40505" calcext:value-type="float">
            <text:p>5405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790505" calcext:value-type="float">
            <text:p>29790505</text:p>
          </table:table-cell>
          <table:table-cell table:style-name="ce5" office:value-type="float" office:value="55452" calcext:value-type="float">
            <text:p>55452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96770" calcext:value-type="float">
            <text:p>3596770</text:p>
          </table:table-cell>
          <table:table-cell table:style-name="ce5" office:value-type="float" office:value="5388" calcext:value-type="float">
            <text:p>538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3" calcext:value-type="date">
            <text:p>03/13/21</text:p>
          </table:table-cell>
          <table:table-cell table:style-name="ce5" office:value-type="float" office:value="2661938" calcext:value-type="float">
            <text:p>2661938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41175" calcext:value-type="float">
            <text:p>541175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29830704" calcext:value-type="float">
            <text:p>29830704</text:p>
          </table:table-cell>
          <table:table-cell table:style-name="ce5" office:value-type="float" office:value="55629" calcext:value-type="float">
            <text:p>5562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8343" calcext:value-type="float">
            <text:p>35983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4" calcext:value-type="date">
            <text:p>03/14/21</text:p>
          </table:table-cell>
          <table:table-cell table:style-name="ce5" office:value-type="float" office:value="2667339" calcext:value-type="float">
            <text:p>2667339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42727" calcext:value-type="float">
            <text:p>54272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9873772" calcext:value-type="float">
            <text:p>29873772</text:p>
          </table:table-cell>
          <table:table-cell table:style-name="ce5" office:value-type="float" office:value="55802" calcext:value-type="float">
            <text:p>55802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9812" calcext:value-type="float">
            <text:p>35998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5" calcext:value-type="date">
            <text:p>03/15/21</text:p>
          </table:table-cell>
          <table:table-cell table:style-name="ce5" office:value-type="float" office:value="2673859" calcext:value-type="float">
            <text:p>2673859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43466" calcext:value-type="float">
            <text:p>543466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926989" calcext:value-type="float">
            <text:p>29926989</text:p>
          </table:table-cell>
          <table:table-cell table:style-name="ce5" office:value-type="float" office:value="55941" calcext:value-type="float">
            <text:p>5594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603128" calcext:value-type="float">
            <text:p>3603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6" calcext:value-type="date">
            <text:p>03/16/21</text:p>
          </table:table-cell>
          <table:table-cell table:style-name="ce5" office:value-type="float" office:value="2684452" calcext:value-type="float">
            <text:p>268445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4721" calcext:value-type="float">
            <text:p>544721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29988826" calcext:value-type="float">
            <text:p>29988826</text:p>
          </table:table-cell>
          <table:table-cell table:style-name="ce5" office:value-type="float" office:value="56097" calcext:value-type="float">
            <text:p>5609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05694" calcext:value-type="float">
            <text:p>36056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7" calcext:value-type="date">
            <text:p>03/17/21</text:p>
          </table:table-cell>
          <table:table-cell table:style-name="ce5" office:value-type="float" office:value="2693698" calcext:value-type="float">
            <text:p>2693698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45724" calcext:value-type="float">
            <text:p>545724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30042462" calcext:value-type="float">
            <text:p>30042462</text:p>
          </table:table-cell>
          <table:table-cell table:style-name="ce5" office:value-type="float" office:value="56363" calcext:value-type="float">
            <text:p>56363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608920" calcext:value-type="float">
            <text:p>36089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8" calcext:value-type="date">
            <text:p>03/18/21</text:p>
          </table:table-cell>
          <table:table-cell table:style-name="ce5" office:value-type="float" office:value="2704343" calcext:value-type="float">
            <text:p>270434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7376" calcext:value-type="float">
            <text:p>547376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0101399" calcext:value-type="float">
            <text:p>30101399</text:p>
          </table:table-cell>
          <table:table-cell table:style-name="ce5" office:value-type="float" office:value="56639" calcext:value-type="float">
            <text:p>56639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3612504" calcext:value-type="float">
            <text:p>36125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9" calcext:value-type="date">
            <text:p>03/19/21</text:p>
          </table:table-cell>
          <table:table-cell table:style-name="ce5" office:value-type="float" office:value="2715432" calcext:value-type="float">
            <text:p>2715432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49002" calcext:value-type="float">
            <text:p>549002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30166265" calcext:value-type="float">
            <text:p>30166265</text:p>
          </table:table-cell>
          <table:table-cell table:style-name="ce5" office:value-type="float" office:value="56832" calcext:value-type="float">
            <text:p>56832</text:p>
          </table:table-cell>
          <table:table-cell table:style-name="ce18" office:value-type="percentage" office:value="0.0034" calcext:value-type="percentage">
            <text:p>0.34%</text:p>
          </table:table-cell>
          <table:table-cell table:style-name="ce5" office:value-type="float" office:value="3615597" calcext:value-type="float">
            <text:p>3615597</text:p>
          </table:table-cell>
          <table:table-cell table:style-name="ce5" office:value-type="float" office:value="5424" calcext:value-type="float">
            <text:p>542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0" calcext:value-type="date">
            <text:p>03/20/21</text:p>
          </table:table-cell>
          <table:table-cell table:style-name="ce5" office:value-type="float" office:value="2723930" calcext:value-type="float">
            <text:p>2723930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49883" calcext:value-type="float">
            <text:p>549883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0215593" calcext:value-type="float">
            <text:p>30215593</text:p>
          </table:table-cell>
          <table:table-cell table:style-name="ce5" office:value-type="float" office:value="56903" calcext:value-type="float">
            <text:p>56903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16644" calcext:value-type="float">
            <text:p>3616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1" calcext:value-type="date">
            <text:p>03/21/21</text:p>
          </table:table-cell>
          <table:table-cell table:style-name="ce5" office:value-type="float" office:value="2729542" calcext:value-type="float">
            <text:p>272954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50428" calcext:value-type="float">
            <text:p>55042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0253988" calcext:value-type="float">
            <text:p>30253988</text:p>
          </table:table-cell>
          <table:table-cell table:style-name="ce5" office:value-type="float" office:value="57029" calcext:value-type="float">
            <text:p>5702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18725" calcext:value-type="float">
            <text:p>36187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2" calcext:value-type="date">
            <text:p>03/22/21</text:p>
          </table:table-cell>
          <table:table-cell table:style-name="ce5" office:value-type="float" office:value="2737215" calcext:value-type="float">
            <text:p>2737215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551020" calcext:value-type="float">
            <text:p>551020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310527" calcext:value-type="float">
            <text:p>30310527</text:p>
          </table:table-cell>
          <table:table-cell table:style-name="ce5" office:value-type="float" office:value="57201" calcext:value-type="float">
            <text:p>57201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3622433" calcext:value-type="float">
            <text:p>3622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3" calcext:value-type="date">
            <text:p>03/23/21</text:p>
          </table:table-cell>
          <table:table-cell table:style-name="ce5" office:value-type="float" office:value="2748585" calcext:value-type="float">
            <text:p>274858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56883" calcext:value-type="float">
            <text:p>556883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636534" calcext:value-type="float">
            <text:p>30636534</text:p>
          </table:table-cell>
          <table:table-cell table:style-name="ce5" office:value-type="float" office:value="57417" calcext:value-type="float">
            <text:p>57417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3625208" calcext:value-type="float">
            <text:p>36252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4" calcext:value-type="date">
            <text:p>03/24/21</text:p>
          </table:table-cell>
          <table:table-cell table:style-name="ce5" office:value-type="float" office:value="2758587" calcext:value-type="float">
            <text:p>275858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8422" calcext:value-type="float">
            <text:p>558422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30704292" calcext:value-type="float">
            <text:p>30704292</text:p>
          </table:table-cell>
          <table:table-cell table:style-name="ce5" office:value-type="float" office:value="57672" calcext:value-type="float">
            <text:p>5767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27871" calcext:value-type="float">
            <text:p>36278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5" calcext:value-type="date">
            <text:p>03/25/21</text:p>
          </table:table-cell>
          <table:table-cell table:style-name="ce5" office:value-type="float" office:value="2768657" calcext:value-type="float">
            <text:p>276865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9743" calcext:value-type="float">
            <text:p>559743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30774030" calcext:value-type="float">
            <text:p>30774030</text:p>
          </table:table-cell>
          <table:table-cell table:style-name="ce5" office:value-type="float" office:value="57930" calcext:value-type="float">
            <text:p>57930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30370" calcext:value-type="float">
            <text:p>36303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6" calcext:value-type="date">
            <text:p>03/26/21</text:p>
          </table:table-cell>
          <table:table-cell table:style-name="ce5" office:value-type="float" office:value="2781730" calcext:value-type="float">
            <text:p>278173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61142" calcext:value-type="float">
            <text:p>56114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30853032" calcext:value-type="float">
            <text:p>30853032</text:p>
          </table:table-cell>
          <table:table-cell table:style-name="ce5" office:value-type="float" office:value="58172" calcext:value-type="float">
            <text:p>58172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633771" calcext:value-type="float">
            <text:p>3633771</text:p>
          </table:table-cell>
          <table:table-cell table:style-name="ce5" office:value-type="float" office:value="5508" calcext:value-type="float">
            <text:p>55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7" calcext:value-type="date">
            <text:p>03/27/21</text:p>
          </table:table-cell>
          <table:table-cell table:style-name="ce5" office:value-type="float" office:value="2791606" calcext:value-type="float">
            <text:p>279160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2012" calcext:value-type="float">
            <text:p>56201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0917130" calcext:value-type="float">
            <text:p>30917130</text:p>
          </table:table-cell>
          <table:table-cell table:style-name="ce5" office:value-type="float" office:value="58346" calcext:value-type="float">
            <text:p>5834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35640" calcext:value-type="float">
            <text:p>36356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8" calcext:value-type="date">
            <text:p>03/28/21</text:p>
          </table:table-cell>
          <table:table-cell table:style-name="ce5" office:value-type="float" office:value="2798028" calcext:value-type="float">
            <text:p>2798028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562526" calcext:value-type="float">
            <text:p>562526</text:p>
          </table:table-cell>
          <table:table-cell table:style-name="ce9" office:value-type="percentage" office:value="0.0009" calcext:value-type="percentage">
            <text:p>0.09%</text:p>
          </table:table-cell>
          <table:table-cell table:style-name="ce5" office:value-type="float" office:value="30962803" calcext:value-type="float">
            <text:p>30962803</text:p>
          </table:table-cell>
          <table:table-cell table:style-name="ce5" office:value-type="float" office:value="58428" calcext:value-type="float">
            <text:p>5842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36110" calcext:value-type="float">
            <text:p>36361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9" calcext:value-type="date">
            <text:p>03/29/21</text:p>
          </table:table-cell>
          <table:table-cell table:style-name="ce5" office:value-type="float" office:value="2806919" calcext:value-type="float">
            <text:p>28069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63206" calcext:value-type="float">
            <text:p>56320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1033801" calcext:value-type="float">
            <text:p>31033801</text:p>
          </table:table-cell>
          <table:table-cell table:style-name="ce5" office:value-type="float" office:value="58552" calcext:value-type="float">
            <text:p>5855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1011" calcext:value-type="float">
            <text:p>36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0" calcext:value-type="date">
            <text:p>03/30/21</text:p>
          </table:table-cell>
          <table:table-cell table:style-name="ce5" office:value-type="float" office:value="2818365" calcext:value-type="float">
            <text:p>281836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64138" calcext:value-type="float">
            <text:p>564138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1097154" calcext:value-type="float">
            <text:p>31097154</text:p>
          </table:table-cell>
          <table:table-cell table:style-name="ce5" office:value-type="float" office:value="58675" calcext:value-type="float">
            <text:p>58675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3285" calcext:value-type="float">
            <text:p>36432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1" calcext:value-type="date">
            <text:p>03/31/21</text:p>
          </table:table-cell>
          <table:table-cell table:style-name="ce5" office:value-type="float" office:value="2830189" calcext:value-type="float">
            <text:p>283018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65339" calcext:value-type="float">
            <text:p>56533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31161091" calcext:value-type="float">
            <text:p>31161091</text:p>
          </table:table-cell>
          <table:table-cell table:style-name="ce5" office:value-type="float" office:value="58802" calcext:value-type="float">
            <text:p>5880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5910" calcext:value-type="float">
            <text:p>36459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1" calcext:value-type="date">
            <text:p>04/01/21</text:p>
          </table:table-cell>
          <table:table-cell table:style-name="ce5" office:value-type="float" office:value="2843244" calcext:value-type="float">
            <text:p>284324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66611" calcext:value-type="float">
            <text:p>566611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1244639" calcext:value-type="float">
            <text:p>31244639</text:p>
          </table:table-cell>
          <table:table-cell table:style-name="ce5" office:value-type="float" office:value="58965" calcext:value-type="float">
            <text:p>58965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48230" calcext:value-type="float">
            <text:p>3648230</text:p>
          </table:table-cell>
          <table:table-cell table:style-name="ce5" office:value-type="float" office:value="5567" calcext:value-type="float">
            <text:p>556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2" calcext:value-type="date">
            <text:p>04/02/21</text:p>
          </table:table-cell>
          <table:table-cell table:style-name="ce5" office:value-type="float" office:value="2853271" calcext:value-type="float">
            <text:p>285327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7610" calcext:value-type="float">
            <text:p>56761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314625" calcext:value-type="float">
            <text:p>31314625</text:p>
          </table:table-cell>
          <table:table-cell table:style-name="ce5" office:value-type="float" office:value="59172" calcext:value-type="float">
            <text:p>59172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3652146" calcext:value-type="float">
            <text:p>36521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3" calcext:value-type="date">
            <text:p>04/03/21</text:p>
          </table:table-cell>
          <table:table-cell table:style-name="ce5" office:value-type="float" office:value="2861821" calcext:value-type="float">
            <text:p>286182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68513" calcext:value-type="float">
            <text:p>56851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1383126" calcext:value-type="float">
            <text:p>31383126</text:p>
          </table:table-cell>
          <table:table-cell table:style-name="ce5" office:value-type="float" office:value="59242" calcext:value-type="float">
            <text:p>59242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54128" calcext:value-type="float">
            <text:p>3654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4" calcext:value-type="date">
            <text:p>04/04/21</text:p>
          </table:table-cell>
          <table:table-cell table:style-name="ce5" office:value-type="float" office:value="2867496" calcext:value-type="float">
            <text:p>286749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68777" calcext:value-type="float">
            <text:p>568777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420331" calcext:value-type="float">
            <text:p>31420331</text:p>
          </table:table-cell>
          <table:table-cell table:style-name="ce5" office:value-type="float" office:value="59259" calcext:value-type="float">
            <text:p>59259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54718" calcext:value-type="float">
            <text:p>36547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5" calcext:value-type="date">
            <text:p>04/05/21</text:p>
          </table:table-cell>
          <table:table-cell table:style-name="ce5" office:value-type="float" office:value="2877507" calcext:value-type="float">
            <text:p>2877507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69282" calcext:value-type="float">
            <text:p>56928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496976" calcext:value-type="float">
            <text:p>31496976</text:p>
          </table:table-cell>
          <table:table-cell table:style-name="ce5" office:value-type="float" office:value="59348" calcext:value-type="float">
            <text:p>5934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59520" calcext:value-type="float">
            <text:p>3659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6" calcext:value-type="date">
            <text:p>04/06/21</text:p>
          </table:table-cell>
          <table:table-cell table:style-name="ce5" office:value-type="float" office:value="2887911" calcext:value-type="float">
            <text:p>288791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70260" calcext:value-type="float">
            <text:p>57026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560438" calcext:value-type="float">
            <text:p>31560438</text:p>
          </table:table-cell>
          <table:table-cell table:style-name="ce5" office:value-type="float" office:value="59479" calcext:value-type="float">
            <text:p>5947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61895" calcext:value-type="float">
            <text:p>36618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7" calcext:value-type="date">
            <text:p>04/07/21</text:p>
          </table:table-cell>
          <table:table-cell table:style-name="ce5" office:value-type="float" office:value="2903070" calcext:value-type="float">
            <text:p>2903070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572849" calcext:value-type="float">
            <text:p>57284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1637243" calcext:value-type="float">
            <text:p>31637243</text:p>
          </table:table-cell>
          <table:table-cell table:style-name="ce5" office:value-type="float" office:value="59554" calcext:value-type="float">
            <text:p>5955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63654" calcext:value-type="float">
            <text:p>36636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8" calcext:value-type="date">
            <text:p>04/08/21</text:p>
          </table:table-cell>
          <table:table-cell table:style-name="ce5" office:value-type="float" office:value="2916953" calcext:value-type="float">
            <text:p>2916953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73856" calcext:value-type="float">
            <text:p>573856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717404" calcext:value-type="float">
            <text:p>31717404</text:p>
          </table:table-cell>
          <table:table-cell table:style-name="ce5" office:value-type="float" office:value="59732" calcext:value-type="float">
            <text:p>59732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6685" calcext:value-type="float">
            <text:p>36666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9" calcext:value-type="date">
            <text:p>04/09/21</text:p>
          </table:table-cell>
          <table:table-cell table:style-name="ce5" office:value-type="float" office:value="2930617" calcext:value-type="float">
            <text:p>2930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74840" calcext:value-type="float">
            <text:p>57484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802772" calcext:value-type="float">
            <text:p>31802772</text:p>
          </table:table-cell>
          <table:table-cell table:style-name="ce5" office:value-type="float" office:value="59898" calcext:value-type="float">
            <text:p>598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70053" calcext:value-type="float">
            <text:p>3670053</text:p>
          </table:table-cell>
          <table:table-cell table:style-name="ce5" office:value-type="float" office:value="5608" calcext:value-type="float">
            <text:p>56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0" calcext:value-type="date">
            <text:p>04/10/21</text:p>
          </table:table-cell>
          <table:table-cell table:style-name="ce5" office:value-type="float" office:value="2943719" calcext:value-type="float">
            <text:p>2943719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75593" calcext:value-type="float">
            <text:p>57559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1869980" calcext:value-type="float">
            <text:p>31869980</text:p>
          </table:table-cell>
          <table:table-cell table:style-name="ce5" office:value-type="float" office:value="59923" calcext:value-type="float">
            <text:p>59923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671373" calcext:value-type="float">
            <text:p>36713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1" calcext:value-type="date">
            <text:p>04/11/21</text:p>
          </table:table-cell>
          <table:table-cell table:style-name="ce5" office:value-type="float" office:value="2951594" calcext:value-type="float">
            <text:p>295159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75829" calcext:value-type="float">
            <text:p>575829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918591" calcext:value-type="float">
            <text:p>31918591</text:p>
          </table:table-cell>
          <table:table-cell table:style-name="ce5" office:value-type="float" office:value="60063" calcext:value-type="float">
            <text:p>60063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75402" calcext:value-type="float">
            <text:p>36754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2" calcext:value-type="date">
            <text:p>04/12/21</text:p>
          </table:table-cell>
          <table:table-cell table:style-name="ce5" office:value-type="float" office:value="2963563" calcext:value-type="float">
            <text:p>296356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76298" calcext:value-type="float">
            <text:p>576298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990143" calcext:value-type="float">
            <text:p>31990143</text:p>
          </table:table-cell>
          <table:table-cell table:style-name="ce5" office:value-type="float" office:value="60123" calcext:value-type="float">
            <text:p>6012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80559" calcext:value-type="float">
            <text:p>36805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3" calcext:value-type="date">
            <text:p>04/13/21</text:p>
          </table:table-cell>
          <table:table-cell table:style-name="ce5" office:value-type="float" office:value="2976092" calcext:value-type="float">
            <text:p>297609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77179" calcext:value-type="float">
            <text:p>57717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070784" calcext:value-type="float">
            <text:p>32070784</text:p>
          </table:table-cell>
          <table:table-cell table:style-name="ce5" office:value-type="float" office:value="60197" calcext:value-type="float">
            <text:p>60197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83199" calcext:value-type="float">
            <text:p>36831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4" calcext:value-type="date">
            <text:p>04/14/21</text:p>
          </table:table-cell>
          <table:table-cell table:style-name="ce5" office:value-type="float" office:value="2987606" calcext:value-type="float">
            <text:p>298760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78092" calcext:value-type="float">
            <text:p>57809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149223" calcext:value-type="float">
            <text:p>32149223</text:p>
          </table:table-cell>
          <table:table-cell table:style-name="ce5" office:value-type="float" office:value="60323" calcext:value-type="float">
            <text:p>60323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685243" calcext:value-type="float">
            <text:p>36852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5" calcext:value-type="date">
            <text:p>04/15/21</text:p>
          </table:table-cell>
          <table:table-cell table:style-name="ce5" office:value-type="float" office:value="3002157" calcext:value-type="float">
            <text:p>3002157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78993" calcext:value-type="float">
            <text:p>57899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224139" calcext:value-type="float">
            <text:p>32224139</text:p>
          </table:table-cell>
          <table:table-cell table:style-name="ce5" office:value-type="float" office:value="60462" calcext:value-type="float">
            <text:p>60462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88170" calcext:value-type="float">
            <text:p>3688170</text:p>
          </table:table-cell>
          <table:table-cell table:style-name="ce5" office:value-type="float" office:value="5644" calcext:value-type="float">
            <text:p>564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6" calcext:value-type="date">
            <text:p>04/16/21</text:p>
          </table:table-cell>
          <table:table-cell table:style-name="ce5" office:value-type="float" office:value="3014071" calcext:value-type="float">
            <text:p>3014071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79841" calcext:value-type="float">
            <text:p>5798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302871" calcext:value-type="float">
            <text:p>32302871</text:p>
          </table:table-cell>
          <table:table-cell table:style-name="ce5" office:value-type="float" office:value="60574" calcext:value-type="float">
            <text:p>60574</text:p>
          </table:table-cell>
          <table:table-cell table:style-name="ce18" office:value-type="percentage" office:value="0.0018" calcext:value-type="percentage">
            <text:p>0.18%</text:p>
          </table:table-cell>
          <table:table-cell table:style-name="ce5" office:value-type="float" office:value="3690919" calcext:value-type="float">
            <text:p>369091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7" calcext:value-type="date">
            <text:p>04/17/21</text:p>
          </table:table-cell>
          <table:table-cell table:style-name="ce5" office:value-type="float" office:value="3026093" calcext:value-type="float">
            <text:p>302609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80756" calcext:value-type="float">
            <text:p>58075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372119" calcext:value-type="float">
            <text:p>32372119</text:p>
          </table:table-cell>
          <table:table-cell table:style-name="ce5" office:value-type="float" office:value="60633" calcext:value-type="float">
            <text:p>6063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92478" calcext:value-type="float">
            <text:p>36924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8" calcext:value-type="date">
            <text:p>04/18/21</text:p>
          </table:table-cell>
          <table:table-cell table:style-name="ce5" office:value-type="float" office:value="3035074" calcext:value-type="float">
            <text:p>3035074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81061" calcext:value-type="float">
            <text:p>581061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404454" calcext:value-type="float">
            <text:p>32404454</text:p>
          </table:table-cell>
          <table:table-cell table:style-name="ce5" office:value-type="float" office:value="60668" calcext:value-type="float">
            <text:p>60668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693197" calcext:value-type="float">
            <text:p>36931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9" calcext:value-type="date">
            <text:p>04/19/21</text:p>
          </table:table-cell>
          <table:table-cell table:style-name="ce5" office:value-type="float" office:value="3045523" calcext:value-type="float">
            <text:p>304552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81552" calcext:value-type="float">
            <text:p>58155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2475043" calcext:value-type="float">
            <text:p>32475043</text:p>
          </table:table-cell>
          <table:table-cell table:style-name="ce5" office:value-type="float" office:value="60681" calcext:value-type="float">
            <text:p>60681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96746" calcext:value-type="float">
            <text:p>36967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0" calcext:value-type="date">
            <text:p>04/20/21</text:p>
          </table:table-cell>
          <table:table-cell table:style-name="ce5" office:value-type="float" office:value="3059992" calcext:value-type="float">
            <text:p>305999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2452" calcext:value-type="float">
            <text:p>58245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536470" calcext:value-type="float">
            <text:p>32536470</text:p>
          </table:table-cell>
          <table:table-cell table:style-name="ce5" office:value-type="float" office:value="60764" calcext:value-type="float">
            <text:p>60764</text:p>
          </table:table-cell>
          <table:table-cell table:style-name="ce18" office:value-type="percentage" office:value="0.0013" calcext:value-type="percentage">
            <text:p>0.13%</text:p>
          </table:table-cell>
          <table:table-cell table:style-name="ce5" office:value-type="float" office:value="3699394" calcext:value-type="float">
            <text:p>36993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1" calcext:value-type="date">
            <text:p>04/21/21</text:p>
          </table:table-cell>
          <table:table-cell table:style-name="ce5" office:value-type="float" office:value="3073734" calcext:value-type="float">
            <text:p>307373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83330" calcext:value-type="float">
            <text:p>583330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02051" calcext:value-type="float">
            <text:p>32602051</text:p>
          </table:table-cell>
          <table:table-cell table:style-name="ce5" office:value-type="float" office:value="60816" calcext:value-type="float">
            <text:p>6081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701040" calcext:value-type="float">
            <text:p>37010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2" calcext:value-type="date">
            <text:p>04/22/21</text:p>
          </table:table-cell>
          <table:table-cell table:style-name="ce5" office:value-type="float" office:value="3087251" calcext:value-type="float">
            <text:p>3087251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84226" calcext:value-type="float">
            <text:p>58422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69121" calcext:value-type="float">
            <text:p>32669121</text:p>
          </table:table-cell>
          <table:table-cell table:style-name="ce5" office:value-type="float" office:value="60955" calcext:value-type="float">
            <text:p>6095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03879" calcext:value-type="float">
            <text:p>3703879</text:p>
          </table:table-cell>
          <table:table-cell table:style-name="ce5" office:value-type="float" office:value="5645" calcext:value-type="float">
            <text:p>564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3" calcext:value-type="date">
            <text:p>04/23/21</text:p>
          </table:table-cell>
          <table:table-cell table:style-name="ce5" office:value-type="float" office:value="3101987" calcext:value-type="float">
            <text:p>310198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5075" calcext:value-type="float">
            <text:p>58507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35704" calcext:value-type="float">
            <text:p>32735704</text:p>
          </table:table-cell>
          <table:table-cell table:style-name="ce5" office:value-type="float" office:value="61050" calcext:value-type="float">
            <text:p>6105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05952" calcext:value-type="float">
            <text:p>37059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4" calcext:value-type="date">
            <text:p>04/24/21</text:p>
          </table:table-cell>
          <table:table-cell table:style-name="ce5" office:value-type="float" office:value="3120475" calcext:value-type="float">
            <text:p>312047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5925" calcext:value-type="float">
            <text:p>58592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96297" calcext:value-type="float">
            <text:p>32796297</text:p>
          </table:table-cell>
          <table:table-cell table:style-name="ce5" office:value-type="float" office:value="61092" calcext:value-type="float">
            <text:p>61092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06306" calcext:value-type="float">
            <text:p>37063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5" calcext:value-type="date">
            <text:p>04/25/21</text:p>
          </table:table-cell>
          <table:table-cell table:style-name="ce5" office:value-type="float" office:value="3124680" calcext:value-type="float">
            <text:p>3124680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586152" calcext:value-type="float">
            <text:p>58615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824416" calcext:value-type="float">
            <text:p>32824416</text:p>
          </table:table-cell>
          <table:table-cell table:style-name="ce5" office:value-type="float" office:value="61097" calcext:value-type="float">
            <text:p>61097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06978" calcext:value-type="float">
            <text:p>37069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6" calcext:value-type="date">
            <text:p>04/26/21</text:p>
          </table:table-cell>
          <table:table-cell table:style-name="ce5" office:value-type="float" office:value="3136492" calcext:value-type="float">
            <text:p>313649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86611" calcext:value-type="float">
            <text:p>58661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2875045" calcext:value-type="float">
            <text:p>32875045</text:p>
          </table:table-cell>
          <table:table-cell table:style-name="ce5" office:value-type="float" office:value="61130" calcext:value-type="float">
            <text:p>6113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10170" calcext:value-type="float">
            <text:p>37101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7" calcext:value-type="date">
            <text:p>04/27/21</text:p>
          </table:table-cell>
          <table:table-cell table:style-name="ce5" office:value-type="float" office:value="3150796" calcext:value-type="float">
            <text:p>315079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87384" calcext:value-type="float">
            <text:p>587384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2927091" calcext:value-type="float">
            <text:p>32927091</text:p>
          </table:table-cell>
          <table:table-cell table:style-name="ce5" office:value-type="float" office:value="61180" calcext:value-type="float">
            <text:p>61180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2270" calcext:value-type="float">
            <text:p>3712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8" calcext:value-type="date">
            <text:p>04/28/21</text:p>
          </table:table-cell>
          <table:table-cell table:style-name="ce5" office:value-type="float" office:value="3165791" calcext:value-type="float">
            <text:p>3165791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8337" calcext:value-type="float">
            <text:p>58833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2983695" calcext:value-type="float">
            <text:p>32983695</text:p>
          </table:table-cell>
          <table:table-cell table:style-name="ce5" office:value-type="float" office:value="61237" calcext:value-type="float">
            <text:p>61237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3761" calcext:value-type="float">
            <text:p>37137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9" calcext:value-type="date">
            <text:p>04/29/21</text:p>
          </table:table-cell>
          <table:table-cell table:style-name="ce5" office:value-type="float" office:value="3181883" calcext:value-type="float">
            <text:p>3181883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589207" calcext:value-type="float">
            <text:p>589207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044068" calcext:value-type="float">
            <text:p>33044068</text:p>
          </table:table-cell>
          <table:table-cell table:style-name="ce5" office:value-type="float" office:value="61314" calcext:value-type="float">
            <text:p>6131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5436" calcext:value-type="float">
            <text:p>3715436</text:p>
          </table:table-cell>
          <table:table-cell table:style-name="ce5" office:value-type="float" office:value="5710" calcext:value-type="float">
            <text:p>57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30" calcext:value-type="date">
            <text:p>04/30/21</text:p>
          </table:table-cell>
          <table:table-cell table:style-name="ce5" office:value-type="float" office:value="3195636" calcext:value-type="float">
            <text:p>3195636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0055" calcext:value-type="float">
            <text:p>59005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103974" calcext:value-type="float">
            <text:p>33103974</text:p>
          </table:table-cell>
          <table:table-cell table:style-name="ce5" office:value-type="float" office:value="61412" calcext:value-type="float">
            <text:p>6141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17144" calcext:value-type="float">
            <text:p>37171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1" calcext:value-type="date">
            <text:p>05/01/21</text:p>
          </table:table-cell>
          <table:table-cell table:style-name="ce5" office:value-type="float" office:value="3208638" calcext:value-type="float">
            <text:p>3208638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0704" calcext:value-type="float">
            <text:p>590704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146008" calcext:value-type="float">
            <text:p>33146008</text:p>
          </table:table-cell>
          <table:table-cell table:style-name="ce5" office:value-type="float" office:value="61463" calcext:value-type="float">
            <text:p>6146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17748" calcext:value-type="float">
            <text:p>3717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2" calcext:value-type="date">
            <text:p>05/02/21</text:p>
          </table:table-cell>
          <table:table-cell table:style-name="ce5" office:value-type="float" office:value="3218304" calcext:value-type="float">
            <text:p>3218304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91062" calcext:value-type="float">
            <text:p>591062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180441" calcext:value-type="float">
            <text:p>33180441</text:p>
          </table:table-cell>
          <table:table-cell table:style-name="ce5" office:value-type="float" office:value="61539" calcext:value-type="float">
            <text:p>61539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9433" calcext:value-type="float">
            <text:p>371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3" calcext:value-type="date">
            <text:p>05/03/21</text:p>
          </table:table-cell>
          <table:table-cell table:style-name="ce5" office:value-type="float" office:value="3229228" calcext:value-type="float">
            <text:p>3229228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591515" calcext:value-type="float">
            <text:p>591515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230561" calcext:value-type="float">
            <text:p>33230561</text:p>
          </table:table-cell>
          <table:table-cell table:style-name="ce5" office:value-type="float" office:value="61562" calcext:value-type="float">
            <text:p>61562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0846" calcext:value-type="float">
            <text:p>37208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4" calcext:value-type="date">
            <text:p>05/04/21</text:p>
          </table:table-cell>
          <table:table-cell table:style-name="ce5" office:value-type="float" office:value="3243168" calcext:value-type="float">
            <text:p>32431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2409" calcext:value-type="float">
            <text:p>59240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274659" calcext:value-type="float">
            <text:p>33274659</text:p>
          </table:table-cell>
          <table:table-cell table:style-name="ce5" office:value-type="float" office:value="61702" calcext:value-type="float">
            <text:p>61702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25148" calcext:value-type="float">
            <text:p>37251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5" calcext:value-type="date">
            <text:p>05/05/21</text:p>
          </table:table-cell>
          <table:table-cell table:style-name="ce5" office:value-type="float" office:value="3257268" calcext:value-type="float">
            <text:p>32572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3148" calcext:value-type="float">
            <text:p>59314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321244" calcext:value-type="float">
            <text:p>33321244</text:p>
          </table:table-cell>
          <table:table-cell table:style-name="ce5" office:value-type="float" office:value="61740" calcext:value-type="float">
            <text:p>61740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6939" calcext:value-type="float">
            <text:p>3726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6" calcext:value-type="date">
            <text:p>05/06/21</text:p>
          </table:table-cell>
          <table:table-cell table:style-name="ce5" office:value-type="float" office:value="3271349" calcext:value-type="float">
            <text:p>327134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4006" calcext:value-type="float">
            <text:p>594006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369192" calcext:value-type="float">
            <text:p>33369192</text:p>
          </table:table-cell>
          <table:table-cell table:style-name="ce5" office:value-type="float" office:value="61837" calcext:value-type="float">
            <text:p>61837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29040" calcext:value-type="float">
            <text:p>3729040</text:p>
          </table:table-cell>
          <table:table-cell table:style-name="ce5" office:value-type="float" office:value="5760" calcext:value-type="float">
            <text:p>576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7" calcext:value-type="date">
            <text:p>05/07/21</text:p>
          </table:table-cell>
          <table:table-cell table:style-name="ce5" office:value-type="float" office:value="3286555" calcext:value-type="float">
            <text:p>32865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94911" calcext:value-type="float">
            <text:p>59491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418826" calcext:value-type="float">
            <text:p>33418826</text:p>
          </table:table-cell>
          <table:table-cell table:style-name="ce5" office:value-type="float" office:value="61879" calcext:value-type="float">
            <text:p>61879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31562" calcext:value-type="float">
            <text:p>37315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8" calcext:value-type="date">
            <text:p>05/08/21</text:p>
          </table:table-cell>
          <table:table-cell table:style-name="ce5" office:value-type="float" office:value="3300290" calcext:value-type="float">
            <text:p>33002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5588" calcext:value-type="float">
            <text:p>595588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454581" calcext:value-type="float">
            <text:p>33454581</text:p>
          </table:table-cell>
          <table:table-cell table:style-name="ce5" office:value-type="float" office:value="61934" calcext:value-type="float">
            <text:p>61934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32672" calcext:value-type="float">
            <text:p>37326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9" calcext:value-type="date">
            <text:p>05/09/21</text:p>
          </table:table-cell>
          <table:table-cell table:style-name="ce5" office:value-type="float" office:value="3308470" calcext:value-type="float">
            <text:p>330847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95812" calcext:value-type="float">
            <text:p>59581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476803" calcext:value-type="float">
            <text:p>33476803</text:p>
          </table:table-cell>
          <table:table-cell table:style-name="ce5" office:value-type="float" office:value="61950" calcext:value-type="float">
            <text:p>61950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2993" calcext:value-type="float">
            <text:p>37329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0" calcext:value-type="date">
            <text:p>05/10/21</text:p>
          </table:table-cell>
          <table:table-cell table:style-name="ce5" office:value-type="float" office:value="3327421" calcext:value-type="float">
            <text:p>33274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596179" calcext:value-type="float">
            <text:p>596179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515308" calcext:value-type="float">
            <text:p>33515308</text:p>
          </table:table-cell>
          <table:table-cell table:style-name="ce5" office:value-type="float" office:value="61973" calcext:value-type="float">
            <text:p>61973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5696" calcext:value-type="float">
            <text:p>37356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1" calcext:value-type="date">
            <text:p>05/11/21</text:p>
          </table:table-cell>
          <table:table-cell table:style-name="ce5" office:value-type="float" office:value="3334029" calcext:value-type="float">
            <text:p>333402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96946" calcext:value-type="float">
            <text:p>59694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550115" calcext:value-type="float">
            <text:p>33550115</text:p>
          </table:table-cell>
          <table:table-cell table:style-name="ce5" office:value-type="float" office:value="62023" calcext:value-type="float">
            <text:p>6202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37248" calcext:value-type="float">
            <text:p>37372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2" calcext:value-type="date">
            <text:p>05/12/21</text:p>
          </table:table-cell>
          <table:table-cell table:style-name="ce5" office:value-type="float" office:value="3347376" calcext:value-type="float">
            <text:p>3347376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7785" calcext:value-type="float">
            <text:p>59778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586136" calcext:value-type="float">
            <text:p>33586136</text:p>
          </table:table-cell>
          <table:table-cell table:style-name="ce5" office:value-type="float" office:value="62142" calcext:value-type="float">
            <text:p>62142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3738667" calcext:value-type="float">
            <text:p>373866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3" calcext:value-type="date">
            <text:p>05/13/21</text:p>
          </table:table-cell>
          <table:table-cell table:style-name="ce5" office:value-type="float" office:value="3361016" calcext:value-type="float">
            <text:p>336101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8540" calcext:value-type="float">
            <text:p>598540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626097" calcext:value-type="float">
            <text:p>33626097</text:p>
          </table:table-cell>
          <table:table-cell table:style-name="ce5" office:value-type="float" office:value="62234" calcext:value-type="float">
            <text:p>62234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740525" calcext:value-type="float">
            <text:p>37405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4" calcext:value-type="date">
            <text:p>05/14/21</text:p>
          </table:table-cell>
          <table:table-cell table:style-name="ce5" office:value-type="float" office:value="3373182" calcext:value-type="float">
            <text:p>337318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664013" calcext:value-type="float">
            <text:p>33664013</text:p>
          </table:table-cell>
          <table:table-cell table:style-name="ce5" office:value-type="float" office:value="62274" calcext:value-type="float">
            <text:p>62274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41814" calcext:value-type="float">
            <text:p>3741814</text:p>
          </table:table-cell>
          <table:table-cell table:style-name="ce5" office:value-type="float" office:value="5785" calcext:value-type="float">
            <text:p>578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5" calcext:value-type="date">
            <text:p>05/15/21</text:p>
          </table:table-cell>
          <table:table-cell table:style-name="ce5" office:value-type="float" office:value="3385521" calcext:value-type="float">
            <text:p>338552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695916" calcext:value-type="float">
            <text:p>33695916</text:p>
          </table:table-cell>
          <table:table-cell table:style-name="ce5" office:value-type="float" office:value="62296" calcext:value-type="float">
            <text:p>62296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2516" calcext:value-type="float">
            <text:p>37425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6" calcext:value-type="date">
            <text:p>05/16/21</text:p>
          </table:table-cell>
          <table:table-cell table:style-name="ce5" office:value-type="float" office:value="3395680" calcext:value-type="float">
            <text:p>339568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15951" calcext:value-type="float">
            <text:p>33715951</text:p>
          </table:table-cell>
          <table:table-cell table:style-name="ce5" office:value-type="float" office:value="62331" calcext:value-type="float">
            <text:p>6233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3675" calcext:value-type="float">
            <text:p>37436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7" calcext:value-type="date">
            <text:p>05/17/21</text:p>
          </table:table-cell>
          <table:table-cell table:style-name="ce5" office:value-type="float" office:value="3406433" calcext:value-type="float">
            <text:p>3406433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0533" calcext:value-type="float">
            <text:p>60053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47439" calcext:value-type="float">
            <text:p>33747439</text:p>
          </table:table-cell>
          <table:table-cell table:style-name="ce5" office:value-type="float" office:value="62355" calcext:value-type="float">
            <text:p>62355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4947" calcext:value-type="float">
            <text:p>374494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8" calcext:value-type="date">
            <text:p>05/18/21</text:p>
          </table:table-cell>
          <table:table-cell table:style-name="ce5" office:value-type="float" office:value="3418502" calcext:value-type="float">
            <text:p>341850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1330" calcext:value-type="float">
            <text:p>60133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774945" calcext:value-type="float">
            <text:p>33774945</text:p>
          </table:table-cell>
          <table:table-cell table:style-name="ce5" office:value-type="float" office:value="62391" calcext:value-type="float">
            <text:p>6239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6039" calcext:value-type="float">
            <text:p>37460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9" calcext:value-type="date">
            <text:p>05/19/21</text:p>
          </table:table-cell>
          <table:table-cell table:style-name="ce5" office:value-type="float" office:value="3433661" calcext:value-type="float">
            <text:p>343366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601949" calcext:value-type="float">
            <text:p>601949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802324" calcext:value-type="float">
            <text:p>33802324</text:p>
          </table:table-cell>
          <table:table-cell table:style-name="ce5" office:value-type="float" office:value="62436" calcext:value-type="float">
            <text:p>62436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47423" calcext:value-type="float">
            <text:p>37474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0" calcext:value-type="date">
            <text:p>05/20/21</text:p>
          </table:table-cell>
          <table:table-cell table:style-name="ce5" office:value-type="float" office:value="3446949" calcext:value-type="float">
            <text:p>3446949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02616" calcext:value-type="float">
            <text:p>602616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833181" calcext:value-type="float">
            <text:p>33833181</text:p>
          </table:table-cell>
          <table:table-cell table:style-name="ce5" office:value-type="float" office:value="62489" calcext:value-type="float">
            <text:p>62489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49023" calcext:value-type="float">
            <text:p>37490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1" calcext:value-type="date">
            <text:p>05/21/21</text:p>
          </table:table-cell>
          <table:table-cell table:style-name="ce5" office:value-type="float" office:value="3460016" calcext:value-type="float">
            <text:p>346001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3408" calcext:value-type="float">
            <text:p>6034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862398" calcext:value-type="float">
            <text:p>33862398</text:p>
          </table:table-cell>
          <table:table-cell table:style-name="ce5" office:value-type="float" office:value="62543" calcext:value-type="float">
            <text:p>6254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50546" calcext:value-type="float">
            <text:p>3750546</text:p>
          </table:table-cell>
          <table:table-cell table:style-name="ce5" office:value-type="float" office:value="5793" calcext:value-type="float">
            <text:p>579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2" calcext:value-type="date">
            <text:p>05/22/21</text:p>
          </table:table-cell>
          <table:table-cell table:style-name="ce5" office:value-type="float" office:value="3470855" calcext:value-type="float">
            <text:p>3470855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3876" calcext:value-type="float">
            <text:p>603876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882333" calcext:value-type="float">
            <text:p>33882333</text:p>
          </table:table-cell>
          <table:table-cell table:style-name="ce5" office:value-type="float" office:value="62568" calcext:value-type="float">
            <text:p>6256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0686" calcext:value-type="float">
            <text:p>375068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3" calcext:value-type="date">
            <text:p>05/23/21</text:p>
          </table:table-cell>
          <table:table-cell table:style-name="ce5" office:value-type="float" office:value="3480503" calcext:value-type="float">
            <text:p>3480503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04087" calcext:value-type="float">
            <text:p>60408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3896660" calcext:value-type="float">
            <text:p>33896660</text:p>
          </table:table-cell>
          <table:table-cell table:style-name="ce5" office:value-type="float" office:value="62599" calcext:value-type="float">
            <text:p>62599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1599" calcext:value-type="float">
            <text:p>37515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4" calcext:value-type="date">
            <text:p>05/24/21</text:p>
          </table:table-cell>
          <table:table-cell table:style-name="ce5" office:value-type="float" office:value="3489398" calcext:value-type="float">
            <text:p>3489398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604418" calcext:value-type="float">
            <text:p>604418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922246" calcext:value-type="float">
            <text:p>33922246</text:p>
          </table:table-cell>
          <table:table-cell table:style-name="ce5" office:value-type="float" office:value="62612" calcext:value-type="float">
            <text:p>62612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753178" calcext:value-type="float">
            <text:p>37531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5" calcext:value-type="date">
            <text:p>05/25/21</text:p>
          </table:table-cell>
          <table:table-cell table:style-name="ce5" office:value-type="float" office:value="3504314" calcext:value-type="float">
            <text:p>35043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05208" calcext:value-type="float">
            <text:p>6052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947189" calcext:value-type="float">
            <text:p>33947189</text:p>
          </table:table-cell>
          <table:table-cell table:style-name="ce5" office:value-type="float" office:value="62662" calcext:value-type="float">
            <text:p>62662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54614" calcext:value-type="float">
            <text:p>37546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6" calcext:value-type="date">
            <text:p>05/26/21</text:p>
          </table:table-cell>
          <table:table-cell table:style-name="ce5" office:value-type="float" office:value="3516626" calcext:value-type="float">
            <text:p>351662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6179" calcext:value-type="float">
            <text:p>606179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3971207" calcext:value-type="float">
            <text:p>33971207</text:p>
          </table:table-cell>
          <table:table-cell table:style-name="ce5" office:value-type="float" office:value="62688" calcext:value-type="float">
            <text:p>6268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5660" calcext:value-type="float">
            <text:p>37556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7" calcext:value-type="date">
            <text:p>05/27/21</text:p>
          </table:table-cell>
          <table:table-cell table:style-name="ce5" office:value-type="float" office:value="3529578" calcext:value-type="float">
            <text:p>35295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7726" calcext:value-type="float">
            <text:p>607726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33999680" calcext:value-type="float">
            <text:p>33999680</text:p>
          </table:table-cell>
          <table:table-cell table:style-name="ce5" office:value-type="float" office:value="62699" calcext:value-type="float">
            <text:p>62699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56160" calcext:value-type="float">
            <text:p>37561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8" calcext:value-type="date">
            <text:p>05/28/21</text:p>
          </table:table-cell>
          <table:table-cell table:style-name="ce5" office:value-type="float" office:value="3542282" calcext:value-type="float">
            <text:p>354228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8962" calcext:value-type="float">
            <text:p>60896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34022657" calcext:value-type="float">
            <text:p>34022657</text:p>
          </table:table-cell>
          <table:table-cell table:style-name="ce5" office:value-type="float" office:value="62872" calcext:value-type="float">
            <text:p>62872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761672" calcext:value-type="float">
            <text:p>3761672</text:p>
          </table:table-cell>
          <table:table-cell table:style-name="ce5" office:value-type="float" office:value="5797" calcext:value-type="float">
            <text:p>579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9" calcext:value-type="date">
            <text:p>05/29/21</text:p>
          </table:table-cell>
          <table:table-cell table:style-name="ce5" office:value-type="float" office:value="3553193" calcext:value-type="float">
            <text:p>3553193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9421" calcext:value-type="float">
            <text:p>60942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035318" calcext:value-type="float">
            <text:p>34035318</text:p>
          </table:table-cell>
          <table:table-cell table:style-name="ce5" office:value-type="float" office:value="62907" calcext:value-type="float">
            <text:p>62907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62384" calcext:value-type="float">
            <text:p>3762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0" calcext:value-type="date">
            <text:p>05/30/21</text:p>
          </table:table-cell>
          <table:table-cell table:style-name="ce5" office:value-type="float" office:value="3561063" calcext:value-type="float">
            <text:p>3561063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609544" calcext:value-type="float">
            <text:p>609544</text:p>
          </table:table-cell>
          <table:table-cell table:style-name="ce9" office:value-type="percentage" office:value="0.0002" calcext:value-type="percentage">
            <text:p>0.02%</text:p>
          </table:table-cell>
          <table:table-cell table:style-name="ce5" office:value-type="float" office:value="34043068" calcext:value-type="float">
            <text:p>34043068</text:p>
          </table:table-cell>
          <table:table-cell table:style-name="ce5" office:value-type="float" office:value="63014" calcext:value-type="float">
            <text:p>63014</text:p>
          </table:table-cell>
          <table:table-cell table:style-name="ce18" office:value-type="percentage" office:value="0.0017" calcext:value-type="percentage">
            <text:p>0.17%</text:p>
          </table:table-cell>
          <table:table-cell table:style-name="ce5" office:value-type="float" office:value="3763016" calcext:value-type="float">
            <text:p>37630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1" calcext:value-type="date">
            <text:p>05/31/21</text:p>
          </table:table-cell>
          <table:table-cell table:style-name="ce5" office:value-type="float" office:value="3569602" calcext:value-type="float">
            <text:p>3569602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609767" calcext:value-type="float">
            <text:p>60976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4113146" calcext:value-type="float">
            <text:p>341131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3363" calcext:value-type="float">
            <text:p>37633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1" calcext:value-type="date">
            <text:p>06/01/21</text:p>
          </table:table-cell>
          <table:table-cell table:style-name="ce5" office:value-type="float" office:value="3584751" calcext:value-type="float">
            <text:p>358475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10436" calcext:value-type="float">
            <text:p>610436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136738" calcext:value-type="float">
            <text:p>3413673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5128" calcext:value-type="float">
            <text:p>3765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2" calcext:value-type="date">
            <text:p>06/02/21</text:p>
          </table:table-cell>
          <table:table-cell table:style-name="ce5" office:value-type="float" office:value="3711558" calcext:value-type="float">
            <text:p>3711558</text:p>
          </table:table-cell>
          <table:table-cell table:style-name="ce9" office:value-type="percentage" office:value="0.0353" calcext:value-type="percentage">
            <text:p>3.53%</text:p>
          </table:table-cell>
          <table:table-cell table:number-columns-repeated="4"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6070" calcext:value-type="float">
            <text:p>37660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3" calcext:value-type="date">
            <text:p>06/03/21</text:p>
          </table:table-cell>
          <table:table-cell table:style-name="ce5" office:value-type="float" office:value="3723119" calcext:value-type="float">
            <text:p>37231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1217" calcext:value-type="float">
            <text:p>611217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69161" calcext:value-type="float">
            <text:p>34169161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8391" calcext:value-type="float">
            <text:p>3768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4" calcext:value-type="date">
            <text:p>06/04/21</text:p>
          </table:table-cell>
          <table:table-cell table:style-name="ce5" office:value-type="float" office:value="3729195" calcext:value-type="float">
            <text:p>37291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11971" calcext:value-type="float">
            <text:p>611971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91837" calcext:value-type="float">
            <text:p>3419183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5" office:value-type="float" office:value="5804" calcext:value-type="float">
            <text:p>58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5" calcext:value-type="date">
            <text:p>06/05/21</text:p>
          </table:table-cell>
          <table:table-cell table:style-name="ce5" office:value-type="float" office:value="3740552" calcext:value-type="float">
            <text:p>374055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12617" calcext:value-type="float">
            <text:p>612617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204374" calcext:value-type="float">
            <text:p>34204374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6" calcext:value-type="date">
            <text:p>06/06/21</text:p>
          </table:table-cell>
          <table:table-cell table:number-columns-repeated="6" table:style-name="ce7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7" calcext:value-type="date">
            <text:p>06/07/21</text:p>
          </table:table-cell>
          <table:table-cell table:style-name="ce5" office:value-type="float" office:value="3756354" calcext:value-type="float">
            <text:p>3756354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612691" calcext:value-type="float">
            <text:p>612691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4226295" calcext:value-type="float">
            <text:p>34226295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9578" calcext:value-type="float">
            <text:p>3769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8" calcext:value-type="date">
            <text:p>06/08/21</text:p>
          </table:table-cell>
          <table:table-cell table:style-name="ce5" office:value-type="float" office:value="3766574" calcext:value-type="float">
            <text:p>3766574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3122" calcext:value-type="float">
            <text:p>613122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242118" calcext:value-type="float">
            <text:p>3424211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0899" calcext:value-type="float">
            <text:p>37708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9" calcext:value-type="date">
            <text:p>06/09/21</text:p>
          </table:table-cell>
          <table:table-cell table:style-name="ce5" office:value-type="float" office:value="3781148" calcext:value-type="float">
            <text:p>3781148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13507" calcext:value-type="float">
            <text:p>613507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64727" calcext:value-type="float">
            <text:p>3426472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1987" calcext:value-type="float">
            <text:p>37719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0" calcext:value-type="date">
            <text:p>06/10/21</text:p>
          </table:table-cell>
          <table:table-cell table:style-name="ce5" office:value-type="float" office:value="3793017" calcext:value-type="float">
            <text:p>3793017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3920" calcext:value-type="float">
            <text:p>61392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75783" calcext:value-type="float">
            <text:p>3427578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3934" calcext:value-type="float">
            <text:p>3773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1" calcext:value-type="date">
            <text:p>06/11/21</text:p>
          </table:table-cell>
          <table:table-cell table:style-name="ce5" office:value-type="float" office:value="3804781" calcext:value-type="float">
            <text:p>3804781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4738" calcext:value-type="float">
            <text:p>6147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4306446" calcext:value-type="float">
            <text:p>343064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27" calcext:value-type="float">
            <text:p>3775027</text:p>
          </table:table-cell>
          <table:table-cell table:style-name="ce5" office:value-type="float" office:value="5818" calcext:value-type="float">
            <text:p>581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2" calcext:value-type="date">
            <text:p>06/12/21</text:p>
          </table:table-cell>
          <table:table-cell table:style-name="ce5" office:value-type="float" office:value="3815190" calcext:value-type="float">
            <text:p>3815190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5040" calcext:value-type="float">
            <text:p>615040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4315873" calcext:value-type="float">
            <text:p>3431587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71" calcext:value-type="float">
            <text:p>37750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3" calcext:value-type="date">
            <text:p>06/13/21</text:p>
          </table:table-cell>
          <table:table-cell table:style-name="ce8" office:value-type="float" office:value="3821931" calcext:value-type="float">
            <text:p>3821931</text:p>
          </table:table-cell>
          <table:table-cell table:style-name="ce11" office:value-type="percentage" office:value="0.0017" calcext:value-type="percentage">
            <text:p>0.17%</text:p>
          </table:table-cell>
          <table:table-cell table:style-name="ce8" office:value-type="float" office:value="615328" calcext:value-type="float">
            <text:p>615328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6101" calcext:value-type="float">
            <text:p>37761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4" calcext:value-type="date">
            <text:p>06/14/21</text:p>
          </table:table-cell>
          <table:table-cell table:style-name="ce8" office:value-type="float" office:value="3828319" calcext:value-type="float">
            <text:p>3828319</text:p>
          </table:table-cell>
          <table:table-cell table:style-name="ce11" office:value-type="percentage" office:value="0.0016" calcext:value-type="percentage">
            <text:p>0.16%</text:p>
          </table:table-cell>
          <table:table-cell table:style-name="ce8" office:value-type="float" office:value="615705" calcext:value-type="float">
            <text:p>615705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191" calcext:value-type="float">
            <text:p>37771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5" calcext:value-type="date">
            <text:p>06/15/21</text:p>
          </table:table-cell>
          <table:table-cell table:style-name="ce8" office:value-type="float" office:value="3835231" calcext:value-type="float">
            <text:p>3835231</text:p>
          </table:table-cell>
          <table:table-cell table:style-name="ce11" office:value-type="percentage" office:value="0.0018" calcext:value-type="percentage">
            <text:p>0.18%</text:p>
          </table:table-cell>
          <table:table-cell table:style-name="ce8" office:value-type="float" office:value="615972" calcext:value-type="float">
            <text:p>615972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701" calcext:value-type="float">
            <text:p>37777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6" calcext:value-type="date">
            <text:p>06/16/21</text:p>
          </table:table-cell>
          <table:table-cell table:style-name="ce8" office:value-type="float" office:value="3846210" calcext:value-type="float">
            <text:p>3846210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8" office:value-type="float" office:value="616219" calcext:value-type="float">
            <text:p>616219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415" calcext:value-type="float">
            <text:p>3778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7" calcext:value-type="date">
            <text:p>06/17/21</text:p>
          </table:table-cell>
          <table:table-cell table:style-name="ce8" office:value-type="float" office:value="3851031" calcext:value-type="float">
            <text:p>3851031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8" office:value-type="float" office:value="616501" calcext:value-type="float">
            <text:p>616501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981" calcext:value-type="float">
            <text:p>3778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8" calcext:value-type="date">
            <text:p>06/18/21</text:p>
          </table:table-cell>
          <table:table-cell table:style-name="ce8" office:value-type="float" office:value="3863401" calcext:value-type="float">
            <text:p>3863401</text:p>
          </table:table-cell>
          <table:table-cell table:style-name="ce12" office:value-type="percentage" office:value="0.0032" calcext:value-type="percentage">
            <text:p>0.32%</text:p>
          </table:table-cell>
          <table:table-cell table:style-name="ce8" office:value-type="float" office:value="616891" calcext:value-type="float">
            <text:p>616891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105" calcext:value-type="float">
            <text:p>37791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9" calcext:value-type="date">
            <text:p>06/19/21</text:p>
          </table:table-cell>
          <table:table-cell table:style-name="ce8" office:value-type="float" office:value="3874910" calcext:value-type="float">
            <text:p>3874910</text:p>
          </table:table-cell>
          <table:table-cell table:style-name="ce12" office:value-type="percentage" office:value="0.0029" calcext:value-type="percentage">
            <text:p>0.29%</text:p>
          </table:table-cell>
          <table:table-cell table:style-name="ce8" office:value-type="float" office:value="617391" calcext:value-type="float">
            <text:p>617391</text:p>
          </table:table-cell>
          <table:table-cell table:style-name="ce11" office:value-type="percentage" office:value="0.0008" calcext:value-type="percentage">
            <text:p>0.08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865" calcext:value-type="float">
            <text:p>37798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20" calcext:value-type="date">
            <text:p>06/20/21</text:p>
          </table:table-cell>
          <table:table-cell table:style-name="ce4" office:value-type="float" office:value="3883402" calcext:value-type="float">
            <text:p>3883402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4" office:value-type="float" office:value="617755" calcext:value-type="float">
            <text:p>61775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0273" calcext:value-type="float">
            <text:p>378027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1" calcext:value-type="date">
            <text:p>06/21/21</text:p>
          </table:table-cell>
          <table:table-cell table:style-name="ce4" office:value-type="float" office:value="3892892" calcext:value-type="float">
            <text:p>3892892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4" office:value-type="float" office:value="617906" calcext:value-type="float">
            <text:p>61790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1981" calcext:value-type="float">
            <text:p>37819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2" calcext:value-type="date">
            <text:p>06/22/21</text:p>
          </table:table-cell>
          <table:table-cell table:style-name="ce4" office:value-type="float" office:value="3902103" calcext:value-type="float">
            <text:p>3902103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4" office:value-type="float" office:value="618012" calcext:value-type="float">
            <text:p>618012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3821" calcext:value-type="float">
            <text:p>37838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3" calcext:value-type="date">
            <text:p>06/23/21</text:p>
          </table:table-cell>
          <table:table-cell table:style-name="ce4" office:value-type="float" office:value="3913018" calcext:value-type="float">
            <text:p>3913018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4" office:value-type="float" office:value="618341" calcext:value-type="float">
            <text:p>6183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5021" calcext:value-type="float">
            <text:p>37850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4" calcext:value-type="date">
            <text:p>06/24/21</text:p>
          </table:table-cell>
          <table:table-cell table:style-name="ce4" office:value-type="float" office:value="3920868" calcext:value-type="float">
            <text:p>3920868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4" office:value-type="float" office:value="618685" calcext:value-type="float">
            <text:p>61868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64956" calcext:value-type="float">
            <text:p>34464956</text:p>
          </table:table-cell>
          <table:table-cell table:style-name="ce4" office:value-type="float" office:value="63167" calcext:value-type="float">
            <text:p>63167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6216" calcext:value-type="float">
            <text:p>3786216</text:p>
          </table:table-cell>
          <table:table-cell table:style-name="ce4" office:value-type="float" office:value="5843" calcext:value-type="float">
            <text:p>584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6-25" calcext:value-type="date">
            <text:p>06/25/21</text:p>
          </table:table-cell>
          <table:table-cell table:style-name="ce4" office:value-type="float" office:value="3928921" calcext:value-type="float">
            <text:p>3928921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027" calcext:value-type="float">
            <text:p>619027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78714" calcext:value-type="float">
            <text:p>34478714</text:p>
          </table:table-cell>
          <table:table-cell table:style-name="ce4" office:value-type="float" office:value="63192" calcext:value-type="float">
            <text:p>6319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787419" calcext:value-type="float">
            <text:p>37874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6" calcext:value-type="date">
            <text:p>06/26/21</text:p>
          </table:table-cell>
          <table:table-cell table:style-name="ce4" office:value-type="float" office:value="3936905" calcext:value-type="float">
            <text:p>3936905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342" calcext:value-type="float">
            <text:p>619342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89543" calcext:value-type="float">
            <text:p>34489543</text:p>
          </table:table-cell>
          <table:table-cell table:style-name="ce4" office:value-type="float" office:value="63209" calcext:value-type="float">
            <text:p>6320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8314" calcext:value-type="float">
            <text:p>378831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7" calcext:value-type="date">
            <text:p>06/27/21</text:p>
          </table:table-cell>
          <table:table-cell table:style-name="ce4" office:value-type="float" office:value="3943494" calcext:value-type="float">
            <text:p>3943494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19434" calcext:value-type="float">
            <text:p>619434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494677" calcext:value-type="float">
            <text:p>34494677</text:p>
          </table:table-cell>
          <table:table-cell table:style-name="ce4" office:value-type="float" office:value="63223" calcext:value-type="float">
            <text:p>6322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9098" calcext:value-type="float">
            <text:p>378909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8" calcext:value-type="date">
            <text:p>06/28/21</text:p>
          </table:table-cell>
          <table:table-cell table:style-name="ce4" office:value-type="float" office:value="3950308" calcext:value-type="float">
            <text:p>3950308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19596" calcext:value-type="float">
            <text:p>61959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511636" calcext:value-type="float">
            <text:p>34511636</text:p>
          </table:table-cell>
          <table:table-cell table:style-name="ce4" office:value-type="float" office:value="63234" calcext:value-type="float">
            <text:p>6323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790743" calcext:value-type="float">
            <text:p>379074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9" calcext:value-type="date">
            <text:p>06/29/21</text:p>
          </table:table-cell>
          <table:table-cell table:style-name="ce4" office:value-type="float" office:value="3959682" calcext:value-type="float">
            <text:p>3959682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61" calcext:value-type="float">
            <text:p>6326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1581" calcext:value-type="float">
            <text:p>37915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30" calcext:value-type="date">
            <text:p>06/30/21</text:p>
          </table:table-cell>
          <table:table-cell table:style-name="ce4" office:value-type="float" office:value="3968510" calcext:value-type="float">
            <text:p>3968510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91" calcext:value-type="float">
            <text:p>6329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2191" calcext:value-type="float">
            <text:p>379219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1" calcext:value-type="date">
            <text:p>07/01/21</text:p>
          </table:table-cell>
          <table:table-cell table:style-name="ce4" office:value-type="float" office:value="3977369" calcext:value-type="float">
            <text:p>3977369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324" calcext:value-type="float">
            <text:p>63324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4" office:value-type="float" office:value="3792789" calcext:value-type="float">
            <text:p>3792789</text:p>
          </table:table-cell>
          <table:table-cell table:style-name="ce4" office:value-type="float" office:value="5864" calcext:value-type="float">
            <text:p>586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02" calcext:value-type="date">
            <text:p>07/02/21</text:p>
          </table:table-cell>
          <table:table-cell table:style-name="ce4" office:value-type="float" office:value="3984837" calcext:value-type="float">
            <text:p>3984837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1162" calcext:value-type="float">
            <text:p>621162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float" office:value="34580198" calcext:value-type="float">
            <text:p>34580198</text:p>
          </table:table-cell>
          <table:table-cell table:style-name="ce4" office:value-type="float" office:value="63342" calcext:value-type="float">
            <text:p>6334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94446" calcext:value-type="float">
            <text:p>379444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3" calcext:value-type="date">
            <text:p>07/03/21</text:p>
          </table:table-cell>
          <table:table-cell table:style-name="ce4" office:value-type="float" office:value="3991120" calcext:value-type="float">
            <text:p>3991120</text:p>
          </table:table-cell>
          <table:table-cell table:style-name="ce13" office:value-type="percentage" office:value="0.0015" calcext:value-type="percentage">
            <text:p>0.15%</text:p>
          </table:table-cell>
          <table:table-cell table:style-name="ce4" office:value-type="float" office:value="621255" calcext:value-type="float">
            <text:p>62125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88176" calcext:value-type="float">
            <text:p>34588176</text:p>
          </table:table-cell>
          <table:table-cell table:style-name="ce4" office:value-type="float" office:value="63432" calcext:value-type="float">
            <text:p>6343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4" office:value-type="float" office:value="3796728" calcext:value-type="float">
            <text:p>379672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4" calcext:value-type="date">
            <text:p>07/04/21</text:p>
          </table:table-cell>
          <table:table-cell table:style-name="ce4" office:value-type="float" office:value="4002183" calcext:value-type="float">
            <text:p>4002183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21293" calcext:value-type="float">
            <text:p>621293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2377" calcext:value-type="float">
            <text:p>34592377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51" calcext:value-type="percentage">
            <text:p>0.51%</text:p>
          </table:table-cell>
          <table:table-cell table:style-name="ce4" office:value-type="float" office:value="3821430" calcext:value-type="float">
            <text:p>3821430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5" calcext:value-type="date">
            <text:p>07/05/21</text:p>
          </table:table-cell>
          <table:table-cell table:style-name="ce4" office:value-type="float" office:value="4005304" calcext:value-type="float">
            <text:p>4005304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621335" calcext:value-type="float">
            <text:p>62133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8361" calcext:value-type="float">
            <text:p>34598361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" calcext:value-type="percentage">
            <text:p>0.00%</text:p>
          </table:table-cell>
          <table:table-cell table:style-name="ce4" office:value-type="float" office:value="3822179" calcext:value-type="float">
            <text:p>382217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6" calcext:value-type="date">
            <text:p>07/06/21</text:p>
          </table:table-cell>
          <table:table-cell table:style-name="ce4" office:value-type="float" office:value="4013648" calcext:value-type="float">
            <text:p>401364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1664" calcext:value-type="float">
            <text:p>621664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22690" calcext:value-type="float">
            <text:p>34622690</text:p>
          </table:table-cell>
          <table:table-cell table:style-name="ce4" office:value-type="float" office:value="63685" calcext:value-type="float">
            <text:p>63685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824756" calcext:value-type="float">
            <text:p>382475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7" calcext:value-type="date">
            <text:p>07/07/21</text:p>
          </table:table-cell>
          <table:table-cell table:style-name="ce4" office:value-type="float" office:value="4022490" calcext:value-type="float">
            <text:p>4022490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1873" calcext:value-type="float">
            <text:p>621873</text:p>
          </table:table-cell>
          <table:table-cell table:style-name="ce13" office:value-type="percentage" office:value="0.0003" calcext:value-type="percentage">
            <text:p>0.03%</text:p>
          </table:table-cell>
          <table:table-cell table:style-name="ce4" office:value-type="float" office:value="34643902" calcext:value-type="float">
            <text:p>34643902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4" office:value-type="float" office:value="3828482" calcext:value-type="float">
            <text:p>382848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8" calcext:value-type="date">
            <text:p>07/08/21</text:p>
          </table:table-cell>
          <table:table-cell table:style-name="ce4" office:value-type="float" office:value="4031474" calcext:value-type="float">
            <text:p>4031474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2213" calcext:value-type="float">
            <text:p>622213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76896" calcext:value-type="float">
            <text:p>34676896</text:p>
          </table:table-cell>
          <table:table-cell table:style-name="ce4" office:value-type="float" office:value="63809" calcext:value-type="float">
            <text:p>63809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4" office:value-type="float" office:value="3830304" calcext:value-type="float">
            <text:p>383030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9" calcext:value-type="date">
            <text:p>07/09/21</text:p>
          </table:table-cell>
          <table:table-cell table:style-name="ce4" office:value-type="float" office:value="4039818" calcext:value-type="float">
            <text:p>403981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2708" calcext:value-type="float">
            <text:p>622708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34711416" calcext:value-type="float">
            <text:p>34711416</text:p>
          </table:table-cell>
          <table:table-cell table:style-name="ce4" office:value-type="float" office:value="63872" calcext:value-type="float">
            <text:p>63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4" office:value-type="float" office:value="3832884" calcext:value-type="float">
            <text:p>3832884</text:p>
          </table:table-cell>
          <table:table-cell table:style-name="ce4" office:value-type="float" office:value="5879" calcext:value-type="float">
            <text:p>587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0" calcext:value-type="date">
            <text:p>07/10/21</text:p>
          </table:table-cell>
          <table:table-cell table:style-name="ce4" office:value-type="float" office:value="4047265" calcext:value-type="float">
            <text:p>4047265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2821" calcext:value-type="float">
            <text:p>622821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26111" calcext:value-type="float">
            <text:p>34726111</text:p>
          </table:table-cell>
          <table:table-cell table:style-name="ce4" office:value-type="float" office:value="63877" calcext:value-type="float">
            <text:p>6387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4519" calcext:value-type="float">
            <text:p>38345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1" calcext:value-type="date">
            <text:p>07/11/21</text:p>
          </table:table-cell>
          <table:table-cell table:style-name="ce4" office:value-type="float" office:value="4053766" calcext:value-type="float">
            <text:p>4053766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22845" calcext:value-type="float">
            <text:p>62284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32753" calcext:value-type="float">
            <text:p>34732753</text:p>
          </table:table-cell>
          <table:table-cell table:style-name="ce4" office:value-type="float" office:value="63879" calcext:value-type="float">
            <text:p>638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6155" calcext:value-type="float">
            <text:p>3836155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2" calcext:value-type="date">
            <text:p>07/12/21</text:p>
          </table:table-cell>
          <table:table-cell table:style-name="ce4" office:value-type="float" office:value="4061874" calcext:value-type="float">
            <text:p>4061874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029" calcext:value-type="float">
            <text:p>623029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766404" calcext:value-type="float">
            <text:p>34766404</text:p>
          </table:table-cell>
          <table:table-cell table:style-name="ce4" office:value-type="float" office:value="63902" calcext:value-type="float">
            <text:p>6390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0696" calcext:value-type="float">
            <text:p>384069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3" calcext:value-type="date">
            <text:p>07/13/21</text:p>
          </table:table-cell>
          <table:table-cell table:style-name="ce4" office:value-type="float" office:value="4070002" calcext:value-type="float">
            <text:p>4070002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435" calcext:value-type="float">
            <text:p>623435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807813" calcext:value-type="float">
            <text:p>34807813</text:p>
          </table:table-cell>
          <table:table-cell table:style-name="ce4" office:value-type="float" office:value="63918" calcext:value-type="float">
            <text:p>639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845459" calcext:value-type="float">
            <text:p>384545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4" calcext:value-type="date">
            <text:p>07/14/21</text:p>
          </table:table-cell>
          <table:table-cell table:style-name="ce4" office:value-type="float" office:value="4078745" calcext:value-type="float">
            <text:p>4078745</text:p>
          </table:table-cell>
          <table:table-cell table:style-name="ce13" office:value-type="percentage" office:value="0.0021" calcext:value-type="percentage">
            <text:p>0.21%</text:p>
          </table:table-cell>
          <table:table-cell table:style-name="ce4" office:value-type="float" office:value="623838" calcext:value-type="float">
            <text:p>623838</text:p>
          </table:table-cell>
          <table:table-cell table:style-name="ce13" office:value-type="percentage" office:value="0.0004" calcext:value-type="percentage">
            <text:p>0.04%</text:p>
          </table:table-cell>
          <table:table-cell table:style-name="ce4" office:value-type="float" office:value="34848068" calcext:value-type="float">
            <text:p>34848068</text:p>
          </table:table-cell>
          <table:table-cell table:style-name="ce4" office:value-type="float" office:value="63943" calcext:value-type="float">
            <text:p>63943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8352" calcext:value-type="float">
            <text:p>384835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5" calcext:value-type="date">
            <text:p>07/15/21</text:p>
          </table:table-cell>
          <table:table-cell table:style-name="ce4" office:value-type="float" office:value="4087377" calcext:value-type="float">
            <text:p>4087377</text:p>
          </table:table-cell>
          <table:table-cell table:style-name="ce13" office:value-type="percentage" office:value="0.0021" calcext:value-type="percentage">
            <text:p>0.21%</text:p>
          </table:table-cell>
          <table:table-cell table:style-name="ce4" office:value-type="float" office:value="624200" calcext:value-type="float">
            <text:p>624200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887155" calcext:value-type="float">
            <text:p>34887155</text:p>
          </table:table-cell>
          <table:table-cell table:style-name="ce4" office:value-type="float" office:value="63971" calcext:value-type="float">
            <text:p>63971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51848" calcext:value-type="float">
            <text:p>385184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6" calcext:value-type="date">
            <text:p>07/16/21</text:p>
          </table:table-cell>
          <table:table-cell table:style-name="ce4" office:value-type="float" office:value="4096432" calcext:value-type="float">
            <text:p>4096432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4606" calcext:value-type="float">
            <text:p>624606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929856" calcext:value-type="float">
            <text:p>34929856</text:p>
          </table:table-cell>
          <table:table-cell table:style-name="ce4" office:value-type="float" office:value="64088" calcext:value-type="float">
            <text:p>6408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4" office:value-type="float" office:value="3856595" calcext:value-type="float">
            <text:p>3856595</text:p>
          </table:table-cell>
          <table:table-cell table:style-name="ce4" office:value-type="float" office:value="5905" calcext:value-type="float">
            <text:p>590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7" calcext:value-type="date">
            <text:p>07/17/21</text:p>
          </table:table-cell>
          <table:table-cell table:style-name="ce4" office:value-type="float" office:value="4098541" calcext:value-type="float">
            <text:p>40985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624715" calcext:value-type="float">
            <text:p>62471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953937" calcext:value-type="float">
            <text:p>34953937</text:p>
          </table:table-cell>
          <table:table-cell table:style-name="ce4" office:value-type="float" office:value="64092" calcext:value-type="float">
            <text:p>6409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58966" calcext:value-type="float">
            <text:p>385896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25" office:value-type="date" office:date-value="2021-07-18" calcext:value-type="date">
            <text:p>07/18/21</text:p>
          </table:table-cell>
          <table:table-cell table:style-name="ce26" office:value-type="float" office:value="4110212" calcext:value-type="float">
            <text:p>4110212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26" office:value-type="float" office:value="624746" calcext:value-type="float">
            <text:p>624746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4963907" calcext:value-type="float">
            <text:p>34963907</text:p>
          </table:table-cell>
          <table:table-cell table:style-name="ce26" office:value-type="float" office:value="64093" calcext:value-type="float">
            <text:p>64093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861134" calcext:value-type="float">
            <text:p>386113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19" calcext:value-type="date">
            <text:p>07/19/21</text:p>
          </table:table-cell>
          <table:table-cell table:style-name="ce26" office:value-type="float" office:value="4118244" calcext:value-type="float">
            <text:p>4118244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24983" calcext:value-type="float">
            <text:p>624983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018600" calcext:value-type="float">
            <text:p>35018600</text:p>
          </table:table-cell>
          <table:table-cell table:style-name="ce26" office:value-type="float" office:value="64132" calcext:value-type="float">
            <text:p>6413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3869674" calcext:value-type="float">
            <text:p>386967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0" calcext:value-type="date">
            <text:p>07/20/21</text:p>
          </table:table-cell>
          <table:table-cell table:style-name="ce26" office:value-type="float" office:value="4137904" calcext:value-type="float">
            <text:p>4137904</text:p>
          </table:table-cell>
          <table:table-cell table:style-name="ce12" office:value-type="percentage" office:value="0.0048" calcext:value-type="percentage">
            <text:p>0.48%</text:p>
          </table:table-cell>
          <table:table-cell table:style-name="ce26" office:value-type="float" office:value="625363" calcext:value-type="float">
            <text:p>625363</text:p>
          </table:table-cell>
          <table:table-cell table:style-name="ce12" office:value-type="percentage" office:value="0.0006" calcext:value-type="percentage">
            <text:p>0.06%</text:p>
          </table:table-cell>
          <table:table-cell table:style-name="ce26" office:value-type="float" office:value="35081719" calcext:value-type="float">
            <text:p>35081719</text:p>
          </table:table-cell>
          <table:table-cell table:style-name="ce26" office:value-type="float" office:value="64141" calcext:value-type="float">
            <text:p>64141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874959" calcext:value-type="float">
            <text:p>387495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1" calcext:value-type="date">
            <text:p>07/21/21</text:p>
          </table:table-cell>
          <table:table-cell table:style-name="ce26" office:value-type="float" office:value="4146889" calcext:value-type="float">
            <text:p>4146889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5808" calcext:value-type="float">
            <text:p>625808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146476" calcext:value-type="float">
            <text:p>35146476</text:p>
          </table:table-cell>
          <table:table-cell table:style-name="ce26" office:value-type="float" office:value="64157" calcext:value-type="float">
            <text:p>64157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26" office:value-type="float" office:value="3883672" calcext:value-type="float">
            <text:p>388367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2" calcext:value-type="date">
            <text:p>07/22/21</text:p>
          </table:table-cell>
          <table:table-cell table:style-name="ce26" office:value-type="float" office:value="4155917" calcext:value-type="float">
            <text:p>4155917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6172" calcext:value-type="float">
            <text:p>626172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5213594" calcext:value-type="float">
            <text:p>35213594</text:p>
          </table:table-cell>
          <table:table-cell table:style-name="ce26" office:value-type="float" office:value="64184" calcext:value-type="float">
            <text:p>64184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26" office:value-type="float" office:value="3890609" calcext:value-type="float">
            <text:p>389060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3" calcext:value-type="date">
            <text:p>07/23/21</text:p>
          </table:table-cell>
          <table:table-cell table:style-name="ce26" office:value-type="float" office:value="4164274" calcext:value-type="float">
            <text:p>4164274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6657" calcext:value-type="float">
            <text:p>626657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283050" calcext:value-type="float">
            <text:p>35283050</text:p>
          </table:table-cell>
          <table:table-cell table:style-name="ce26" office:value-type="float" office:value="64229" calcext:value-type="float">
            <text:p>64229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26" office:value-type="float" office:value="3900090" calcext:value-type="float">
            <text:p>3900090</text:p>
          </table:table-cell>
          <table:table-cell table:style-name="ce26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7-24" calcext:value-type="date">
            <text:p>07/24/21</text:p>
          </table:table-cell>
          <table:table-cell table:style-name="ce26" office:value-type="float" office:value="4173035" calcext:value-type="float">
            <text:p>4173035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6713" calcext:value-type="float">
            <text:p>626713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30" calcext:value-type="float">
            <text:p>64230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903614" calcext:value-type="float">
            <text:p>390361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5" calcext:value-type="date">
            <text:p>07/25/21</text:p>
          </table:table-cell>
          <table:table-cell table:style-name="ce26" office:value-type="float" office:value="4179267" calcext:value-type="float">
            <text:p>4179267</text:p>
          </table:table-cell>
          <table:table-cell table:style-name="ce12" office:value-type="percentage" office:value="0.0014" calcext:value-type="percentage">
            <text:p>0.14%</text:p>
          </table:table-cell>
          <table:table-cell table:style-name="ce26" office:value-type="float" office:value="626762" calcext:value-type="float">
            <text:p>626762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35" calcext:value-type="float">
            <text:p>64235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906624" calcext:value-type="float">
            <text:p>390662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6" calcext:value-type="date">
            <text:p>07/26/21</text:p>
          </table:table-cell>
          <table:table-cell table:style-name="ce26" office:value-type="float" office:value="4187212" calcext:value-type="float">
            <text:p>4187212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27035" calcext:value-type="float">
            <text:p>627035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67" calcext:value-type="float">
            <text:p>64267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26" office:value-type="float" office:value="3919229" calcext:value-type="float">
            <text:p>391922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7" calcext:value-type="date">
            <text:p>07/27/21</text:p>
          </table:table-cell>
          <table:table-cell table:style-name="ce26" office:value-type="float" office:value="4197117" calcext:value-type="float">
            <text:p>4197117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27379" calcext:value-type="float">
            <text:p>627379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5353923" calcext:value-type="float">
            <text:p>35353923</text:p>
          </table:table-cell>
          <table:table-cell table:style-name="ce26" office:value-type="float" office:value="64302" calcext:value-type="float">
            <text:p>64302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28509" calcext:value-type="float">
            <text:p>392850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8" calcext:value-type="date">
            <text:p>07/28/21</text:p>
          </table:table-cell>
          <table:table-cell table:style-name="ce26" office:value-type="float" office:value="4207378" calcext:value-type="float">
            <text:p>4207378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28098" calcext:value-type="float">
            <text:p>628098</text:p>
          </table:table-cell>
          <table:table-cell table:style-name="ce12" office:value-type="percentage" office:value="0.0011" calcext:value-type="percentage">
            <text:p>0.11%</text:p>
          </table:table-cell>
          <table:table-cell table:style-name="ce26" office:value-type="float" office:value="35487490" calcext:value-type="float">
            <text:p>35487490</text:p>
          </table:table-cell>
          <table:table-cell table:style-name="ce26" office:value-type="float" office:value="64340" calcext:value-type="float">
            <text:p>6434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35987" calcext:value-type="float">
            <text:p>3935987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9" calcext:value-type="date">
            <text:p>07/29/21</text:p>
          </table:table-cell>
          <table:table-cell table:style-name="ce26" office:value-type="float" office:value="4217674" calcext:value-type="float">
            <text:p>4217674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28487" calcext:value-type="float">
            <text:p>628487</text:p>
          </table:table-cell>
          <table:table-cell table:style-name="ce12" office:value-type="percentage" office:value="0.0006" calcext:value-type="percentage">
            <text:p>0.06%</text:p>
          </table:table-cell>
          <table:table-cell table:style-name="ce26" office:value-type="float" office:value="35584192" calcext:value-type="float">
            <text:p>35584192</text:p>
          </table:table-cell>
          <table:table-cell table:style-name="ce26" office:value-type="float" office:value="64377" calcext:value-type="float">
            <text:p>6437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45291" calcext:value-type="float">
            <text:p>3945291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30" calcext:value-type="date">
            <text:p>07/30/21</text:p>
          </table:table-cell>
          <table:table-cell table:style-name="ce26" office:value-type="float" office:value="4228586" calcext:value-type="float">
            <text:p>4228586</text:p>
          </table:table-cell>
          <table:table-cell table:style-name="ce12" office:value-type="percentage" office:value="0.0025" calcext:value-type="percentage">
            <text:p>0.25%</text:p>
          </table:table-cell>
          <table:table-cell table:style-name="ce26" office:value-type="float" office:value="629064" calcext:value-type="float">
            <text:p>629064</text:p>
          </table:table-cell>
          <table:table-cell table:style-name="ce12" office:value-type="percentage" office:value="0.0009" calcext:value-type="percentage">
            <text:p>0.09%</text:p>
          </table:table-cell>
          <table:table-cell table:style-name="ce26" office:value-type="float" office:value="35688506" calcext:value-type="float">
            <text:p>35688506</text:p>
          </table:table-cell>
          <table:table-cell table:style-name="ce26" office:value-type="float" office:value="64420" calcext:value-type="float">
            <text:p>6442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3956305" calcext:value-type="float">
            <text:p>3956305</text:p>
          </table:table-cell>
          <table:table-cell table:style-name="ce26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7-31" calcext:value-type="date">
            <text:p>07/31/21</text:p>
          </table:table-cell>
          <table:table-cell table:style-name="ce26" office:value-type="float" office:value="4237280" calcext:value-type="float">
            <text:p>4237280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9315" calcext:value-type="float">
            <text:p>629315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745024" calcext:value-type="float">
            <text:p>35745024</text:p>
          </table:table-cell>
          <table:table-cell table:style-name="ce26" office:value-type="float" office:value="64423" calcext:value-type="float">
            <text:p>64423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961689" calcext:value-type="float">
            <text:p>396168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1" calcext:value-type="date">
            <text:p>08/01/21</text:p>
          </table:table-cell>
          <table:table-cell table:style-name="ce26" office:value-type="float" office:value="4244548" calcext:value-type="float">
            <text:p>4244548</text:p>
          </table:table-cell>
          <table:table-cell table:style-name="ce12" office:value-type="percentage" office:value="0.0017" calcext:value-type="percentage">
            <text:p>0.17%</text:p>
          </table:table-cell>
          <table:table-cell table:style-name="ce26" office:value-type="float" office:value="629380" calcext:value-type="float">
            <text:p>629380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768924" calcext:value-type="float">
            <text:p>35768924</text:p>
          </table:table-cell>
          <table:table-cell table:style-name="ce26" office:value-type="float" office:value="64423" calcext:value-type="float">
            <text:p>64423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965396" calcext:value-type="float">
            <text:p>3965396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2" calcext:value-type="date">
            <text:p>08/02/21</text:p>
          </table:table-cell>
          <table:table-cell table:style-name="ce26" office:value-type="float" office:value="4253458" calcext:value-type="float">
            <text:p>4253458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9862" calcext:value-type="float">
            <text:p>629862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895980" calcext:value-type="float">
            <text:p>35895980</text:p>
          </table:table-cell>
          <table:table-cell table:style-name="ce26" office:value-type="float" office:value="64543" calcext:value-type="float">
            <text:p>64543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26" office:value-type="float" office:value="3983692" calcext:value-type="float">
            <text:p>398369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3" calcext:value-type="date">
            <text:p>08/03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8-04" calcext:value-type="date">
            <text:p>08/04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8-05" calcext:value-type="date">
            <text:p>08/05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8-06" calcext:value-type="date">
            <text:p>08/06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8-07" calcext:value-type="date">
            <text:p>08/07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8-08" calcext:value-type="date">
            <text:p>08/08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09" calcext:value-type="date">
            <text:p>08/09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10" calcext:value-type="date">
            <text:p>08/10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 table:number-rows-repeated="83">
          <table:table-cell table:style-name="ce26" table:number-columns-repeated="7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3" table:number-rows-repeated="104791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2">00/00/0000</text:date>, <text:time style:data-style-name="N2" text:time-value="21:30:03.6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08-02T21:38:34.146000000</dc:date>
    <meta:editing-duration>PT3H59M28S</meta:editing-duration>
    <meta:editing-cycles>47</meta:editing-cycles>
    <meta:generator>LibreOffice/7.1.4.2$Windows_X86_64 LibreOffice_project/a529a4fab45b75fefc5b6226684193eb000654f6</meta:generator>
    <meta:document-statistic meta:table-count="1" meta:cell-count="4690" meta:object-count="0"/>
  </office:meta>
</office:document-meta>
</file>